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20.8mm"/>
    </style:style>
    <style:style style:name="co4" style:family="table-column">
      <style:table-column-properties fo:break-before="auto" style:column-width="17.82mm"/>
    </style:style>
    <style:style style:name="co5" style:family="table-column">
      <style:table-column-properties fo:break-before="auto" style:column-width="11.8mm"/>
    </style:style>
    <style:style style:name="co6" style:family="table-column">
      <style:table-column-properties fo:break-before="auto" style:column-width="8.71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15.49mm"/>
    </style:style>
    <style:style style:name="co10" style:family="table-column">
      <style:table-column-properties fo:break-before="auto" style:column-width="25.42mm"/>
    </style:style>
    <style:style style:name="co11" style:family="table-column">
      <style:table-column-properties fo:break-before="auto" style:column-width="107.72mm"/>
    </style:style>
    <style:style style:name="co12" style:family="table-column">
      <style:table-column-properties fo:break-before="auto" style:column-width="14.82mm"/>
    </style:style>
    <style:style style:name="co13" style:family="table-column">
      <style:table-column-properties fo:break-before="auto" style:column-width="33.28mm"/>
    </style:style>
    <style:style style:name="co14" style:family="table-column">
      <style:table-column-properties fo:break-before="auto" style:column-width="36.6mm"/>
    </style:style>
    <style:style style:name="co15" style:family="table-column">
      <style:table-column-properties fo:break-before="auto" style:column-width="38.12mm"/>
    </style:style>
    <style:style style:name="co16" style:family="table-column">
      <style:table-column-properties fo:break-before="auto" style:column-width="120.12mm"/>
    </style:style>
    <style:style style:name="co17" style:family="table-column">
      <style:table-column-properties fo:break-before="auto" style:column-width="119.22mm"/>
    </style:style>
    <style:style style:name="co18" style:family="table-column">
      <style:table-column-properties fo:break-before="auto" style:column-width="80.61mm"/>
    </style:style>
    <style:style style:name="co19" style:family="table-column">
      <style:table-column-properties fo:break-before="auto" style:column-width="9.93mm"/>
    </style:style>
    <style:style style:name="co20" style:family="table-column">
      <style:table-column-properties fo:break-before="auto" style:column-width="5.12mm"/>
    </style:style>
    <style:style style:name="ro1" style:family="table-row">
      <style:table-row-properties style:row-height="15.59mm" fo:break-before="auto" style:use-optimal-row-height="false"/>
    </style:style>
    <style:style style:name="ro2" style:family="table-row">
      <style:table-row-properties style:row-height="15.8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7.92mm" fo:break-before="auto" style:use-optimal-row-height="false"/>
    </style:style>
    <style:style style:name="ro6" style:family="table-row">
      <style:table-row-properties style:row-height="8.8mm" fo:break-before="auto" style:use-optimal-row-height="true"/>
    </style:style>
    <style:style style:name="ro7" style:family="table-row">
      <style:table-row-properties style:row-height="6.07mm" fo:break-before="auto" style:use-optimal-row-height="fals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56mm" fo:break-before="auto" style:use-optimal-row-height="true"/>
    </style:style>
    <style:style style:name="ro10" style:family="table-row">
      <style:table-row-properties style:row-height="12.33mm" fo:break-before="auto" style:use-optimal-row-height="true"/>
    </style:style>
    <style:style style:name="ro11" style:family="table-row">
      <style:table-row-properties style:row-height="9.68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ro13" style:family="table-row">
      <style:table-row-properties style:row-height="6.12mm" fo:break-before="auto" style:use-optimal-row-height="true"/>
    </style:style>
    <style:style style:name="ro14" style:family="table-row">
      <style:table-row-properties style:row-height="3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1.25pt solid #000000" fo:background-color="#eeeeee" style:text-align-source="fix" style:repeat-content="false" fo:border-left="1.25pt solid #000000" fo:border-right="none" fo:border-top="1.25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  <style:map style:condition="cell-content()=1" style:apply-style-name="Correct" style:base-cell-address="'Distance @ 1920x1080'.C6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text-position=""/>
      <style:map style:condition="cell-content()=1" style:apply-style-name="Correct" style:base-cell-address="'Distance @ 1920x1080'.C6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position=""/>
    </style:style>
    <style:style style:name="ce6" style:family="table-cell" style:parent-style-name="Default" style:data-style-name="N2">
      <style:table-cell-properties style:text-align-source="fix" style:repeat-content="false" fo:padding-bottom="0.35mm" fo:padding-left="0.35mm" fo:padding-right="4mm" fo:padding-top="0.35mm" style:vertical-align="middle"/>
      <style:paragraph-properties fo:text-align="end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mm"/>
      <style:text-properties style:text-position=""/>
    </style:style>
    <style:style style:name="ce2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text-position=""/>
      <style:map style:condition="cell-content()=1" style:apply-style-name="Correct" style:base-cell-address="'Corruption and noise @ 1280x720'.D4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  <style:map style:condition="cell-content()=1" style:apply-style-name="Correct" style:base-cell-address="'Corruption and noise @ 1280x720'.D4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style:text-position=""/>
      <style:map style:condition="cell-content()=1" style:apply-style-name="Correct" style:base-cell-address="'Corruption and noise @ 1280x720'.D4"/>
    </style:style>
    <style:style style:name="ce26" style:family="table-cell" style:parent-style-name="Default" style:data-style-name="N10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text-position=""/>
    </style:style>
    <style:style style:name="ce27" style:family="table-cell" style:parent-style-name="Default" style:data-style-name="N10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ackground-color="#66cc00" style:text-align-source="fix" style:repeat-content="false" fo:wrap-option="wrap" fo:border="0.74pt solid #000000" style:vertical-align="middl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6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11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58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11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162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209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256"/>
    </style:style>
    <style:style style:name="ce3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B11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209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256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6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11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58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B11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162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209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256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D6"/>
    </style:style>
    <style:style style:name="ce50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162"/>
    </style:style>
    <style:style style:name="ce53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  <style:map style:condition="cell-content-is-between(&quot;A&quot;,&quot;D&quot;)" style:apply-style-name="Correct" style:base-cell-address="'Class @ 1280x720'.B110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162"/>
    </style:style>
    <style:style style:name="ce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209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/>
      <style:map style:condition="cell-content-is-between(&quot;A&quot;,&quot;D&quot;)" style:apply-style-name="Correct" style:base-cell-address="'Class @ 1280x720'.A256"/>
    </style:style>
    <style:style style:name="ce58" style:family="table-cell" style:parent-style-name="Default">
      <style:text-properties style:text-position=""/>
      <style:map style:condition="cell-content-is-between(&quot;A&quot;,&quot;D&quot;)" style:apply-style-name="Correct" style:base-cell-address="'Class @ 1280x720'.A6"/>
    </style:style>
    <style:style style:name="ce59" style:family="table-cell" style:parent-style-name="Default">
      <style:text-properties style:text-position=""/>
      <style:map style:condition="cell-content-is-between(&quot;A&quot;,&quot;D&quot;)" style:apply-style-name="Correct" style:base-cell-address="'Class @ 1280x720'.A11"/>
    </style:style>
    <style:style style:name="ce60" style:family="table-cell" style:parent-style-name="Default">
      <style:text-properties style:text-position=""/>
      <style:map style:condition="cell-content-is-between(&quot;A&quot;,&quot;D&quot;)" style:apply-style-name="Correct" style:base-cell-address="'Class @ 1280x720'.A58"/>
    </style:style>
    <style:style style:name="ce61" style:family="table-cell" style:parent-style-name="Default">
      <style:text-properties style:text-position=""/>
      <style:map style:condition="cell-content-is-between(&quot;A&quot;,&quot;D&quot;)" style:apply-style-name="Correct" style:base-cell-address="'Class @ 1280x720'.B110"/>
    </style:style>
    <style:style style:name="ce62" style:family="table-cell" style:parent-style-name="Default">
      <style:text-properties style:text-position=""/>
      <style:map style:condition="cell-content-is-between(&quot;A&quot;,&quot;D&quot;)" style:apply-style-name="Correct" style:base-cell-address="'Class @ 1280x720'.A162"/>
    </style:style>
    <style:style style:name="ce63" style:family="table-cell" style:parent-style-name="Default">
      <style:text-properties style:text-position=""/>
      <style:map style:condition="cell-content-is-between(&quot;A&quot;,&quot;D&quot;)" style:apply-style-name="Correct" style:base-cell-address="'Class @ 1280x720'.A209"/>
    </style:style>
    <style:style style:name="ce64" style:family="table-cell" style:parent-style-name="Default">
      <style:text-properties style:text-position=""/>
      <style:map style:condition="cell-content-is-between(&quot;A&quot;,&quot;D&quot;)" style:apply-style-name="Correct" style:base-cell-address="'Class @ 1280x720'.A256"/>
    </style:style>
    <style:style style:name="ce6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1.25pt solid #000000" fo:background-color="#eeeeee" style:text-align-source="fix" style:repeat-content="false" fo:border-left="1.25pt solid #000000" fo:border-right="none" fo:border-top="1.25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 style:data-style-name="N2">
      <style:table-cell-properties style:text-align-source="fix" style:repeat-content="false" fo:padding-bottom="0.35mm" fo:padding-left="0.35mm" fo:padding-right="4mm" fo:padding-top="0.35mm" style:vertical-align="middle"/>
      <style:paragraph-properties fo:text-align="end" fo:margin-left="0m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map style:condition="cell-content()=1" style:apply-style-name="Correct" style:base-cell-address="'Distance @ 1920x1080'.C6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map style:condition="cell-content()=1" style:apply-style-name="Correct" style:base-cell-address="'Distance @ 1920x1080'.C6"/>
    </style:style>
    <style:style style:name="ce76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7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map style:condition="cell-content()=1" style:apply-style-name="Correct" style:base-cell-address="'Distance @ 1280x720'.C6"/>
    </style:style>
    <style:style style:name="ce8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map style:condition="cell-content()=1" style:apply-style-name="Correct" style:base-cell-address="'Distance @ 1280x720'.C6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mm"/>
    </style:style>
    <style:style style:name="ce84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map style:condition="cell-content()=1" style:apply-style-name="Correct" style:base-cell-address="'Corruption and noise @ 1280x720'.D4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1" style:apply-style-name="Correct" style:base-cell-address="'Corruption and noise @ 1280x720'.D4"/>
    </style:style>
    <style:style style:name="ce8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map style:condition="cell-content()=1" style:apply-style-name="Correct" style:base-cell-address="'Corruption and noise @ 1280x720'.D4"/>
    </style:style>
    <style:style style:name="ce90" style:family="table-cell" style:parent-style-name="Default" style:data-style-name="N10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91" style:family="table-cell" style:parent-style-name="Default" style:data-style-name="N10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ackground-color="#66cc00" style:text-align-source="fix" style:repeat-content="false" fo:wrap-option="wrap" fo:border="0.74pt solid #00000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6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11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58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110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162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209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256"/>
    </style:style>
    <style:style style:name="ce10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B110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6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11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58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B110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162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209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256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-is-between(&quot;A&quot;,&quot;D&quot;)" style:apply-style-name="Correct" style:base-cell-address="'Class @ 1280x720'.D6"/>
    </style:style>
    <style:style style:name="ce112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14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</style:style>
    <style:style style:name="ce115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  <style:map style:condition="cell-content-is-between(&quot;A&quot;,&quot;D&quot;)" style:apply-style-name="Correct" style:base-cell-address="'Class @ 1280x720'.B110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162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209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-is-between(&quot;A&quot;,&quot;D&quot;)" style:apply-style-name="Correct" style:base-cell-address="'Class @ 1280x720'.A256"/>
    </style:style>
    <style:style style:name="ce119" style:family="table-cell" style:parent-style-name="Default">
      <style:map style:condition="cell-content-is-between(&quot;A&quot;,&quot;D&quot;)" style:apply-style-name="Correct" style:base-cell-address="'Class @ 1280x720'.A6"/>
    </style:style>
    <style:style style:name="ce120" style:family="table-cell" style:parent-style-name="Default">
      <style:map style:condition="cell-content-is-between(&quot;A&quot;,&quot;D&quot;)" style:apply-style-name="Correct" style:base-cell-address="'Class @ 1280x720'.A11"/>
    </style:style>
    <style:style style:name="ce121" style:family="table-cell" style:parent-style-name="Default">
      <style:map style:condition="cell-content-is-between(&quot;A&quot;,&quot;D&quot;)" style:apply-style-name="Correct" style:base-cell-address="'Class @ 1280x720'.A58"/>
    </style:style>
    <style:style style:name="ce122" style:family="table-cell" style:parent-style-name="Default">
      <style:map style:condition="cell-content-is-between(&quot;A&quot;,&quot;D&quot;)" style:apply-style-name="Correct" style:base-cell-address="'Class @ 1280x720'.B110"/>
    </style:style>
    <style:style style:name="ce123" style:family="table-cell" style:parent-style-name="Default">
      <style:map style:condition="cell-content-is-between(&quot;A&quot;,&quot;D&quot;)" style:apply-style-name="Correct" style:base-cell-address="'Class @ 1280x720'.A162"/>
    </style:style>
    <style:style style:name="ce124" style:family="table-cell" style:parent-style-name="Default">
      <style:map style:condition="cell-content-is-between(&quot;A&quot;,&quot;D&quot;)" style:apply-style-name="Correct" style:base-cell-address="'Class @ 1280x720'.A209"/>
    </style:style>
    <style:style style:name="ce125" style:family="table-cell" style:parent-style-name="Default">
      <style:map style:condition="cell-content-is-between(&quot;A&quot;,&quot;D&quot;)" style:apply-style-name="Correct" style:base-cell-address="'Class @ 1280x720'.A256"/>
    </style:style>
  </office:automatic-styles>
  <office:body>
    <office:spreadsheet>
      <table:calculation-settings table:automatic-find-labels="false"/>
      <table:table table:name="Class organizatio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9" table:default-cell-style-name="ce2"/>
        <table:table-column table:style-name="co1" table:number-columns-repeated="1004" table:default-cell-style-name="ce2"/>
        <table:table-row table:style-name="ro1">
          <table:table-cell table:number-columns-repeated="11"/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A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A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office:value-type="float" office:value="2.03" calcext:value-type="float">
            <text:p>2,03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A4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A6</text:p>
          </table:table-cell>
          <table:table-cell table:style-name="ce5"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A6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float" office:value="2.2" calcext:value-type="float">
            <text:p>2,20</text:p>
          </table:table-cell>
          <table:table-cell table:style-name="ce1" office:value-type="float" office:value="8.2" calcext:value-type="float" table:number-columns-spanned="18" table:number-rows-spanned="1">
            <text:p>8,20</text:p>
          </table:table-cell>
          <table:covered-table-cell table:number-columns-repeated="17"/>
          <table:table-cell table:number-columns-repeated="1005"/>
        </table:table-row>
        <table:table-row table:style-name="ro2">
          <table:table-cell office:value-type="float" office:value="2.42" calcext:value-type="float">
            <text:p>2,42</text:p>
          </table:table-cell>
          <table:table-cell table:number-columns-repeated="1023"/>
        </table:table-row>
        <table:table-row table:style-name="ro3">
          <table:table-cell table:formula="of:=SUM([.A4:.A13])" office:value-type="float" office:value="13.65" calcext:value-type="float">
            <text:p>13,65</text:p>
          </table:table-cell>
          <table:table-cell table:number-columns-repeated="19"/>
          <table:table-cell table:formula="of:=SUM([.U3:.U11])" office:value-type="float" office:value="76" calcext:value-type="float">
            <text:p>76</text:p>
          </table:table-cell>
          <table:table-cell table:number-columns-repeated="1003"/>
        </table:table-row>
        <table:table-row table:style-name="ro3">
          <table:table-cell table:number-columns-repeated="20"/>
          <table:table-cell table:formula="of:=[.U14]+[.U2]+[.U1]" office:value-type="float" office:value="82" calcext:value-type="float">
            <text:p>82</text:p>
          </table:table-cell>
          <table:table-cell table:number-columns-repeated="1003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stance @ 1920x1080" table:style-name="ta1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number-columns-repeated="32" table:default-cell-style-name="ce2"/>
        <table:table-column table:style-name="co1" table:number-columns-repeated="990" table:default-cell-style-name="ce2"/>
        <table:table-row table:style-name="ro4">
          <table:table-cell table:number-columns-repeated="2"/>
          <table:table-cell table:style-name="ce7" office:value-type="string" calcext:value-type="string" table:number-columns-spanned="28" table:number-rows-spanned="1">
            <text:p>Decoding result</text:p>
          </table:table-cell>
          <table:covered-table-cell table:number-columns-repeated="7"/>
          <table:covered-table-cell table:number-columns-repeated="18" table:style-name="ce12"/>
          <table:covered-table-cell table:number-columns-repeated="2"/>
          <table:table-cell table:number-columns-repeated="994"/>
        </table:table-row>
        <table:table-row table:style-name="ro3">
          <table:table-cell table:number-columns-repeated="16"/>
          <table:table-cell office:value-type="string" calcext:value-type="string" table:number-columns-spanned="14" table:number-rows-spanned="1">
            <text:p>Morphological operations</text:p>
          </table:table-cell>
          <table:covered-table-cell table:number-columns-repeated="13"/>
          <table:table-cell table:number-columns-repeated="994"/>
        </table:table-row>
        <table:table-row table:style-name="ro5">
          <table:table-cell/>
          <table:table-cell office:value-type="string" calcext:value-type="string">
            <text:p>Distance</text:p>
          </table:table-cell>
          <table:table-cell table:style-name="ce8" office:value-type="string" calcext:value-type="string" table:number-columns-spanned="7" table:number-rows-spanned="1">
            <text:p>Time-consistency only</text:p>
          </table:table-cell>
          <table:covered-table-cell table:number-columns-repeated="5" table:style-name="ce9"/>
          <table:covered-table-cell table:style-name="ce8"/>
          <table:table-cell table:style-name="ce8" office:value-type="string" calcext:value-type="string" table:number-columns-spanned="7" table:number-rows-spanned="1">
            <text:p>Median filter (5x5)</text:p>
          </table:table-cell>
          <table:covered-table-cell table:number-columns-repeated="5" table:style-name="ce9"/>
          <table:covered-table-cell table:style-name="ce8"/>
          <table:table-cell table:style-name="ce8" office:value-type="string" calcext:value-type="string" table:number-columns-spanned="7" table:number-rows-spanned="1">
            <text:p>3x3</text:p>
          </table:table-cell>
          <table:covered-table-cell table:number-columns-repeated="5" table:style-name="ce9"/>
          <table:covered-table-cell table:style-name="ce8"/>
          <table:table-cell table:style-name="ce8" office:value-type="string" calcext:value-type="string" table:number-columns-spanned="7" table:number-rows-spanned="1">
            <text:p>5x5</text:p>
          </table:table-cell>
          <table:covered-table-cell table:number-columns-repeated="5" table:style-name="ce9"/>
          <table:covered-table-cell table:style-name="ce8"/>
          <table:table-cell table:number-columns-repeated="990"/>
          <table:table-cell table:style-name="Default" table:number-columns-repeated="4"/>
        </table:table-row>
        <table:table-row table:style-name="ro5">
          <table:table-cell office:value-type="string" calcext:value-type="string">
            <text:p>TopCode</text:p>
          </table:table-cell>
          <table:table-cell/>
          <table:table-cell table:style-name="ce9" office:value-type="float" office:value="47" calcext:value-type="float">
            <text:p>47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Other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Other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Other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Other</text:p>
          </table:table-cell>
          <table:table-cell table:number-columns-repeated="990"/>
          <table:table-cell table:style-name="Default" table:number-columns-repeated="4"/>
        </table:table-row>
        <table:table-row table:style-name="ro5">
          <table:table-cell table:number-columns-repeated="2"/>
          <table:table-cell table:style-name="ce9" office:value-type="string" calcext:value-type="string">
            <text:p>A5</text:p>
          </table:table-cell>
          <table:table-cell table:number-columns-repeated="4" table:style-name="ce9" office:value-type="string" calcext:value-type="string">
            <text:p>A6</text:p>
          </table:table-cell>
          <table:table-cell table:style-name="ce9" office:value-type="string" calcext:value-type="string">
            <text:p>A4</text:p>
          </table:table-cell>
          <table:table-cell table:style-name="ce8"/>
          <table:table-cell table:style-name="ce9" office:value-type="string" calcext:value-type="string">
            <text:p>A5</text:p>
          </table:table-cell>
          <table:table-cell table:number-columns-repeated="4" table:style-name="ce9" office:value-type="string" calcext:value-type="string">
            <text:p>A6</text:p>
          </table:table-cell>
          <table:table-cell table:style-name="ce9" office:value-type="string" calcext:value-type="string">
            <text:p>A4</text:p>
          </table:table-cell>
          <table:table-cell table:style-name="ce8"/>
          <table:table-cell table:style-name="ce9" office:value-type="string" calcext:value-type="string">
            <text:p>A5</text:p>
          </table:table-cell>
          <table:table-cell table:number-columns-repeated="4" table:style-name="ce9" office:value-type="string" calcext:value-type="string">
            <text:p>A6</text:p>
          </table:table-cell>
          <table:table-cell table:style-name="ce9" office:value-type="string" calcext:value-type="string">
            <text:p>A4</text:p>
          </table:table-cell>
          <table:table-cell table:style-name="ce8"/>
          <table:table-cell table:style-name="ce9" office:value-type="string" calcext:value-type="string">
            <text:p>A5</text:p>
          </table:table-cell>
          <table:table-cell table:number-columns-repeated="4" table:style-name="ce9" office:value-type="string" calcext:value-type="string">
            <text:p>A6</text:p>
          </table:table-cell>
          <table:table-cell table:style-name="ce9" office:value-type="string" calcext:value-type="string">
            <text:p>A4</text:p>
          </table:table-cell>
          <table:table-cell table:style-name="ce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2" calcext:value-type="float">
            <text:p>2,0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1" calcext:value-type="float">
            <text:p>1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3" calcext:value-type="float">
            <text:p>3,0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4" calcext:value-type="float">
            <text:p>4,0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5" calcext:value-type="float">
            <text:p>5,0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6" calcext:value-type="float">
            <text:p>6,0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7" calcext:value-type="float">
            <text:p>7,0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1"/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8" calcext:value-type="float">
            <text:p>8,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9" calcext:value-type="float">
            <text:p>9,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10" calcext:value-type="float">
            <text:p>10,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1"/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11" calcext:value-type="float">
            <text:p>11,0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1"/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12" calcext:value-type="float">
            <text:p>12,0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6" office:value-type="float" office:value="13" calcext:value-type="float">
            <text:p>13,0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1"/>
          <table:table-cell table:number-columns-repeated="6" table:style-name="ce10" office:value-type="float" office:value="0" calcext:value-type="float">
            <text:p>0</text:p>
          </table:table-cell>
          <table:table-cell table:style-name="ce10"/>
          <table:table-cell table:number-columns-repeated="990"/>
          <table:table-cell table:style-name="Default" table:number-columns-repeated="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'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Distance @ 1920x1080'.C6:'Distance @ 1920x1080'.AD17">
            <calcext:condition calcext:apply-style-name="Correct" calcext:value="=1" calcext:base-cell-address="'Distance @ 1920x1080'.C6"/>
          </calcext:conditional-format>
        </calcext:conditional-formats>
      </table:table>
      <table:table table:name="Distance @ 1280x720" table:style-name="ta1">
        <office:forms form:automatic-focus="false" form:apply-design-mode="false"/>
        <table:table-column table:style-name="co3" table:default-cell-style-name="ce66"/>
        <table:table-column table:style-name="co4" table:default-cell-style-name="ce66"/>
        <table:table-column table:style-name="co5" table:number-columns-repeated="32" table:default-cell-style-name="ce66"/>
        <table:table-column table:style-name="co1" table:number-columns-repeated="990" table:default-cell-style-name="ce66"/>
        <table:table-row table:style-name="ro4">
          <table:table-cell table:number-columns-repeated="2"/>
          <table:table-cell table:style-name="ce71" office:value-type="string" calcext:value-type="string" table:number-columns-spanned="28" table:number-rows-spanned="1">
            <text:p>Decoding result</text:p>
          </table:table-cell>
          <table:covered-table-cell table:number-columns-repeated="7"/>
          <table:covered-table-cell table:number-columns-repeated="18" table:style-name="ce76"/>
          <table:covered-table-cell table:number-columns-repeated="2"/>
          <table:table-cell table:number-columns-repeated="994"/>
        </table:table-row>
        <table:table-row table:style-name="ro3">
          <table:table-cell table:number-columns-repeated="16"/>
          <table:table-cell office:value-type="string" calcext:value-type="string" table:number-columns-spanned="14" table:number-rows-spanned="1">
            <text:p>Morphological operations</text:p>
          </table:table-cell>
          <table:covered-table-cell table:number-columns-repeated="13"/>
          <table:table-cell table:number-columns-repeated="994"/>
        </table:table-row>
        <table:table-row table:style-name="ro5">
          <table:table-cell/>
          <table:table-cell office:value-type="string" calcext:value-type="string">
            <text:p>Distance</text:p>
          </table:table-cell>
          <table:table-cell table:style-name="ce72" office:value-type="string" calcext:value-type="string" table:number-columns-spanned="7" table:number-rows-spanned="1">
            <text:p>Time-consistency only</text:p>
          </table:table-cell>
          <table:covered-table-cell table:number-columns-repeated="5" table:style-name="ce73"/>
          <table:covered-table-cell table:style-name="ce72"/>
          <table:table-cell table:style-name="ce72" office:value-type="string" calcext:value-type="string" table:number-columns-spanned="7" table:number-rows-spanned="1">
            <text:p>Median filter (5x5)</text:p>
          </table:table-cell>
          <table:covered-table-cell table:number-columns-repeated="5" table:style-name="ce73"/>
          <table:covered-table-cell table:style-name="ce72"/>
          <table:table-cell table:style-name="ce72" office:value-type="string" calcext:value-type="string" table:number-columns-spanned="7" table:number-rows-spanned="1">
            <text:p>3x3</text:p>
          </table:table-cell>
          <table:covered-table-cell table:number-columns-repeated="5" table:style-name="ce73"/>
          <table:covered-table-cell table:style-name="ce72"/>
          <table:table-cell table:style-name="ce73" office:value-type="string" calcext:value-type="string" table:number-columns-spanned="7" table:number-rows-spanned="1">
            <text:p>5x5</text:p>
          </table:table-cell>
          <table:covered-table-cell table:number-columns-repeated="5" table:style-name="ce73"/>
          <table:covered-table-cell table:style-name="ce72"/>
          <table:table-cell table:number-columns-repeated="990"/>
          <table:table-cell table:style-name="Default" table:number-columns-repeated="4"/>
        </table:table-row>
        <table:table-row table:style-name="ro5">
          <table:table-cell table:style-name="ce77" office:value-type="string" calcext:value-type="string">
            <text:p>TopCode</text:p>
          </table:table-cell>
          <table:table-cell table:style-name="ce77"/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73" calcext:value-type="float">
            <text:p>73</text:p>
          </table:table-cell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76" calcext:value-type="float">
            <text:p>76</text:p>
          </table:table-cell>
          <table:table-cell table:style-name="ce78" office:value-type="float" office:value="80" calcext:value-type="float">
            <text:p>80</text:p>
          </table:table-cell>
          <table:table-cell table:style-name="ce80" office:value-type="string" calcext:value-type="string">
            <text:p>Other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73" calcext:value-type="float">
            <text:p>73</text:p>
          </table:table-cell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76" calcext:value-type="float">
            <text:p>76</text:p>
          </table:table-cell>
          <table:table-cell table:style-name="ce78" office:value-type="float" office:value="80" calcext:value-type="float">
            <text:p>80</text:p>
          </table:table-cell>
          <table:table-cell table:style-name="ce80" office:value-type="string" calcext:value-type="string">
            <text:p>Other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73" calcext:value-type="float">
            <text:p>73</text:p>
          </table:table-cell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76" calcext:value-type="float">
            <text:p>76</text:p>
          </table:table-cell>
          <table:table-cell table:style-name="ce78" office:value-type="float" office:value="80" calcext:value-type="float">
            <text:p>80</text:p>
          </table:table-cell>
          <table:table-cell table:style-name="ce80" office:value-type="string" calcext:value-type="string">
            <text:p>Other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73" calcext:value-type="float">
            <text:p>73</text:p>
          </table:table-cell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76" calcext:value-type="float">
            <text:p>76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Other</text:p>
          </table:table-cell>
          <table:table-cell table:number-columns-repeated="990"/>
          <table:table-cell table:style-name="Default" table:number-columns-repeated="4"/>
        </table:table-row>
        <table:table-row table:style-name="ro5">
          <table:table-cell office:value-type="string" calcext:value-type="string">
            <text:p>Size</text:p>
          </table:table-cell>
          <table:table-cell/>
          <table:table-cell table:style-name="ce73" office:value-type="string" calcext:value-type="string">
            <text:p>A5</text:p>
          </table:table-cell>
          <table:table-cell table:number-columns-repeated="4" table:style-name="ce73" office:value-type="string" calcext:value-type="string">
            <text:p>A6</text:p>
          </table:table-cell>
          <table:table-cell table:style-name="ce73" office:value-type="string" calcext:value-type="string">
            <text:p>A4</text:p>
          </table:table-cell>
          <table:table-cell table:style-name="ce72"/>
          <table:table-cell table:style-name="ce73" office:value-type="string" calcext:value-type="string">
            <text:p>A5</text:p>
          </table:table-cell>
          <table:table-cell table:number-columns-repeated="4" table:style-name="ce73" office:value-type="string" calcext:value-type="string">
            <text:p>A6</text:p>
          </table:table-cell>
          <table:table-cell table:style-name="ce73" office:value-type="string" calcext:value-type="string">
            <text:p>A4</text:p>
          </table:table-cell>
          <table:table-cell table:style-name="ce72"/>
          <table:table-cell table:style-name="ce73" office:value-type="string" calcext:value-type="string">
            <text:p>A5</text:p>
          </table:table-cell>
          <table:table-cell table:number-columns-repeated="4" table:style-name="ce73" office:value-type="string" calcext:value-type="string">
            <text:p>A6</text:p>
          </table:table-cell>
          <table:table-cell table:style-name="ce73" office:value-type="string" calcext:value-type="string">
            <text:p>A4</text:p>
          </table:table-cell>
          <table:table-cell table:style-name="ce72"/>
          <table:table-cell table:style-name="ce73" office:value-type="string" calcext:value-type="string">
            <text:p>A5</text:p>
          </table:table-cell>
          <table:table-cell table:number-columns-repeated="4" table:style-name="ce73" office:value-type="string" calcext:value-type="string">
            <text:p>A6</text:p>
          </table:table-cell>
          <table:table-cell table:style-name="ce73" office:value-type="string" calcext:value-type="string">
            <text:p>A4</text:p>
          </table:table-cell>
          <table:table-cell table:style-name="ce73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2" calcext:value-type="float">
            <text:p>2,00</text:p>
          </table:table-cell>
          <table:table-cell table:number-columns-repeated="6"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1" calcext:value-type="float">
            <text:p>1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3" calcext:value-type="float">
            <text:p>3,00</text:p>
          </table:table-cell>
          <table:table-cell table:number-columns-repeated="6"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1" calcext:value-type="float">
            <text:p>1</text:p>
          </table:table-cell>
          <table:table-cell table:style-name="ce81"/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4" calcext:value-type="float">
            <text:p>4,00</text:p>
          </table:table-cell>
          <table:table-cell table:number-columns-repeated="6" table:style-name="ce79" office:value-type="float" office:value="1" calcext:value-type="float">
            <text:p>1</text:p>
          </table:table-cell>
          <table:table-cell table:style-name="ce81"/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style-name="ce79" office:value-type="float" office:value="1" calcext:value-type="float">
            <text:p>1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5" calcext:value-type="float">
            <text:p>5,00</text:p>
          </table:table-cell>
          <table:table-cell table:number-columns-repeated="6" table:style-name="ce79" office:value-type="float" office:value="1" calcext:value-type="float">
            <text:p>1</text:p>
          </table:table-cell>
          <table:table-cell table:style-name="ce81"/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6" calcext:value-type="float">
            <text:p>6,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7" calcext:value-type="float">
            <text:p>7,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8" calcext:value-type="float">
            <text:p>8,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9" calcext:value-type="float">
            <text:p>9,00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10" calcext:value-type="float">
            <text:p>10,00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11" calcext:value-type="float">
            <text:p>11,00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12" calcext:value-type="float">
            <text:p>12,00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5">
          <table:table-cell/>
          <table:table-cell table:style-name="ce70" office:value-type="float" office:value="13" calcext:value-type="float">
            <text:p>13,00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81"/>
          <table:table-cell table:number-columns-repeated="6" table:style-name="ce79" office:value-type="float" office:value="0" calcext:value-type="float">
            <text:p>0</text:p>
          </table:table-cell>
          <table:table-cell table:style-name="ce79"/>
          <table:table-cell table:number-columns-repeated="990"/>
          <table:table-cell table:style-name="Default" table:number-columns-repeated="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'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Distance @ 1280x720'.C6:'Distance @ 1280x720'.AD17">
            <calcext:condition calcext:apply-style-name="Correct" calcext:value="=1" calcext:base-cell-address="'Distance @ 1280x720'.C6"/>
          </calcext:conditional-format>
        </calcext:conditional-formats>
      </table:table>
      <table:table table:name="Corruption and noise @ 1280x720" table:style-name="ta1">
        <office:forms form:automatic-focus="false" form:apply-design-mode="false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27" table:default-cell-style-name="ce18"/>
        <table:table-column table:style-name="co10" table:default-cell-style-name="ce18"/>
        <table:table-column table:style-name="co11" table:default-cell-style-name="ce18"/>
        <table:table-column table:style-name="co1" table:number-columns-repeated="992" table:default-cell-style-name="ce18"/>
        <table:table-row table:style-name="ro6">
          <table:table-cell table:number-columns-repeated="2"/>
          <table:table-cell office:value-type="string" calcext:value-type="string">
            <text:p>Distance</text:p>
          </table:table-cell>
          <table:table-cell table:number-columns-repeated="6"/>
          <table:table-cell table:style-name="ce24" office:value-type="string" calcext:value-type="string" table:number-columns-spanned="5" table:number-rows-spanned="1">
            <text:p>2 black + 2 white traces</text:p>
          </table:table-cell>
          <table:covered-table-cell table:number-columns-repeated="4"/>
          <table:table-cell table:style-name="ce24" office:value-type="string" calcext:value-type="string" table:number-columns-spanned="3" table:number-rows-spanned="1">
            <text:p>4 black + 4 white traces</text:p>
          </table:table-cell>
          <table:covered-table-cell table:style-name="ce21"/>
          <table:covered-table-cell table:style-name="ce24"/>
          <table:table-cell table:style-name="ce24" office:value-type="string" calcext:value-type="string" table:number-columns-spanned="2" table:number-rows-spanned="1">
            <text:p>6 black + 6 white traces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8 black + 8 white traces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Salt &amp; Pepper noise</text:p>
          </table:table-cell>
          <table:covered-table-cell table:style-name="ce21"/>
          <table:covered-table-cell table:style-name="ce24"/>
          <table:table-cell table:style-name="ce24" office:value-type="string" calcext:value-type="string" table:number-columns-spanned="6" table:number-rows-spanned="1">
            <text:p>Gaussian noise</text:p>
          </table:table-cell>
          <table:covered-table-cell table:number-columns-repeated="4" table:style-name="ce21"/>
          <table:covered-table-cell table:style-name="ce24"/>
          <table:table-cell table:style-name="ce24"/>
          <table:table-cell table:number-columns-repeated="993"/>
        </table:table-row>
        <table:table-row table:style-name="ro6">
          <table:table-cell table:number-columns-repeated="3"/>
          <table:table-cell table:style-name="ce21" office:value-type="string" calcext:value-type="string">
            <text:p>one fold</text:p>
          </table:table-cell>
          <table:table-cell table:style-name="ce21" office:value-type="string" calcext:value-type="string">
            <text:p>two fold</text:p>
          </table:table-cell>
          <table:table-cell table:style-name="ce21" office:value-type="string" calcext:value-type="string">
            <text:p>three fold</text:p>
          </table:table-cell>
          <table:table-cell table:style-name="ce21" office:value-type="string" calcext:value-type="string">
            <text:p>creased</text:p>
          </table:table-cell>
          <table:table-cell table:style-name="ce21" office:value-type="string" calcext:value-type="string">
            <text:p>written 1</text:p>
          </table:table-cell>
          <table:table-cell table:style-name="ce24" office:value-type="string" calcext:value-type="string">
            <text:p>written 2</text:p>
          </table:table-cell>
          <table:table-cell table:style-name="ce21" office:value-type="string" calcext:value-type="string">
            <text:p>1 pixel</text:p>
          </table:table-cell>
          <table:table-cell table:style-name="ce21" office:value-type="string" calcext:value-type="string">
            <text:p>3 pixels</text:p>
          </table:table-cell>
          <table:table-cell table:style-name="ce21" office:value-type="string" calcext:value-type="string">
            <text:p>6 pixels</text:p>
          </table:table-cell>
          <table:table-cell table:style-name="ce21" office:value-type="string" calcext:value-type="string">
            <text:p>9 pixels</text:p>
          </table:table-cell>
          <table:table-cell table:style-name="ce24" office:value-type="string" calcext:value-type="string">
            <text:p>12 pixels</text:p>
          </table:table-cell>
          <table:table-cell table:style-name="ce21" office:value-type="string" calcext:value-type="string">
            <text:p>1 pixel</text:p>
          </table:table-cell>
          <table:table-cell table:style-name="ce21" office:value-type="string" calcext:value-type="string">
            <text:p>3 pixels</text:p>
          </table:table-cell>
          <table:table-cell table:style-name="ce24" office:value-type="string" calcext:value-type="string">
            <text:p>6 pixels</text:p>
          </table:table-cell>
          <table:table-cell table:style-name="ce21" office:value-type="string" calcext:value-type="string">
            <text:p>1 pixel</text:p>
          </table:table-cell>
          <table:table-cell table:style-name="ce24" office:value-type="string" calcext:value-type="string">
            <text:p>3 pixels</text:p>
          </table:table-cell>
          <table:table-cell table:style-name="ce21" office:value-type="string" calcext:value-type="string">
            <text:p>1 pixel</text:p>
          </table:table-cell>
          <table:table-cell table:style-name="ce24" office:value-type="string" calcext:value-type="string">
            <text:p>3 pixels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21" office:value-type="string" calcext:value-type="string">
            <text:p>m=0; v=0.01</text:p>
          </table:table-cell>
          <table:table-cell table:style-name="ce21" office:value-type="string" calcext:value-type="string">
            <text:p>m=0; v=0.2</text:p>
          </table:table-cell>
          <table:table-cell table:style-name="ce21" office:value-type="string" calcext:value-type="string">
            <text:p>m=1; v=0.2</text:p>
          </table:table-cell>
          <table:table-cell table:style-name="ce21" office:value-type="string" calcext:value-type="string">
            <text:p>m=0.5; v=0.2</text:p>
          </table:table-cell>
          <table:table-cell table:style-name="ce21" office:value-type="string" calcext:value-type="string">
            <text:p>m=-0.5; v=0.2</text:p>
          </table:table-cell>
          <table:table-cell table:style-name="ce21" office:value-type="string" calcext:value-type="string">
            <text:p>m=-1; v=0.2</text:p>
          </table:table-cell>
          <table:table-cell table:style-name="ce21" office:value-type="string" calcext:value-type="string">
            <text:p># detected</text:p>
          </table:table-cell>
          <table:table-cell office:value-type="string" calcext:value-type="string">
            <text:p>Files used</text:p>
          </table:table-cell>
          <table:table-cell table:number-columns-repeated="992"/>
        </table:table-row>
        <table:table-row table:style-name="ro7">
          <table:table-cell office:value-type="string" calcext:value-type="string" table:number-columns-spanned="2" table:number-rows-spanned="1">
            <text:p>TopCode</text:p>
          </table:table-cell>
          <table:covered-table-cell/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number-columns-repeated="993"/>
        </table:table-row>
        <table:table-row table:style-name="ro8">
          <table:table-cell/>
          <table:table-cell table:style-name="ce19" office:value-type="string" calcext:value-type="string" table:number-columns-spanned="1" table:number-rows-spanned="9">
            <text:p>Time-consistency only</text:p>
          </table:table-cell>
          <table:table-cell table:style-name="ce20" office:value-type="float" office:value="0.55" calcext:value-type="float">
            <text:p>0,55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table:formula="of:=SUM([.D4:.AD4])" office:value-type="float" office:value="8" calcext:value-type="float">
            <text:p>8</text:p>
          </table:table-cell>
          <table:table-cell office:value-type="string" calcext:value-type="string">
            <text:p>20170908_144709_corruption_0055_all.mp4</text:p>
            <text:p>20170908_150653_noise_0055.mp4</text:p>
          </table:table-cell>
          <table:table-cell table:number-columns-repeated="992"/>
        </table:table-row>
        <table:table-row table:style-name="ro9">
          <table:table-cell/>
          <table:covered-table-cell/>
          <table:table-cell table:style-name="ce20" office:value-type="float" office:value="1" calcext:value-type="float">
            <text:p>1,0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table:formula="of:=SUM([.D5:.AD5])" office:value-type="float" office:value="14" calcext:value-type="float">
            <text:p>14</text:p>
          </table:table-cell>
          <table:table-cell office:value-type="string" calcext:value-type="string">
            <text:p>20170908_144835_corruption_0100_fold_until_creased.mp4</text:p>
            <text:p>20170908_144851_corruption_0100_traces_1.mp4</text:p>
            <text:p>20170908_144901_corruption_0100_traces_2.mp4</text:p>
            <text:p>20170908_150705_noise_0100.mp4</text:p>
          </table:table-cell>
          <table:table-cell table:number-columns-repeated="992"/>
        </table:table-row>
        <table:table-row table:style-name="ro7">
          <table:table-cell/>
          <table:covered-table-cell/>
          <table:table-cell table:style-name="ce20" office:value-type="float" office:value="2" calcext:value-type="float">
            <text:p>2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6:.AD6])" office:value-type="float" office:value="16" calcext:value-type="float">
            <text:p>16</text:p>
          </table:table-cell>
          <table:table-cell office:value-type="string" calcext:value-type="string">
            <text:p>20170908_150718_noise_corruption_0200.mp4</text:p>
          </table:table-cell>
          <table:table-cell table:number-columns-repeated="992"/>
        </table:table-row>
        <table:table-row table:style-name="ro7">
          <table:table-cell/>
          <table:covered-table-cell/>
          <table:table-cell table:style-name="ce20" office:value-type="float" office:value="3" calcext:value-type="float">
            <text:p>3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7:.AD7])" office:value-type="float" office:value="17" calcext:value-type="float">
            <text:p>17</text:p>
          </table:table-cell>
          <table:table-cell office:value-type="string" calcext:value-type="string">
            <text:p>20170908_150729_noise_corruption_0300.mp4</text:p>
          </table:table-cell>
          <table:table-cell table:number-columns-repeated="992"/>
        </table:table-row>
        <table:table-row table:style-name="ro7">
          <table:table-cell/>
          <table:covered-table-cell/>
          <table:table-cell table:style-name="ce20" office:value-type="float" office:value="4" calcext:value-type="float">
            <text:p>4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8:.AD8])" office:value-type="float" office:value="20" calcext:value-type="float">
            <text:p>20</text:p>
          </table:table-cell>
          <table:table-cell office:value-type="string" calcext:value-type="string">
            <text:p>20170908_150740_noise_corruption_0400.mp4</text:p>
          </table:table-cell>
          <table:table-cell table:number-columns-repeated="992"/>
        </table:table-row>
        <table:table-row table:style-name="ro7">
          <table:table-cell/>
          <table:covered-table-cell/>
          <table:table-cell table:style-name="ce20" office:value-type="float" office:value="5" calcext:value-type="float">
            <text:p>5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9:.AD9])" office:value-type="float" office:value="20" calcext:value-type="float">
            <text:p>20</text:p>
          </table:table-cell>
          <table:table-cell office:value-type="string" calcext:value-type="string">
            <text:p>20170908_150750_noise_corruption_0500.mp4</text:p>
          </table:table-cell>
          <table:table-cell table:number-columns-repeated="992"/>
        </table:table-row>
        <table:table-row table:style-name="ro7">
          <table:table-cell/>
          <table:covered-table-cell/>
          <table:table-cell table:style-name="ce20" office:value-type="float" office:value="6" calcext:value-type="float">
            <text:p>6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10:.AD10])" office:value-type="float" office:value="19" calcext:value-type="float">
            <text:p>19</text:p>
          </table:table-cell>
          <table:table-cell office:value-type="string" calcext:value-type="string">
            <text:p>20170908_150801_noise_corruption_0600.mp4</text:p>
          </table:table-cell>
          <table:table-cell table:number-columns-repeated="992"/>
        </table:table-row>
        <table:table-row table:style-name="ro7">
          <table:table-cell/>
          <table:covered-table-cell/>
          <table:table-cell table:style-name="ce20" office:value-type="float" office:value="7" calcext:value-type="float">
            <text:p>7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11:.AD11])" office:value-type="float" office:value="14" calcext:value-type="float">
            <text:p>14</text:p>
          </table:table-cell>
          <table:table-cell office:value-type="string" calcext:value-type="string">
            <text:p>20170908_150812_noise_corruption_0700.mp4</text:p>
          </table:table-cell>
          <table:table-cell table:number-columns-repeated="992"/>
        </table:table-row>
        <table:table-row table:style-name="ro7">
          <table:table-cell/>
          <table:covered-table-cell/>
          <table:table-cell table:style-name="ce20" office:value-type="float" office:value="8" calcext:value-type="float">
            <text:p>8,0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table:formula="of:=SUM([.D12:.AD12])" office:value-type="float" office:value="0" calcext:value-type="float">
            <text:p>0</text:p>
          </table:table-cell>
          <table:table-cell office:value-type="string" calcext:value-type="string">
            <text:p>20170908_150824_noise_corruption_0800.mp4</text:p>
          </table:table-cell>
          <table:table-cell table:number-columns-repeated="992"/>
        </table:table-row>
        <table:table-row table:style-name="ro7">
          <table:table-cell table:number-columns-repeated="2"/>
          <table:table-cell table:style-name="ce20"/>
          <table:table-cell table:style-name="ce23" table:number-columns-repeated="27"/>
          <table:table-cell table:number-columns-repeated="994"/>
        </table:table-row>
        <table:table-row table:style-name="ro7">
          <table:table-cell table:style-name="ce19" office:value-type="string" calcext:value-type="string" table:number-columns-spanned="1" table:number-rows-spanned="19">
            <text:p>Morphological operations</text:p>
          </table:table-cell>
          <table:table-cell table:style-name="ce19" office:value-type="string" calcext:value-type="string" table:number-columns-spanned="1" table:number-rows-spanned="9">
            <text:p>3x3</text:p>
          </table:table-cell>
          <table:table-cell table:style-name="ce20" office:value-type="float" office:value="0.55" calcext:value-type="float">
            <text:p>0,55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14:.AD14])" office:value-type="float" office:value="19" calcext:value-type="float">
            <text:p>19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1" calcext:value-type="float">
            <text:p>1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15:.AD15])" office:value-type="float" office:value="21" calcext:value-type="float">
            <text:p>21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2" calcext:value-type="float">
            <text:p>2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16:.AD16])" office:value-type="float" office:value="22" calcext:value-type="float">
            <text:p>22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3" calcext:value-type="float">
            <text:p>3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17:.AD17])" office:value-type="float" office:value="18" calcext:value-type="float">
            <text:p>18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4" calcext:value-type="float">
            <text:p>4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18:.AD18])" office:value-type="float" office:value="18" calcext:value-type="float">
            <text:p>18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5" calcext:value-type="float">
            <text:p>5,0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19:.AD19])" office:value-type="float" office:value="2" calcext:value-type="float">
            <text:p>2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6" calcext:value-type="float">
            <text:p>6,0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table:formula="of:=SUM([.D20:.AD20])" office:value-type="float" office:value="0" calcext:value-type="float">
            <text:p>0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7" calcext:value-type="float">
            <text:p>7,0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table:formula="of:=SUM([.D21:.AD21])" office:value-type="float" office:value="0" calcext:value-type="float">
            <text:p>0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8" calcext:value-type="float">
            <text:p>8,0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table:formula="of:=SUM([.D22:.AD22])" office:value-type="float" office:value="0" calcext:value-type="float">
            <text:p>0</text:p>
          </table:table-cell>
          <table:table-cell table:number-columns-repeated="993"/>
        </table:table-row>
        <table:table-row table:style-name="ro7">
          <table:covered-table-cell/>
          <table:table-cell/>
          <table:table-cell table:style-name="ce20"/>
          <table:table-cell table:style-name="ce23" table:number-columns-repeated="27"/>
          <table:table-cell table:number-columns-repeated="994"/>
        </table:table-row>
        <table:table-row table:style-name="ro7">
          <table:covered-table-cell/>
          <table:table-cell table:style-name="ce19" office:value-type="string" calcext:value-type="string" table:number-columns-spanned="1" table:number-rows-spanned="9">
            <text:p>5x5</text:p>
          </table:table-cell>
          <table:table-cell table:style-name="ce20" office:value-type="float" office:value="0.55" calcext:value-type="float">
            <text:p>0,55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24:.AD24])" office:value-type="float" office:value="20" calcext:value-type="float">
            <text:p>20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1" calcext:value-type="float">
            <text:p>1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25:.AD25])" office:value-type="float" office:value="23" calcext:value-type="float">
            <text:p>23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2" calcext:value-type="float">
            <text:p>2,00</text:p>
          </table:table-cell>
          <table:table-cell table:number-columns-repeated="5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26:.AD26])" office:value-type="float" office:value="16" calcext:value-type="float">
            <text:p>16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3" calcext:value-type="float">
            <text:p>3,0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D27:.AD27])" office:value-type="float" office:value="2" calcext:value-type="float">
            <text:p>2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4" calcext:value-type="float">
            <text:p>4,0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table:formula="of:=SUM([.D28:.AD28])" office:value-type="float" office:value="0" calcext:value-type="float">
            <text:p>0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5" calcext:value-type="float">
            <text:p>5,0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table:formula="of:=SUM([.D29:.AD29])" office:value-type="float" office:value="0" calcext:value-type="float">
            <text:p>0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6" calcext:value-type="float">
            <text:p>6,0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table:formula="of:=SUM([.D30:.AD30])" office:value-type="float" office:value="0" calcext:value-type="float">
            <text:p>0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7" calcext:value-type="float">
            <text:p>7,0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table:formula="of:=SUM([.D31:.AD31])" office:value-type="float" office:value="0" calcext:value-type="float">
            <text:p>0</text:p>
          </table:table-cell>
          <table:table-cell table:number-columns-repeated="993"/>
        </table:table-row>
        <table:table-row table:style-name="ro7">
          <table:covered-table-cell table:number-columns-repeated="2"/>
          <table:table-cell table:style-name="ce20" office:value-type="float" office:value="8" calcext:value-type="float">
            <text:p>8,0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table:formula="of:=SUM([.D32:.AD32])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orruption and noise @ 1280x720'.D4:'Corruption and noise @ 1280x720'.AD32">
            <calcext:condition calcext:apply-style-name="Correct" calcext:value="=1" calcext:base-cell-address="'Corruption and noise @ 1280x720'.D4"/>
          </calcext:conditional-format>
        </calcext:conditional-formats>
      </table:table>
      <table:table table:name="Occlusion @ 1280x720" table:style-name="ta1">
        <office:forms form:automatic-focus="false" form:apply-design-mode="false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number-columns-repeated="3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" table:number-columns-repeated="1015" table:default-cell-style-name="ce18"/>
        <table:table-row table:style-name="ro3" table:number-rows-repeated="3">
          <table:table-cell table:number-columns-repeated="1024"/>
        </table:table-row>
        <table:table-row table:style-name="ro10">
          <table:table-cell/>
          <table:table-cell table:style-name="ce21" office:value-type="string" calcext:value-type="string">
            <text:p>Operation</text:p>
          </table:table-cell>
          <table:table-cell table:style-name="ce21" office:value-type="string" calcext:value-type="string">
            <text:p>Occlusion type</text:p>
          </table:table-cell>
          <table:table-cell table:style-name="ce21" office:value-type="string" calcext:value-type="string">
            <text:p>Detected TopCodes count</text:p>
          </table:table-cell>
          <table:table-cell table:style-name="ce21" office:value-type="string" calcext:value-type="string">
            <text:p>TopCode 18 final answer / answers*</text:p>
          </table:table-cell>
          <table:table-cell table:style-name="ce21" office:value-type="string" calcext:value-type="string">
            <text:p>TopCode 68 final answer / answers*</text:p>
          </table:table-cell>
          <table:table-cell table:style-name="ce21" office:value-type="string" calcext:value-type="string">
            <text:p>Other detected TopCodes answers</text:p>
          </table:table-cell>
          <table:table-cell office:value-type="string" calcext:value-type="string">
            <text:p>File used</text:p>
          </table:table-cell>
          <table:table-cell office:value-type="string" calcext:value-type="string">
            <text:p>* all answers for a given code are determined only when only the correct codes have been detected</text:p>
          </table:table-cell>
          <table:table-cell table:number-columns-repeated="1015"/>
        </table:table-row>
        <table:table-row table:style-name="ro11">
          <table:table-cell/>
          <table:table-cell table:style-name="ce21" office:value-type="string" calcext:value-type="string" table:number-columns-spanned="1" table:number-rows-spanned="5">
            <text:p>Nothing</text:p>
          </table:table-cell>
          <table:table-cell table:style-name="ce21" office:value-type="string" calcext:value-type="string">
            <text:p>Finger and code occlusion (1)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2" table:style-name="ce21" office:value-type="string" calcext:value-type="string">
            <text:p>A</text:p>
          </table:table-cell>
          <table:table-cell table:style-name="ce21" office:value-type="string" calcext:value-type="string">
            <text:p>3(D), 4(A), 16(A), 17(A), 29(A), 37(A), 38(B), 39(A), 40(D), 50(A), 57(B), 71(A), 73(B), 74(B), 87(B), 89(D)</text:p>
          </table:table-cell>
          <table:table-cell office:value-type="string" calcext:value-type="string">
            <text:p>20170908_155446_occlusion__c18A_c68DA__finger_code_1.mp4</text:p>
          </table:table-cell>
          <table:table-cell table:number-columns-repeated="1016"/>
        </table:table-row>
        <table:table-row table:style-name="ro11">
          <table:table-cell/>
          <table:covered-table-cell table:style-name="ce9"/>
          <table:table-cell table:style-name="ce21" office:value-type="string" calcext:value-type="string">
            <text:p>Finger and code occlusion (2)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2(A), 11(A), 16(A), 23(A), 67(B)</text:p>
          </table:table-cell>
          <table:table-cell office:value-type="string" calcext:value-type="string">
            <text:p>20170908_155532_occlusion__c18A_c68BAB__finger_code_2.mp4</text:p>
          </table:table-cell>
          <table:table-cell table:number-columns-repeated="1016"/>
        </table:table-row>
        <table:table-row table:style-name="ro11">
          <table:table-cell/>
          <table:covered-table-cell table:style-name="ce21"/>
          <table:table-cell table:style-name="ce21" office:value-type="string" calcext:value-type="string">
            <text:p>Finger and code occlusion (3)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16(A), 19(A), 36(B), 38(B), 39(A), 40(D), 53(D), 55(A), 59(A), 67(D), 69(D), 93(B)</text:p>
          </table:table-cell>
          <table:table-cell office:value-type="string" calcext:value-type="string">
            <text:p>20170908_155725_occlusion__c18A_c68BAD__finger_code_3.mp4</text:p>
          </table:table-cell>
          <table:table-cell table:number-columns-repeated="1016"/>
        </table:table-row>
        <table:table-row table:style-name="ro11">
          <table:table-cell/>
          <table:covered-table-cell table:style-name="ce21"/>
          <table:table-cell table:style-name="ce21" office:value-type="string" calcext:value-type="string">
            <text:p>Phone occlusion (1)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17(A), 20(A), 21(A), 27(A), 35(C), 38(A), 40(A), 43(A), 45(A)</text:p>
          </table:table-cell>
          <table:table-cell office:value-type="string" calcext:value-type="string">
            <text:p>20170908_155653_occlusion__c18A__phone_1.mp4</text:p>
          </table:table-cell>
          <table:table-cell table:number-columns-repeated="1016"/>
        </table:table-row>
        <table:table-row table:style-name="ro11">
          <table:table-cell/>
          <table:covered-table-cell table:style-name="ce21"/>
          <table:table-cell table:style-name="ce21" office:value-type="string" calcext:value-type="string">
            <text:p>Phone occlusion (2)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16(A), 17(A), 19(A), 40(A)</text:p>
          </table:table-cell>
          <table:table-cell office:value-type="string" calcext:value-type="string">
            <text:p>20170908_155756_occlusion__c18A__phone_2.mp4</text:p>
          </table:table-cell>
          <table:table-cell table:number-columns-repeated="1016"/>
        </table:table-row>
        <table:table-row table:style-name="ro12">
          <table:table-cell table:number-columns-repeated="1024"/>
        </table:table-row>
        <table:table-row table:style-name="ro11">
          <table:table-cell table:style-name="ce19" office:value-type="string" calcext:value-type="string" table:number-columns-spanned="1" table:number-rows-spanned="11">
            <text:p>Morphological operations</text:p>
          </table:table-cell>
          <table:table-cell table:style-name="ce21" office:value-type="string" calcext:value-type="string" table:number-columns-spanned="1" table:number-rows-spanned="5">
            <text:p>3x3</text:p>
          </table:table-cell>
          <table:table-cell table:style-name="ce21" office:value-type="string" calcext:value-type="string">
            <text:p>Finger and code occlusion (1)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2" table:style-name="ce21" office:value-type="string" calcext:value-type="string">
            <text:p>A</text:p>
          </table:table-cell>
          <table:table-cell table:style-name="ce21" office:value-type="string" calcext:value-type="string">
            <text:p>3(D), 16(A), 17(A), 36(B), 37(A), 40(D), 71(A), 73(B), 74(C), 89(A)</text:p>
          </table:table-cell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Finger and code occlusion (2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2(A), 11(A), 16(A), 27(A), 37(A), 67(B)</text:p>
          </table:table-cell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Finger and code occlusion (3)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4(A), 16(A), 36(C), 38(B), 40(D), 61(A), 67(A), 82(C), 93(B), 95(D)</text:p>
          </table:table-cell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Phone occlusion (1)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17(A), 21(A), 27(A), 40(A), 43(A), 81(D)</text:p>
          </table:table-cell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Phone occlusion (2)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16(A), 21(A)</text:p>
          </table:table-cell>
          <table:table-cell table:number-columns-repeated="1017"/>
        </table:table-row>
        <table:table-row table:style-name="ro12">
          <table:covered-table-cell/>
          <table:table-cell table:number-columns-repeated="1023"/>
        </table:table-row>
        <table:table-row table:style-name="ro11">
          <table:covered-table-cell/>
          <table:table-cell table:style-name="ce21" office:value-type="string" calcext:value-type="string" table:number-columns-spanned="1" table:number-rows-spanned="5">
            <text:p>5x5</text:p>
          </table:table-cell>
          <table:table-cell table:style-name="ce21" office:value-type="string" calcext:value-type="string">
            <text:p>Finger and code occlusion (1)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2" table:style-name="ce21" office:value-type="string" calcext:value-type="string">
            <text:p>A</text:p>
          </table:table-cell>
          <table:table-cell table:style-name="ce21" office:value-type="string" calcext:value-type="string">
            <text:p>16(A), 17(A), 36(B), 37(A), 38(B), 40(D), 50(A), 62(A), 71(A), 74(C), 80(B), 89(D)</text:p>
          </table:table-cell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Finger and code occlusion (2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1(A), 2(A), 11(A), 16(A), 17(A), 37(A), 66(B)</text:p>
          </table:table-cell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Finger and code occlusion (3)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2(D), 4(A), 16(A), 36(C), 37(A), 38(B), 51(A), 54(D), 59(A), 60(A), 69(D)</text:p>
          </table:table-cell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Phone occlusion (1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3(A), 17(A), 21(A), 35(C), 43(A), 45(A), 62(A)</text:p>
          </table:table-cell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Phone occlusion (2)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40(A), 62(A)</text:p>
          </table:table-cell>
          <table:table-cell table:number-columns-repeated="1017"/>
        </table:table-row>
        <table:table-row table:style-name="ro12">
          <table:table-cell table:number-columns-repeated="1024"/>
        </table:table-row>
        <table:table-row table:style-name="ro11">
          <table:table-cell/>
          <table:table-cell table:style-name="ce21" office:value-type="string" calcext:value-type="string" table:number-columns-spanned="1" table:number-rows-spanned="5">
            <text:p>Time-consistency</text:p>
          </table:table-cell>
          <table:table-cell table:style-name="ce21" office:value-type="string" calcext:value-type="string">
            <text:p>Finger and code occlusion (1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, A</text:p>
          </table:table-cell>
          <table:table-cell table:style-name="ce21"/>
          <table:table-cell table:number-columns-repeated="1017"/>
        </table:table-row>
        <table:table-row table:style-name="ro11">
          <table:table-cell/>
          <table:covered-table-cell table:style-name="ce21"/>
          <table:table-cell table:style-name="ce21" office:value-type="string" calcext:value-type="string">
            <text:p>Finger and code occlusion (2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, A, B</text:p>
          </table:table-cell>
          <table:table-cell table:style-name="ce21"/>
          <table:table-cell table:number-columns-repeated="1017"/>
        </table:table-row>
        <table:table-row table:style-name="ro11">
          <table:table-cell/>
          <table:covered-table-cell table:style-name="ce21"/>
          <table:table-cell table:style-name="ce21" office:value-type="string" calcext:value-type="string">
            <text:p>Finger and code occlusion (3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, A, D</text:p>
          </table:table-cell>
          <table:table-cell table:style-name="ce21"/>
          <table:table-cell table:number-columns-repeated="1017"/>
        </table:table-row>
        <table:table-row table:style-name="ro11">
          <table:table-cell/>
          <table:covered-table-cell table:style-name="ce21"/>
          <table:table-cell table:style-name="ce21" office:value-type="string" calcext:value-type="string">
            <text:p>Phone occlusion (1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11">
          <table:table-cell/>
          <table:covered-table-cell table:style-name="ce21"/>
          <table:table-cell table:style-name="ce21" office:value-type="string" calcext:value-type="string">
            <text:p>Phone occlusion (2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12">
          <table:table-cell table:number-columns-repeated="1024"/>
        </table:table-row>
        <table:table-row table:style-name="ro11">
          <table:table-cell table:style-name="ce19" office:value-type="string" calcext:value-type="string" table:number-columns-spanned="1" table:number-rows-spanned="11">
            <text:p>Morphological operations</text:p>
          </table:table-cell>
          <table:table-cell table:style-name="ce21" office:value-type="string" calcext:value-type="string" table:number-columns-spanned="1" table:number-rows-spanned="5">
            <text:p>Time-consistency</text:p>
            <text:p>+</text:p>
            <text:p>3x3</text:p>
          </table:table-cell>
          <table:table-cell table:style-name="ce21" office:value-type="string" calcext:value-type="string">
            <text:p>Finger and code occlusion (1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, A</text:p>
          </table:table-cell>
          <table:table-cell table:style-name="ce21"/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Finger and code occlusion (2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, A, B</text:p>
          </table:table-cell>
          <table:table-cell table:style-name="ce21"/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Finger and code occlusion (3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, A, D</text:p>
          </table:table-cell>
          <table:table-cell table:style-name="ce21"/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Phone occlusion (1)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Phone occlusion (2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12">
          <table:covered-table-cell/>
          <table:table-cell table:number-columns-repeated="1023"/>
        </table:table-row>
        <table:table-row table:style-name="ro11">
          <table:covered-table-cell/>
          <table:table-cell table:style-name="ce21" office:value-type="string" calcext:value-type="string" table:number-columns-spanned="1" table:number-rows-spanned="5">
            <text:p>Time-consistency</text:p>
            <text:p>+</text:p>
            <text:p>5x5</text:p>
          </table:table-cell>
          <table:table-cell table:style-name="ce21" office:value-type="string" calcext:value-type="string">
            <text:p>Finger and code occlusion (1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, A</text:p>
          </table:table-cell>
          <table:table-cell table:style-name="ce21"/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Finger and code occlusion (2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, A, B</text:p>
          </table:table-cell>
          <table:table-cell table:style-name="ce21"/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Finger and code occlusion (3)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,A, D</text:p>
          </table:table-cell>
          <table:table-cell table:style-name="ce21"/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Phone occlusion (1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11">
          <table:covered-table-cell/>
          <table:covered-table-cell table:style-name="ce21"/>
          <table:table-cell table:style-name="ce21" office:value-type="string" calcext:value-type="string">
            <text:p>Phone occlusion (2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ss @ 1280x720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1" table:number-columns-repeated="3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1" table:number-columns-repeated="3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1" table:number-columns-repeated="947" table:default-cell-style-name="ce2"/>
        <table:table-column table:style-name="co1" table:number-columns-repeated="17" table:default-cell-style-name="Default"/>
        <table:table-row table:style-name="ro13">
          <table:table-cell table:style-name="ce29" office:value-type="string" calcext:value-type="string" table:number-columns-spanned="1" table:number-rows-spanned="51">
            <text:p>72 TopCodes</text:p>
            <text:p>From floor, start center, turn left, turn right</text:p>
          </table:table-cell>
          <table:table-cell table:style-name="ce37"/>
          <table:table-cell/>
          <table:table-cell table:style-name="ce48" office:value-type="string" calcext:value-type="string" table:number-columns-spanned="17" table:number-rows-spanned="1">
            <text:p>Time-consistency only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3x3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5x5</text:p>
          </table:table-cell>
          <table:covered-table-cell table:number-columns-repeated="16"/>
          <table:table-cell table:number-columns-repeated="964"/>
        </table:table-row>
        <table:table-row table:style-name="ro3">
          <table:covered-table-cell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982"/>
        </table:table-row>
        <table:table-row table:style-name="ro3">
          <table:covered-table-cell/>
          <table:table-cell table:style-name="ce1" office:value-type="float" office:value="10" calcext:value-type="float" table:number-columns-spanned="1" table:number-rows-spanned="4">
            <text:p>10,00</text:p>
          </table:table-cell>
          <table:table-cell office:value-type="string" calcext:value-type="string">
            <text:p>Size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0" calcext:value-type="float" table:number-columns-spanned="1" table:number-rows-spanned="4">
            <text:p>10,00</text:p>
          </table:table-cell>
          <table:table-cell office:value-type="string" calcext:value-type="string">
            <text:p>Size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0" calcext:value-type="float" table:number-columns-spanned="1" table:number-rows-spanned="4">
            <text:p>10,00</text:p>
          </table:table-cell>
          <table:table-cell office:value-type="string" calcext:value-type="string">
            <text:p>Size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D5:.T5];&quot;=A&quot;)+COUNTIF([.D5:.T5];&quot;=B&quot;)+COUNTIF([.D5:.T5];&quot;=C&quot;)+COUNTIF([.D5:.T5];&quot;=D&quot;)" office:value-type="float" office:value="6" calcext:value-type="float">
            <text:p>6</text:p>
          </table:table-cell>
          <table:covered-table-cell/>
          <table:table-cell office:value-type="string" calcext:value-type="string">
            <text:p>Answer</text:p>
          </table:table-cell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X5:.AN5];&quot;=A&quot;)+COUNTIF([.X5:.AN5];&quot;=B&quot;)+COUNTIF([.X5:.AN5];&quot;=C&quot;)+COUNTIF([.X5:.AN5];&quot;=D&quot;)" office:value-type="float" office:value="6" calcext:value-type="float">
            <text:p>6</text:p>
          </table:table-cell>
          <table:covered-table-cell/>
          <table:table-cell office:value-type="string" calcext:value-type="string">
            <text:p>Answer</text:p>
          </table:table-cell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AR5:.BH5];&quot;=A&quot;)+COUNTIF([.AR5:.BH5];&quot;=B&quot;)+COUNTIF([.AR5:.BH5];&quot;=C&quot;)+COUNTIF([.AR5:.BH5];&quot;=D&quot;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covered-table-cell table:number-columns-repeated="2" table:style-name="ce30"/>
          <table:table-cell table:style-name="ce41" office:value-type="string" calcext:value-type="string">
            <text:p>Detected</text:p>
          </table:table-cell>
          <table:table-cell table:style-name="ce49" table:number-columns-repeated="6"/>
          <table:table-cell table:style-name="ce49" office:value-type="string" calcext:value-type="string">
            <text:p>-</text:p>
          </table:table-cell>
          <table:table-cell table:style-name="ce49"/>
          <table:table-cell table:style-name="ce49" office:value-type="string" calcext:value-type="string">
            <text:p>-</text:p>
          </table:table-cell>
          <table:table-cell table:style-name="ce49"/>
          <table:table-cell table:style-name="ce49" office:value-type="string" calcext:value-type="string">
            <text:p>-</text:p>
          </table:table-cell>
          <table:table-cell table:style-name="ce49"/>
          <table:table-cell table:style-name="ce49" office:value-type="string" calcext:value-type="string">
            <text:p>-</text:p>
          </table:table-cell>
          <table:table-cell table:style-name="ce49"/>
          <table:table-cell table:style-name="ce49" office:value-type="string" calcext:value-type="string">
            <text:p>-</text:p>
          </table:table-cell>
          <table:table-cell table:style-name="ce49"/>
          <table:table-cell table:style-name="ce49" office:value-type="string" calcext:value-type="string">
            <text:p>A</text:p>
          </table:table-cell>
          <table:table-cell table:style-name="ce41" table:formula="of:=COUNTIF([.D6:.T6];&quot;=A&quot;)+COUNTIF([.D6:.T6];&quot;=B&quot;)+COUNTIF([.D6:.T6];&quot;=C&quot;)+COUNTIF([.D6:.T6];&quot;=D&quot;)" office:value-type="float" office:value="1" calcext:value-type="float">
            <text:p>1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table:number-columns-repeated="6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formula="of:=COUNTIF([.X6:.AN6];&quot;=A&quot;)+COUNTIF([.X6:.AN6];&quot;=B&quot;)+COUNTIF([.X6:.AN6];&quot;=C&quot;)+COUNTIF([.X6:.AN6];&quot;=D&quot;)" office:value-type="float" office:value="0" calcext:value-type="float">
            <text:p>0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table:number-columns-repeated="6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formula="of:=COUNTIF([.AR6:.BH6];&quot;=A&quot;)+COUNTIF([.AR6:.BH6];&quot;=B&quot;)+COUNTIF([.AR6:.BH6];&quot;=C&quot;)+COUNTIF([.AR6:.BH6];&quot;=D&quot;)" office:value-type="float" office:value="0" calcext:value-type="float">
            <text:p>0</text:p>
          </table:table-cell>
          <table:table-cell table:style-name="ce41" table:number-columns-repeated="946"/>
          <table:table-cell table:style-name="ce58" table:number-columns-repeated="17"/>
        </table:table-row>
        <table:table-row table:style-name="ro14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9" calcext:value-type="float" table:number-columns-spanned="1" table:number-rows-spanned="4">
            <text:p>9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9" calcext:value-type="float" table:number-columns-spanned="1" table:number-rows-spanned="4">
            <text:p>9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9" calcext:value-type="float" table:number-columns-spanned="1" table:number-rows-spanned="4">
            <text:p>9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D10:.T10];&quot;=A&quot;)+COUNTIF([.D10:.T10];&quot;=B&quot;)+COUNTIF([.D10:.T10];&quot;=C&quot;)+COUNTIF([.D10:.T10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X10:.AN10];&quot;=A&quot;)+COUNTIF([.X10:.AN10];&quot;=B&quot;)+COUNTIF([.X10:.AN10];&quot;=C&quot;)+COUNTIF([.X10:.AN10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AR10:.BH10];&quot;=A&quot;)+COUNTIF([.AR10:.BH10];&quot;=B&quot;)+COUNTIF([.AR10:.BH10];&quot;=C&quot;)+COUNTIF([.AR10:.BH10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1"/>
          <table:table-cell table:style-name="ce42" office:value-type="string" calcext:value-type="string">
            <text:p>Detected</text:p>
          </table:table-cell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A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A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A</text:p>
          </table:table-cell>
          <table:table-cell table:style-name="ce42" table:formula="of:=COUNTIF([.D11:.T11];&quot;=A&quot;)+COUNTIF([.D11:.T11];&quot;=B&quot;)+COUNTIF([.D11:.T11];&quot;=C&quot;)+COUNTIF([.D11:.T11];&quot;=D&quot;)" office:value-type="float" office:value="3" calcext:value-type="float">
            <text:p>3</text:p>
          </table:table-cell>
          <table:covered-table-cell table:style-name="ce31"/>
          <table:table-cell table:style-name="ce42" office:value-type="string" calcext:value-type="string">
            <text:p>Detected</text:p>
          </table:table-cell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 table:formula="of:=COUNTIF([.X11:.AN11];&quot;=A&quot;)+COUNTIF([.X11:.AN11];&quot;=B&quot;)+COUNTIF([.X11:.AN11];&quot;=C&quot;)+COUNTIF([.X11:.AN11];&quot;=D&quot;)" office:value-type="float" office:value="0" calcext:value-type="float">
            <text:p>0</text:p>
          </table:table-cell>
          <table:covered-table-cell table:style-name="ce31"/>
          <table:table-cell table:style-name="ce42" office:value-type="string" calcext:value-type="string">
            <text:p>Detected</text:p>
          </table:table-cell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42" table:formula="of:=COUNTIF([.AR11:.BH11];&quot;=A&quot;)+COUNTIF([.AR11:.BH11];&quot;=B&quot;)+COUNTIF([.AR11:.BH11];&quot;=C&quot;)+COUNTIF([.AR11:.BH11];&quot;=D&quot;)" office:value-type="float" office:value="0" calcext:value-type="float">
            <text:p>0</text:p>
          </table:table-cell>
          <table:table-cell table:style-name="ce42" table:number-columns-repeated="946"/>
          <table:table-cell table:style-name="ce59" table:number-columns-repeated="17"/>
        </table:table-row>
        <table:table-row table:style-name="ro14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8" calcext:value-type="float" table:number-columns-spanned="1" table:number-rows-spanned="4">
            <text:p>8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8" calcext:value-type="float" table:number-columns-spanned="1" table:number-rows-spanned="4">
            <text:p>8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8" calcext:value-type="float" table:number-columns-spanned="1" table:number-rows-spanned="4">
            <text:p>8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D15:.T15];&quot;=A&quot;)+COUNTIF([.D15:.T15];&quot;=B&quot;)+COUNTIF([.D15:.T15];&quot;=C&quot;)+COUNTIF([.D15:.T15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X15:.AN15];&quot;=A&quot;)+COUNTIF([.X15:.AN15];&quot;=B&quot;)+COUNTIF([.X15:.AN15];&quot;=C&quot;)+COUNTIF([.X15:.AN15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AR15:.BH15];&quot;=A&quot;)+COUNTIF([.AR15:.BH15];&quot;=B&quot;)+COUNTIF([.AR15:.BH15];&quot;=C&quot;)+COUNTIF([.AR15:.BH15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2"/>
          <table:table-cell table:style-name="ce41" table:formula="of:=COUNTIF([.D16:.T16];&quot;=A&quot;)+COUNTIF([.D16:.T16];&quot;=B&quot;)+COUNTIF([.D16:.T16];&quot;=C&quot;)+COUNTIF([.D16:.T16];&quot;=D&quot;)" office:value-type="float" office:value="6" calcext:value-type="float">
            <text:p>6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2"/>
          <table:table-cell table:style-name="ce41" table:formula="of:=COUNTIF([.X16:.AN16];&quot;=A&quot;)+COUNTIF([.X16:.AN16];&quot;=B&quot;)+COUNTIF([.X16:.AN16];&quot;=C&quot;)+COUNTIF([.X16:.AN16];&quot;=D&quot;)" office:value-type="float" office:value="1" calcext:value-type="float">
            <text:p>1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2"/>
          <table:table-cell table:style-name="ce41" table:formula="of:=COUNTIF([.AR16:.BH16];&quot;=A&quot;)+COUNTIF([.AR16:.BH16];&quot;=B&quot;)+COUNTIF([.AR16:.BH16];&quot;=C&quot;)+COUNTIF([.AR16:.BH16];&quot;=D&quot;)" office:value-type="float" office:value="0" calcext:value-type="float">
            <text:p>0</text:p>
          </table:table-cell>
          <table:table-cell table:style-name="ce41" table:number-columns-repeated="946"/>
          <table:table-cell table:style-name="ce58" table:number-columns-repeated="17"/>
        </table:table-row>
        <table:table-row table:style-name="ro14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7" calcext:value-type="float" table:number-columns-spanned="1" table:number-rows-spanned="4">
            <text:p>7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" calcext:value-type="float" table:number-columns-spanned="1" table:number-rows-spanned="4">
            <text:p>7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" calcext:value-type="float" table:number-columns-spanned="1" table:number-rows-spanned="4">
            <text:p>7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D20:.T20];&quot;=A&quot;)+COUNTIF([.D20:.T20];&quot;=B&quot;)+COUNTIF([.D20:.T20];&quot;=C&quot;)+COUNTIF([.D20:.T20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X20:.AN20];&quot;=A&quot;)+COUNTIF([.X20:.AN20];&quot;=B&quot;)+COUNTIF([.X20:.AN20];&quot;=C&quot;)+COUNTIF([.X20:.AN20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AR20:.BH20];&quot;=A&quot;)+COUNTIF([.AR20:.BH20];&quot;=B&quot;)+COUNTIF([.AR20:.BH20];&quot;=C&quot;)+COUNTIF([.AR20:.BH20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formula="of:=COUNTIF([.D21:.T21];&quot;=A&quot;)+COUNTIF([.D21:.T21];&quot;=B&quot;)+COUNTIF([.D21:.T21];&quot;=C&quot;)+COUNTIF([.D21:.T21];&quot;=D&quot;)" office:value-type="float" office:value="6" calcext:value-type="float">
            <text:p>6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formula="of:=COUNTIF([.X21:.AN21];&quot;=A&quot;)+COUNTIF([.X21:.AN21];&quot;=B&quot;)+COUNTIF([.X21:.AN21];&quot;=C&quot;)+COUNTIF([.X21:.AN21];&quot;=D&quot;)" office:value-type="float" office:value="2" calcext:value-type="float">
            <text:p>2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formula="of:=COUNTIF([.AR21:.BH21];&quot;=A&quot;)+COUNTIF([.AR21:.BH21];&quot;=B&quot;)+COUNTIF([.AR21:.BH21];&quot;=C&quot;)+COUNTIF([.AR21:.BH21];&quot;=D&quot;)" office:value-type="float" office:value="0" calcext:value-type="float">
            <text:p>0</text:p>
          </table:table-cell>
          <table:table-cell table:style-name="ce41" table:number-columns-repeated="946"/>
          <table:table-cell table:style-name="ce58" table:number-columns-repeated="17"/>
        </table:table-row>
        <table:table-row table:style-name="ro14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6" calcext:value-type="float" table:number-columns-spanned="1" table:number-rows-spanned="4">
            <text:p>6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6" calcext:value-type="float" table:number-columns-spanned="1" table:number-rows-spanned="4">
            <text:p>6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6" calcext:value-type="float" table:number-columns-spanned="1" table:number-rows-spanned="4">
            <text:p>6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25:.T25];&quot;=A&quot;)+COUNTIF([.D25:.T25];&quot;=B&quot;)+COUNTIF([.D25:.T25];&quot;=C&quot;)+COUNTIF([.D25:.T25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25:.AN25];&quot;=A&quot;)+COUNTIF([.X25:.AN25];&quot;=B&quot;)+COUNTIF([.X25:.AN25];&quot;=C&quot;)+COUNTIF([.X25:.AN25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25:.BH25];&quot;=A&quot;)+COUNTIF([.AR25:.BH25];&quot;=B&quot;)+COUNTIF([.AR25:.BH25];&quot;=C&quot;)+COUNTIF([.AR25:.BH25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2"/>
          <table:table-cell table:style-name="ce41" table:formula="of:=COUNTIF([.D26:.T26];&quot;=A&quot;)+COUNTIF([.D26:.T26];&quot;=B&quot;)+COUNTIF([.D26:.T26];&quot;=C&quot;)+COUNTIF([.D26:.T26];&quot;=D&quot;)" office:value-type="float" office:value="5" calcext:value-type="float">
            <text:p>5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2"/>
          <table:table-cell table:style-name="ce41" table:formula="of:=COUNTIF([.X26:.AN26];&quot;=A&quot;)+COUNTIF([.X26:.AN26];&quot;=B&quot;)+COUNTIF([.X26:.AN26];&quot;=C&quot;)+COUNTIF([.X26:.AN26];&quot;=D&quot;)" office:value-type="float" office:value="2" calcext:value-type="float">
            <text:p>2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2"/>
          <table:table-cell table:style-name="ce41" table:formula="of:=COUNTIF([.AR26:.BH26];&quot;=A&quot;)+COUNTIF([.AR26:.BH26];&quot;=B&quot;)+COUNTIF([.AR26:.BH26];&quot;=C&quot;)+COUNTIF([.AR26:.BH26];&quot;=D&quot;)" office:value-type="float" office:value="0" calcext:value-type="float">
            <text:p>0</text:p>
          </table:table-cell>
          <table:table-cell table:style-name="ce41" table:number-columns-repeated="946"/>
          <table:table-cell table:style-name="ce58" table:number-columns-repeated="17"/>
        </table:table-row>
        <table:table-row table:style-name="ro14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5" calcext:value-type="float" table:number-columns-spanned="1" table:number-rows-spanned="4">
            <text:p>5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5" calcext:value-type="float" table:number-columns-spanned="1" table:number-rows-spanned="4">
            <text:p>5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5" calcext:value-type="float" table:number-columns-spanned="1" table:number-rows-spanned="4">
            <text:p>5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D30:.T30];&quot;=A&quot;)+COUNTIF([.D30:.T30];&quot;=B&quot;)+COUNTIF([.D30:.T30];&quot;=C&quot;)+COUNTIF([.D30:.T30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X30:.AN30];&quot;=A&quot;)+COUNTIF([.X30:.AN30];&quot;=B&quot;)+COUNTIF([.X30:.AN30];&quot;=C&quot;)+COUNTIF([.X30:.AN30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AR30:.BH30];&quot;=A&quot;)+COUNTIF([.AR30:.BH30];&quot;=B&quot;)+COUNTIF([.AR30:.BH30];&quot;=C&quot;)+COUNTIF([.AR30:.BH30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C</text:p>
          </table:table-cell>
          <table:table-cell table:style-name="ce41"/>
          <table:table-cell table:style-name="ce41" office:value-type="string" calcext:value-type="string">
            <text:p>C</text:p>
          </table:table-cell>
          <table:table-cell table:style-name="ce41"/>
          <table:table-cell table:style-name="ce41" office:value-type="string" calcext:value-type="string">
            <text:p>C</text:p>
          </table:table-cell>
          <table:table-cell table:style-name="ce41"/>
          <table:table-cell table:style-name="ce41" office:value-type="string" calcext:value-type="string">
            <text:p>C</text:p>
          </table:table-cell>
          <table:table-cell table:style-name="ce41"/>
          <table:table-cell table:style-name="ce41" office:value-type="string" calcext:value-type="string">
            <text:p>C</text:p>
          </table:table-cell>
          <table:table-cell table:style-name="ce41"/>
          <table:table-cell table:style-name="ce41" office:value-type="string" calcext:value-type="string">
            <text:p>C</text:p>
          </table:table-cell>
          <table:table-cell table:style-name="ce41"/>
          <table:table-cell table:style-name="ce41" office:value-type="string" calcext:value-type="string">
            <text:p>C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formula="of:=COUNTIF([.D31:.T31];&quot;=A&quot;)+COUNTIF([.D31:.T31];&quot;=B&quot;)+COUNTIF([.D31:.T31];&quot;=C&quot;)+COUNTIF([.D31:.T31];&quot;=D&quot;)" office:value-type="float" office:value="7" calcext:value-type="float">
            <text:p>7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C</text:p>
          </table:table-cell>
          <table:table-cell table:style-name="ce41"/>
          <table:table-cell table:style-name="ce41" office:value-type="string" calcext:value-type="string">
            <text:p>C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C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C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formula="of:=COUNTIF([.X31:.AN31];&quot;=A&quot;)+COUNTIF([.X31:.AN31];&quot;=B&quot;)+COUNTIF([.X31:.AN31];&quot;=C&quot;)+COUNTIF([.X31:.AN31];&quot;=D&quot;)" office:value-type="float" office:value="4" calcext:value-type="float">
            <text:p>4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formula="of:=COUNTIF([.AR31:.BH31];&quot;=A&quot;)+COUNTIF([.AR31:.BH31];&quot;=B&quot;)+COUNTIF([.AR31:.BH31];&quot;=C&quot;)+COUNTIF([.AR31:.BH31];&quot;=D&quot;)" office:value-type="float" office:value="0" calcext:value-type="float">
            <text:p>0</text:p>
          </table:table-cell>
          <table:table-cell table:style-name="ce41" table:number-columns-repeated="946"/>
          <table:table-cell table:style-name="ce58" table:number-columns-repeated="17"/>
        </table:table-row>
        <table:table-row table:style-name="ro14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4" calcext:value-type="float" table:number-columns-spanned="1" table:number-rows-spanned="4">
            <text:p>4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4" calcext:value-type="float" table:number-columns-spanned="1" table:number-rows-spanned="4">
            <text:p>4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4" calcext:value-type="float" table:number-columns-spanned="1" table:number-rows-spanned="4">
            <text:p>4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35:.T35];&quot;=A&quot;)+COUNTIF([.D35:.T35];&quot;=B&quot;)+COUNTIF([.D35:.T35];&quot;=C&quot;)+COUNTIF([.D35:.T35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35:.AN35];&quot;=A&quot;)+COUNTIF([.X35:.AN35];&quot;=B&quot;)+COUNTIF([.X35:.AN35];&quot;=C&quot;)+COUNTIF([.X35:.AN35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35:.BH35];&quot;=A&quot;)+COUNTIF([.AR35:.BH35];&quot;=B&quot;)+COUNTIF([.AR35:.BH35];&quot;=C&quot;)+COUNTIF([.AR35:.BH35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2"/>
          <table:table-cell table:style-name="ce41" table:formula="of:=COUNTIF([.D36:.T36];&quot;=A&quot;)+COUNTIF([.D36:.T36];&quot;=B&quot;)+COUNTIF([.D36:.T36];&quot;=C&quot;)+COUNTIF([.D36:.T36];&quot;=D&quot;)" office:value-type="float" office:value="7" calcext:value-type="float">
            <text:p>7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2"/>
          <table:table-cell table:style-name="ce41" table:formula="of:=COUNTIF([.X36:.AN36];&quot;=A&quot;)+COUNTIF([.X36:.AN36];&quot;=B&quot;)+COUNTIF([.X36:.AN36];&quot;=C&quot;)+COUNTIF([.X36:.AN36];&quot;=D&quot;)" office:value-type="float" office:value="4" calcext:value-type="float">
            <text:p>4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2"/>
          <table:table-cell table:style-name="ce41" table:formula="of:=COUNTIF([.AR36:.BH36];&quot;=A&quot;)+COUNTIF([.AR36:.BH36];&quot;=B&quot;)+COUNTIF([.AR36:.BH36];&quot;=C&quot;)+COUNTIF([.AR36:.BH36];&quot;=D&quot;)" office:value-type="float" office:value="0" calcext:value-type="float">
            <text:p>0</text:p>
          </table:table-cell>
          <table:table-cell table:style-name="ce41" table:number-columns-repeated="946"/>
          <table:table-cell table:style-name="ce58" table:number-columns-repeated="17"/>
        </table:table-row>
        <table:table-row table:style-name="ro14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3" calcext:value-type="float" table:number-columns-spanned="1" table:number-rows-spanned="4">
            <text:p>3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3" calcext:value-type="float" table:number-columns-spanned="1" table:number-rows-spanned="4">
            <text:p>3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3" calcext:value-type="float" table:number-columns-spanned="1" table:number-rows-spanned="4">
            <text:p>3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D40:.T40];&quot;=A&quot;)+COUNTIF([.D40:.T40];&quot;=B&quot;)+COUNTIF([.D40:.T40];&quot;=C&quot;)+COUNTIF([.D40:.T40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X40:.AN40];&quot;=A&quot;)+COUNTIF([.X40:.AN40];&quot;=B&quot;)+COUNTIF([.X40:.AN40];&quot;=C&quot;)+COUNTIF([.X40:.AN40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AR40:.BH40];&quot;=A&quot;)+COUNTIF([.AR40:.BH40];&quot;=B&quot;)+COUNTIF([.AR40:.BH40];&quot;=C&quot;)+COUNTIF([.AR40:.BH40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 table:number-columns-repeated="2"/>
          <table:table-cell table:style-name="ce41" table:formula="of:=COUNTIF([.D41:.T41];&quot;=A&quot;)+COUNTIF([.D41:.T41];&quot;=B&quot;)+COUNTIF([.D41:.T41];&quot;=C&quot;)+COUNTIF([.D41:.T41];&quot;=D&quot;)" office:value-type="float" office:value="7" calcext:value-type="float">
            <text:p>7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2"/>
          <table:table-cell table:style-name="ce41" table:formula="of:=COUNTIF([.X41:.AN41];&quot;=A&quot;)+COUNTIF([.X41:.AN41];&quot;=B&quot;)+COUNTIF([.X41:.AN41];&quot;=C&quot;)+COUNTIF([.X41:.AN41];&quot;=D&quot;)" office:value-type="float" office:value="6" calcext:value-type="float">
            <text:p>6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2"/>
          <table:table-cell table:style-name="ce41" table:formula="of:=COUNTIF([.AR41:.BH41];&quot;=A&quot;)+COUNTIF([.AR41:.BH41];&quot;=B&quot;)+COUNTIF([.AR41:.BH41];&quot;=C&quot;)+COUNTIF([.AR41:.BH41];&quot;=D&quot;)" office:value-type="float" office:value="0" calcext:value-type="float">
            <text:p>0</text:p>
          </table:table-cell>
          <table:table-cell table:style-name="ce41" table:number-columns-repeated="946"/>
          <table:table-cell table:style-name="ce58" table:number-columns-repeated="17"/>
        </table:table-row>
        <table:table-row table:style-name="ro14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2" calcext:value-type="float" table:number-columns-spanned="1" table:number-rows-spanned="4">
            <text:p>2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2" calcext:value-type="float" table:number-columns-spanned="1" table:number-rows-spanned="4">
            <text:p>2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2" calcext:value-type="float" table:number-columns-spanned="1" table:number-rows-spanned="4">
            <text:p>2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D45:.T45];&quot;=A&quot;)+COUNTIF([.D45:.T45];&quot;=B&quot;)+COUNTIF([.D45:.T45];&quot;=C&quot;)+COUNTIF([.D45:.T45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X45:.AN45];&quot;=A&quot;)+COUNTIF([.X45:.AN45];&quot;=B&quot;)+COUNTIF([.X45:.AN45];&quot;=C&quot;)+COUNTIF([.X45:.AN45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AR45:.BH45];&quot;=A&quot;)+COUNTIF([.AR45:.BH45];&quot;=B&quot;)+COUNTIF([.AR45:.BH45];&quot;=C&quot;)+COUNTIF([.AR45:.BH45];&quot;=D&quot;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covered-table-cell table:number-columns-repeated="2"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4"/>
          <table:table-cell table:style-name="ce41" table:formula="of:=COUNTIF([.D46:.T46];&quot;=A&quot;)+COUNTIF([.D46:.T46];&quot;=B&quot;)+COUNTIF([.D46:.T46];&quot;=C&quot;)+COUNTIF([.D46:.T46];&quot;=D&quot;)" office:value-type="float" office:value="6" calcext:value-type="float">
            <text:p>6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4"/>
          <table:table-cell table:style-name="ce41" table:formula="of:=COUNTIF([.X46:.AN46];&quot;=A&quot;)+COUNTIF([.X46:.AN46];&quot;=B&quot;)+COUNTIF([.X46:.AN46];&quot;=C&quot;)+COUNTIF([.X46:.AN46];&quot;=D&quot;)" office:value-type="float" office:value="6" calcext:value-type="float">
            <text:p>6</text:p>
          </table:table-cell>
          <table:covered-table-cell table:style-name="ce30"/>
          <table:table-cell table:style-name="ce41" office:value-type="string" calcext:value-type="string">
            <text:p>Detected</text:p>
          </table:table-cell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-</text:p>
          </table:table-cell>
          <table:table-cell table:style-name="ce41" table:number-columns-repeated="4"/>
          <table:table-cell table:style-name="ce41" table:formula="of:=COUNTIF([.AR46:.BH46];&quot;=A&quot;)+COUNTIF([.AR46:.BH46];&quot;=B&quot;)+COUNTIF([.AR46:.BH46];&quot;=C&quot;)+COUNTIF([.AR46:.BH46];&quot;=D&quot;)" office:value-type="float" office:value="5" calcext:value-type="float">
            <text:p>5</text:p>
          </table:table-cell>
          <table:table-cell table:style-name="ce41" table:number-columns-repeated="946"/>
          <table:table-cell table:style-name="ce58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9"/>
          <table:table-cell table:style-name="ce51" table:formula="of:=[.U45]+[.U40]+[.U35]+[.U30]+[.U25]+[.U20]+[.U15]+[.U10]+[.U5]" office:value-type="float" office:value="72" calcext:value-type="float">
            <text:p>72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AO45]+[.AO40]+[.AO35]+[.AO30]+[.AO25]+[.AO20]+[.AO15]+[.AO10]+[.AO5]" office:value-type="float" office:value="72" calcext:value-type="float">
            <text:p>72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BI45]+[.BI40]+[.BI35]+[.BI30]+[.BI25]+[.BI20]+[.BI15]+[.BI10]+[.BI5]" office:value-type="float" office:value="72" calcext:value-type="float">
            <text:p>72</text:p>
          </table:table-cell>
          <table:table-cell office:value-type="string" calcext:value-type="string">
            <text:p>Total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9"/>
          <table:table-cell table:style-name="ce51" table:formula="of:=[.U6]+[.U11]+[.U16]+[.U21]+[.U26]+[.U31]+[.U36]+[.U41]+[.U46]" office:value-type="float" office:value="48" calcext:value-type="float">
            <text:p>48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AO6]+[.AO11]+[.AO16]+[.AO21]+[.AO26]+[.AO31]+[.AO36]+[.AO41]+[.AO46]" office:value-type="float" office:value="25" calcext:value-type="float">
            <text:p>25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BI6]+[.BI11]+[.BI16]+[.BI21]+[.BI26]+[.BI31]+[.BI36]+[.BI41]+[.BI46]" office:value-type="float" office:value="5" calcext:value-type="float">
            <text:p>5</text:p>
          </table:table-cell>
          <table:table-cell office:value-type="string" calcext:value-type="string">
            <text:p>Correct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9"/>
          <table:table-cell office:value-type="float" office:value="0" calcext:value-type="float">
            <text:p>0</text:p>
          </table:table-cell>
          <table:table-cell office:value-type="string" calcext:value-type="string">
            <text:p>Wrong</text:p>
          </table:table-cell>
          <table:table-cell table:number-columns-repeated="17"/>
          <table:table-cell table:style-name="ce50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ong</text:p>
          </table:table-cell>
          <table:table-cell table:number-columns-repeated="19"/>
          <table:table-cell office:value-type="string" calcext:value-type="string">
            <text:p>Wrong</text:p>
          </table:table-cell>
          <table:table-cell table:number-columns-repeated="962"/>
        </table:table-row>
        <table:table-row table:style-name="ro3">
          <table:table-cell table:number-columns-repeated="1024"/>
        </table:table-row>
        <table:table-row table:style-name="ro13">
          <table:table-cell table:style-name="ce29" office:value-type="string" calcext:value-type="string" table:number-columns-spanned="1" table:number-rows-spanned="51">
            <text:p>72 TopCodes</text:p>
            <text:p>From floor, start center, walk left, walk right</text:p>
          </table:table-cell>
          <table:table-cell table:style-name="ce37"/>
          <table:table-cell/>
          <table:table-cell table:style-name="ce48" office:value-type="string" calcext:value-type="string" table:number-columns-spanned="17" table:number-rows-spanned="1">
            <text:p>Time-consistency only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3x3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5x5</text:p>
          </table:table-cell>
          <table:covered-table-cell table:number-columns-repeated="16"/>
          <table:table-cell table:number-columns-repeated="964"/>
        </table:table-row>
        <table:table-row table:style-name="ro3">
          <table:covered-table-cell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982"/>
        </table:table-row>
        <table:table-row table:style-name="ro3">
          <table:covered-table-cell/>
          <table:table-cell table:style-name="ce1" office:value-type="float" office:value="10" calcext:value-type="float" table:number-columns-spanned="1" table:number-rows-spanned="4">
            <text:p>10,00</text:p>
          </table:table-cell>
          <table:table-cell office:value-type="string" calcext:value-type="string">
            <text:p>Size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0" calcext:value-type="float" table:number-columns-spanned="1" table:number-rows-spanned="4">
            <text:p>10,00</text:p>
          </table:table-cell>
          <table:table-cell office:value-type="string" calcext:value-type="string">
            <text:p>Size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0" calcext:value-type="float" table:number-columns-spanned="1" table:number-rows-spanned="4">
            <text:p>10,00</text:p>
          </table:table-cell>
          <table:table-cell office:value-type="string" calcext:value-type="string">
            <text:p>Size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D57:.T57];&quot;=A&quot;)+COUNTIF([.D57:.T57];&quot;=B&quot;)+COUNTIF([.D57:.T57];&quot;=C&quot;)+COUNTIF([.D57:.T57];&quot;=D&quot;)" office:value-type="float" office:value="6" calcext:value-type="float">
            <text:p>6</text:p>
          </table:table-cell>
          <table:covered-table-cell/>
          <table:table-cell office:value-type="string" calcext:value-type="string">
            <text:p>Answer</text:p>
          </table:table-cell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X57:.AN57];&quot;=A&quot;)+COUNTIF([.X57:.AN57];&quot;=B&quot;)+COUNTIF([.X57:.AN57];&quot;=C&quot;)+COUNTIF([.X57:.AN57];&quot;=D&quot;)" office:value-type="float" office:value="6" calcext:value-type="float">
            <text:p>6</text:p>
          </table:table-cell>
          <table:covered-table-cell/>
          <table:table-cell office:value-type="string" calcext:value-type="string">
            <text:p>Answer</text:p>
          </table:table-cell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AR57:.BH57];&quot;=A&quot;)+COUNTIF([.AR57:.BH57];&quot;=B&quot;)+COUNTIF([.AR57:.BH57];&quot;=C&quot;)+COUNTIF([.AR57:.BH57];&quot;=D&quot;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covered-table-cell table:number-columns-repeated="2" table:style-name="ce32"/>
          <table:table-cell table:style-name="ce43" office:value-type="string" calcext:value-type="string">
            <text:p>Detected</text:p>
          </table:table-cell>
          <table:table-cell table:style-name="ce43" table:number-columns-repeated="6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 table:formula="of:=COUNTIF([.D58:.T58];&quot;=A&quot;)+COUNTIF([.D58:.T58];&quot;=B&quot;)+COUNTIF([.D58:.T58];&quot;=C&quot;)+COUNTIF([.D58:.T58];&quot;=D&quot;)" office:value-type="float" office:value="1" calcext:value-type="float">
            <text:p>1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table:number-columns-repeated="6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formula="of:=COUNTIF([.X58:.AN58];&quot;=A&quot;)+COUNTIF([.X58:.AN58];&quot;=B&quot;)+COUNTIF([.X58:.AN58];&quot;=C&quot;)+COUNTIF([.X58:.AN58];&quot;=D&quot;)" office:value-type="float" office:value="0" calcext:value-type="float">
            <text:p>0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table:number-columns-repeated="6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formula="of:=COUNTIF([.AR58:.BH58];&quot;=A&quot;)+COUNTIF([.AR58:.BH58];&quot;=B&quot;)+COUNTIF([.AR58:.BH58];&quot;=C&quot;)+COUNTIF([.AR58:.BH58];&quot;=D&quot;)" office:value-type="float" office:value="0" calcext:value-type="float">
            <text:p>0</text:p>
          </table:table-cell>
          <table:table-cell table:style-name="ce43" table:number-columns-repeated="946"/>
          <table:table-cell table:style-name="ce60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9" calcext:value-type="float" table:number-columns-spanned="1" table:number-rows-spanned="4">
            <text:p>9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9" calcext:value-type="float" table:number-columns-spanned="1" table:number-rows-spanned="4">
            <text:p>9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9" calcext:value-type="float" table:number-columns-spanned="1" table:number-rows-spanned="4">
            <text:p>9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D62:.T62];&quot;=A&quot;)+COUNTIF([.D62:.T62];&quot;=B&quot;)+COUNTIF([.D62:.T62];&quot;=C&quot;)+COUNTIF([.D62:.T62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X62:.AN62];&quot;=A&quot;)+COUNTIF([.X62:.AN62];&quot;=B&quot;)+COUNTIF([.X62:.AN62];&quot;=C&quot;)+COUNTIF([.X62:.AN62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AR62:.BH62];&quot;=A&quot;)+COUNTIF([.AR62:.BH62];&quot;=B&quot;)+COUNTIF([.AR62:.BH62];&quot;=C&quot;)+COUNTIF([.AR62:.BH62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 table:formula="of:=COUNTIF([.D63:.T63];&quot;=A&quot;)+COUNTIF([.D63:.T63];&quot;=B&quot;)+COUNTIF([.D63:.T63];&quot;=C&quot;)+COUNTIF([.D63:.T63];&quot;=D&quot;)" office:value-type="float" office:value="3" calcext:value-type="float">
            <text:p>3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formula="of:=COUNTIF([.X63:.AN63];&quot;=A&quot;)+COUNTIF([.X63:.AN63];&quot;=B&quot;)+COUNTIF([.X63:.AN63];&quot;=C&quot;)+COUNTIF([.X63:.AN63];&quot;=D&quot;)" office:value-type="float" office:value="0" calcext:value-type="float">
            <text:p>0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formula="of:=COUNTIF([.AR63:.BH63];&quot;=A&quot;)+COUNTIF([.AR63:.BH63];&quot;=B&quot;)+COUNTIF([.AR63:.BH63];&quot;=C&quot;)+COUNTIF([.AR63:.BH63];&quot;=D&quot;)" office:value-type="float" office:value="0" calcext:value-type="float">
            <text:p>0</text:p>
          </table:table-cell>
          <table:table-cell table:style-name="ce43" table:number-columns-repeated="946"/>
          <table:table-cell table:style-name="ce60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8" calcext:value-type="float" table:number-columns-spanned="1" table:number-rows-spanned="4">
            <text:p>8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8" calcext:value-type="float" table:number-columns-spanned="1" table:number-rows-spanned="4">
            <text:p>8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8" calcext:value-type="float" table:number-columns-spanned="1" table:number-rows-spanned="4">
            <text:p>8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D67:.T67];&quot;=A&quot;)+COUNTIF([.D67:.T67];&quot;=B&quot;)+COUNTIF([.D67:.T67];&quot;=C&quot;)+COUNTIF([.D67:.T67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X67:.AN67];&quot;=A&quot;)+COUNTIF([.X67:.AN67];&quot;=B&quot;)+COUNTIF([.X67:.AN67];&quot;=C&quot;)+COUNTIF([.X67:.AN67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AR67:.BH67];&quot;=A&quot;)+COUNTIF([.AR67:.BH67];&quot;=B&quot;)+COUNTIF([.AR67:.BH67];&quot;=C&quot;)+COUNTIF([.AR67:.BH67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3" table:formula="of:=COUNTIF([.D68:.T68];&quot;=A&quot;)+COUNTIF([.D68:.T68];&quot;=B&quot;)+COUNTIF([.D68:.T68];&quot;=C&quot;)+COUNTIF([.D68:.T68];&quot;=D&quot;)" office:value-type="float" office:value="7" calcext:value-type="float">
            <text:p>7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number-columns-repeated="2"/>
          <table:table-cell table:style-name="ce43" table:formula="of:=COUNTIF([.X68:.AN68];&quot;=A&quot;)+COUNTIF([.X68:.AN68];&quot;=B&quot;)+COUNTIF([.X68:.AN68];&quot;=C&quot;)+COUNTIF([.X68:.AN68];&quot;=D&quot;)" office:value-type="float" office:value="0" calcext:value-type="float">
            <text:p>0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number-columns-repeated="2"/>
          <table:table-cell table:style-name="ce43" table:formula="of:=COUNTIF([.AR68:.BH68];&quot;=A&quot;)+COUNTIF([.AR68:.BH68];&quot;=B&quot;)+COUNTIF([.AR68:.BH68];&quot;=C&quot;)+COUNTIF([.AR68:.BH68];&quot;=D&quot;)" office:value-type="float" office:value="0" calcext:value-type="float">
            <text:p>0</text:p>
          </table:table-cell>
          <table:table-cell table:style-name="ce43" table:number-columns-repeated="946"/>
          <table:table-cell table:style-name="ce60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7" calcext:value-type="float" table:number-columns-spanned="1" table:number-rows-spanned="4">
            <text:p>7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" calcext:value-type="float" table:number-columns-spanned="1" table:number-rows-spanned="4">
            <text:p>7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" calcext:value-type="float" table:number-columns-spanned="1" table:number-rows-spanned="4">
            <text:p>7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D72:.T72];&quot;=A&quot;)+COUNTIF([.D72:.T72];&quot;=B&quot;)+COUNTIF([.D72:.T72];&quot;=C&quot;)+COUNTIF([.D72:.T72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X72:.AN72];&quot;=A&quot;)+COUNTIF([.X72:.AN72];&quot;=B&quot;)+COUNTIF([.X72:.AN72];&quot;=C&quot;)+COUNTIF([.X72:.AN72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AR72:.BH72];&quot;=A&quot;)+COUNTIF([.AR72:.BH72];&quot;=B&quot;)+COUNTIF([.AR72:.BH72];&quot;=C&quot;)+COUNTIF([.AR72:.BH72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formula="of:=COUNTIF([.D73:.T73];&quot;=A&quot;)+COUNTIF([.D73:.T73];&quot;=B&quot;)+COUNTIF([.D73:.T73];&quot;=C&quot;)+COUNTIF([.D73:.T73];&quot;=D&quot;)" office:value-type="float" office:value="6" calcext:value-type="float">
            <text:p>6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formula="of:=COUNTIF([.X73:.AN73];&quot;=A&quot;)+COUNTIF([.X73:.AN73];&quot;=B&quot;)+COUNTIF([.X73:.AN73];&quot;=C&quot;)+COUNTIF([.X73:.AN73];&quot;=D&quot;)" office:value-type="float" office:value="2" calcext:value-type="float">
            <text:p>2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formula="of:=COUNTIF([.AR73:.BH73];&quot;=A&quot;)+COUNTIF([.AR73:.BH73];&quot;=B&quot;)+COUNTIF([.AR73:.BH73];&quot;=C&quot;)+COUNTIF([.AR73:.BH73];&quot;=D&quot;)" office:value-type="float" office:value="0" calcext:value-type="float">
            <text:p>0</text:p>
          </table:table-cell>
          <table:table-cell table:style-name="ce43" table:number-columns-repeated="946"/>
          <table:table-cell table:style-name="ce60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6" calcext:value-type="float" table:number-columns-spanned="1" table:number-rows-spanned="4">
            <text:p>6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6" calcext:value-type="float" table:number-columns-spanned="1" table:number-rows-spanned="4">
            <text:p>6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6" calcext:value-type="float" table:number-columns-spanned="1" table:number-rows-spanned="4">
            <text:p>6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77:.T77];&quot;=A&quot;)+COUNTIF([.D77:.T77];&quot;=B&quot;)+COUNTIF([.D77:.T77];&quot;=C&quot;)+COUNTIF([.D77:.T77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77:.AN77];&quot;=A&quot;)+COUNTIF([.X77:.AN77];&quot;=B&quot;)+COUNTIF([.X77:.AN77];&quot;=C&quot;)+COUNTIF([.X77:.AN77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77:.BH77];&quot;=A&quot;)+COUNTIF([.AR77:.BH77];&quot;=B&quot;)+COUNTIF([.AR77:.BH77];&quot;=C&quot;)+COUNTIF([.AR77:.BH77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number-columns-repeated="2"/>
          <table:table-cell table:style-name="ce43" table:formula="of:=COUNTIF([.D78:.T78];&quot;=A&quot;)+COUNTIF([.D78:.T78];&quot;=B&quot;)+COUNTIF([.D78:.T78];&quot;=C&quot;)+COUNTIF([.D78:.T78];&quot;=D&quot;)" office:value-type="float" office:value="5" calcext:value-type="float">
            <text:p>5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number-columns-repeated="2"/>
          <table:table-cell table:style-name="ce43" table:formula="of:=COUNTIF([.X78:.AN78];&quot;=A&quot;)+COUNTIF([.X78:.AN78];&quot;=B&quot;)+COUNTIF([.X78:.AN78];&quot;=C&quot;)+COUNTIF([.X78:.AN78];&quot;=D&quot;)" office:value-type="float" office:value="2" calcext:value-type="float">
            <text:p>2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number-columns-repeated="2"/>
          <table:table-cell table:style-name="ce43" table:formula="of:=COUNTIF([.AR78:.BH78];&quot;=A&quot;)+COUNTIF([.AR78:.BH78];&quot;=B&quot;)+COUNTIF([.AR78:.BH78];&quot;=C&quot;)+COUNTIF([.AR78:.BH78];&quot;=D&quot;)" office:value-type="float" office:value="0" calcext:value-type="float">
            <text:p>0</text:p>
          </table:table-cell>
          <table:table-cell table:style-name="ce43" table:number-columns-repeated="946"/>
          <table:table-cell table:style-name="ce60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5" calcext:value-type="float" table:number-columns-spanned="1" table:number-rows-spanned="4">
            <text:p>5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5" calcext:value-type="float" table:number-columns-spanned="1" table:number-rows-spanned="4">
            <text:p>5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5" calcext:value-type="float" table:number-columns-spanned="1" table:number-rows-spanned="4">
            <text:p>5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D82:.T82];&quot;=A&quot;)+COUNTIF([.D82:.T82];&quot;=B&quot;)+COUNTIF([.D82:.T82];&quot;=C&quot;)+COUNTIF([.D82:.T82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X82:.AN82];&quot;=A&quot;)+COUNTIF([.X82:.AN82];&quot;=B&quot;)+COUNTIF([.X82:.AN82];&quot;=C&quot;)+COUNTIF([.X82:.AN82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AR82:.BH82];&quot;=A&quot;)+COUNTIF([.AR82:.BH82];&quot;=B&quot;)+COUNTIF([.AR82:.BH82];&quot;=C&quot;)+COUNTIF([.AR82:.BH82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 table:formula="of:=COUNTIF([.D83:.T83];&quot;=A&quot;)+COUNTIF([.D83:.T83];&quot;=B&quot;)+COUNTIF([.D83:.T83];&quot;=C&quot;)+COUNTIF([.D83:.T83];&quot;=D&quot;)" office:value-type="float" office:value="9" calcext:value-type="float">
            <text:p>9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C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formula="of:=COUNTIF([.X83:.AN83];&quot;=A&quot;)+COUNTIF([.X83:.AN83];&quot;=B&quot;)+COUNTIF([.X83:.AN83];&quot;=C&quot;)+COUNTIF([.X83:.AN83];&quot;=D&quot;)" office:value-type="float" office:value="4" calcext:value-type="float">
            <text:p>4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formula="of:=COUNTIF([.AR83:.BH83];&quot;=A&quot;)+COUNTIF([.AR83:.BH83];&quot;=B&quot;)+COUNTIF([.AR83:.BH83];&quot;=C&quot;)+COUNTIF([.AR83:.BH83];&quot;=D&quot;)" office:value-type="float" office:value="0" calcext:value-type="float">
            <text:p>0</text:p>
          </table:table-cell>
          <table:table-cell table:style-name="ce43" table:number-columns-repeated="946"/>
          <table:table-cell table:style-name="ce60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4" calcext:value-type="float" table:number-columns-spanned="1" table:number-rows-spanned="4">
            <text:p>4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4" calcext:value-type="float" table:number-columns-spanned="1" table:number-rows-spanned="4">
            <text:p>4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4" calcext:value-type="float" table:number-columns-spanned="1" table:number-rows-spanned="4">
            <text:p>4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87:.T87];&quot;=A&quot;)+COUNTIF([.D87:.T87];&quot;=B&quot;)+COUNTIF([.D87:.T87];&quot;=C&quot;)+COUNTIF([.D87:.T87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87:.AN87];&quot;=A&quot;)+COUNTIF([.X87:.AN87];&quot;=B&quot;)+COUNTIF([.X87:.AN87];&quot;=C&quot;)+COUNTIF([.X87:.AN87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87:.BH87];&quot;=A&quot;)+COUNTIF([.AR87:.BH87];&quot;=B&quot;)+COUNTIF([.AR87:.BH87];&quot;=C&quot;)+COUNTIF([.AR87:.BH87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 table:number-columns-repeated="2"/>
          <table:table-cell table:style-name="ce43" table:formula="of:=COUNTIF([.D88:.T88];&quot;=A&quot;)+COUNTIF([.D88:.T88];&quot;=B&quot;)+COUNTIF([.D88:.T88];&quot;=C&quot;)+COUNTIF([.D88:.T88];&quot;=D&quot;)" office:value-type="float" office:value="8" calcext:value-type="float">
            <text:p>8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/>
          <table:table-cell table:style-name="ce43" office:value-type="string" calcext:value-type="string">
            <text:p>D</text:p>
          </table:table-cell>
          <table:table-cell table:style-name="ce43" table:number-columns-repeated="2"/>
          <table:table-cell table:style-name="ce43" table:formula="of:=COUNTIF([.X88:.AN88];&quot;=A&quot;)+COUNTIF([.X88:.AN88];&quot;=B&quot;)+COUNTIF([.X88:.AN88];&quot;=C&quot;)+COUNTIF([.X88:.AN88];&quot;=D&quot;)" office:value-type="float" office:value="5" calcext:value-type="float">
            <text:p>5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number-columns-repeated="2"/>
          <table:table-cell table:style-name="ce43" table:formula="of:=COUNTIF([.AR88:.BH88];&quot;=A&quot;)+COUNTIF([.AR88:.BH88];&quot;=B&quot;)+COUNTIF([.AR88:.BH88];&quot;=C&quot;)+COUNTIF([.AR88:.BH88];&quot;=D&quot;)" office:value-type="float" office:value="0" calcext:value-type="float">
            <text:p>0</text:p>
          </table:table-cell>
          <table:table-cell table:style-name="ce43" table:number-columns-repeated="946"/>
          <table:table-cell table:style-name="ce60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3" calcext:value-type="float" table:number-columns-spanned="1" table:number-rows-spanned="4">
            <text:p>3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3" calcext:value-type="float" table:number-columns-spanned="1" table:number-rows-spanned="4">
            <text:p>3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3" calcext:value-type="float" table:number-columns-spanned="1" table:number-rows-spanned="4">
            <text:p>3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D92:.T92];&quot;=A&quot;)+COUNTIF([.D92:.T92];&quot;=B&quot;)+COUNTIF([.D92:.T92];&quot;=C&quot;)+COUNTIF([.D92:.T92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X92:.AN92];&quot;=A&quot;)+COUNTIF([.X92:.AN92];&quot;=B&quot;)+COUNTIF([.X92:.AN92];&quot;=C&quot;)+COUNTIF([.X92:.AN92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AR92:.BH92];&quot;=A&quot;)+COUNTIF([.AR92:.BH92];&quot;=B&quot;)+COUNTIF([.AR92:.BH92];&quot;=C&quot;)+COUNTIF([.AR92:.BH92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 table:number-columns-repeated="2"/>
          <table:table-cell table:style-name="ce43" table:formula="of:=COUNTIF([.D93:.T93];&quot;=A&quot;)+COUNTIF([.D93:.T93];&quot;=B&quot;)+COUNTIF([.D93:.T93];&quot;=C&quot;)+COUNTIF([.D93:.T93];&quot;=D&quot;)" office:value-type="float" office:value="7" calcext:value-type="float">
            <text:p>7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 table:number-columns-repeated="2"/>
          <table:table-cell table:style-name="ce43" table:formula="of:=COUNTIF([.X93:.AN93];&quot;=A&quot;)+COUNTIF([.X93:.AN93];&quot;=B&quot;)+COUNTIF([.X93:.AN93];&quot;=C&quot;)+COUNTIF([.X93:.AN93];&quot;=D&quot;)" office:value-type="float" office:value="8" calcext:value-type="float">
            <text:p>8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/>
          <table:table-cell table:style-name="ce43" office:value-type="string" calcext:value-type="string">
            <text:p>B</text:p>
          </table:table-cell>
          <table:table-cell table:style-name="ce43" table:number-columns-repeated="2"/>
          <table:table-cell table:style-name="ce43" table:formula="of:=COUNTIF([.AR93:.BH93];&quot;=A&quot;)+COUNTIF([.AR93:.BH93];&quot;=B&quot;)+COUNTIF([.AR93:.BH93];&quot;=C&quot;)+COUNTIF([.AR93:.BH93];&quot;=D&quot;)" office:value-type="float" office:value="4" calcext:value-type="float">
            <text:p>4</text:p>
          </table:table-cell>
          <table:table-cell table:style-name="ce43" table:number-columns-repeated="946"/>
          <table:table-cell table:style-name="ce60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2" calcext:value-type="float" table:number-columns-spanned="1" table:number-rows-spanned="4">
            <text:p>2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2" calcext:value-type="float" table:number-columns-spanned="1" table:number-rows-spanned="4">
            <text:p>2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2" calcext:value-type="float" table:number-columns-spanned="1" table:number-rows-spanned="4">
            <text:p>2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D97:.T97];&quot;=A&quot;)+COUNTIF([.D97:.T97];&quot;=B&quot;)+COUNTIF([.D97:.T97];&quot;=C&quot;)+COUNTIF([.D97:.T97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X97:.AN97];&quot;=A&quot;)+COUNTIF([.X97:.AN97];&quot;=B&quot;)+COUNTIF([.X97:.AN97];&quot;=C&quot;)+COUNTIF([.X97:.AN97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AR97:.BH97];&quot;=A&quot;)+COUNTIF([.AR97:.BH97];&quot;=B&quot;)+COUNTIF([.AR97:.BH97];&quot;=C&quot;)+COUNTIF([.AR97:.BH97];&quot;=D&quot;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covered-table-cell table:number-columns-repeated="2"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 table:number-columns-repeated="4"/>
          <table:table-cell table:style-name="ce43" table:formula="of:=COUNTIF([.D98:.T98];&quot;=A&quot;)+COUNTIF([.D98:.T98];&quot;=B&quot;)+COUNTIF([.D98:.T98];&quot;=C&quot;)+COUNTIF([.D98:.T98];&quot;=D&quot;)" office:value-type="float" office:value="7" calcext:value-type="float">
            <text:p>7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 table:number-columns-repeated="4"/>
          <table:table-cell table:style-name="ce43" table:formula="of:=COUNTIF([.X98:.AN98];&quot;=A&quot;)+COUNTIF([.X98:.AN98];&quot;=B&quot;)+COUNTIF([.X98:.AN98];&quot;=C&quot;)+COUNTIF([.X98:.AN98];&quot;=D&quot;)" office:value-type="float" office:value="7" calcext:value-type="float">
            <text:p>7</text:p>
          </table:table-cell>
          <table:covered-table-cell table:style-name="ce32"/>
          <table:table-cell table:style-name="ce43" office:value-type="string" calcext:value-type="string">
            <text:p>Detected</text:p>
          </table:table-cell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A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43" table:number-columns-repeated="4"/>
          <table:table-cell table:style-name="ce43" table:formula="of:=COUNTIF([.AR98:.BH98];&quot;=A&quot;)+COUNTIF([.AR98:.BH98];&quot;=B&quot;)+COUNTIF([.AR98:.BH98];&quot;=C&quot;)+COUNTIF([.AR98:.BH98];&quot;=D&quot;)" office:value-type="float" office:value="6" calcext:value-type="float">
            <text:p>6</text:p>
          </table:table-cell>
          <table:table-cell table:style-name="ce43" table:number-columns-repeated="946"/>
          <table:table-cell table:style-name="ce60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9"/>
          <table:table-cell table:style-name="ce51" table:formula="of:=[.U97]+[.U92]+[.U87]+[.U82]+[.U77]+[.U72]+[.U67]+[.U62]+[.U57]" office:value-type="float" office:value="72" calcext:value-type="float">
            <text:p>72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AO97]+[.AO92]+[.AO87]+[.AO82]+[.AO77]+[.AO72]+[.AO67]+[.AO62]+[.AO57]" office:value-type="float" office:value="72" calcext:value-type="float">
            <text:p>72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BI97]+[.BI92]+[.BI87]+[.BI82]+[.BI77]+[.BI72]+[.BI67]+[.BI62]+[.BI57]" office:value-type="float" office:value="72" calcext:value-type="float">
            <text:p>72</text:p>
          </table:table-cell>
          <table:table-cell office:value-type="string" calcext:value-type="string">
            <text:p>Total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9"/>
          <table:table-cell table:style-name="ce51" table:formula="of:=[.U58]+[.U63]+[.U68]+[.U73]+[.U78]+[.U83]+[.U88]+[.U93]+[.U98]" office:value-type="float" office:value="53" calcext:value-type="float">
            <text:p>53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AO58]+[.AO63]+[.AO68]+[.AO73]+[.AO78]+[.AO83]+[.AO88]+[.AO93]+[.AO98]" office:value-type="float" office:value="28" calcext:value-type="float">
            <text:p>28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BI58]+[.BI63]+[.BI68]+[.BI73]+[.BI78]+[.BI83]+[.BI88]+[.BI93]+[.BI98]" office:value-type="float" office:value="10" calcext:value-type="float">
            <text:p>10</text:p>
          </table:table-cell>
          <table:table-cell office:value-type="string" calcext:value-type="string">
            <text:p>Correct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8"/>
          <table:table-cell table:style-name="ce50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ong</text:p>
          </table:table-cell>
          <table:table-cell table:number-columns-repeated="19"/>
          <table:table-cell office:value-type="string" calcext:value-type="string">
            <text:p>Wrong</text:p>
          </table:table-cell>
          <table:table-cell table:number-columns-repeated="19"/>
          <table:table-cell office:value-type="string" calcext:value-type="string">
            <text:p>Wrong</text:p>
          </table:table-cell>
          <table:table-cell table:number-columns-repeated="962"/>
        </table:table-row>
        <table:table-row table:style-name="ro3">
          <table:table-cell table:number-columns-repeated="1024"/>
        </table:table-row>
        <table:table-row table:style-name="ro13">
          <table:table-cell table:style-name="ce29" office:value-type="string" calcext:value-type="string" table:number-columns-spanned="1" table:number-rows-spanned="51">
            <text:p>72 TopCodes</text:p>
            <text:p>From floor, start left, walk right</text:p>
          </table:table-cell>
          <table:table-cell table:style-name="ce37"/>
          <table:table-cell/>
          <table:table-cell table:style-name="ce48" office:value-type="string" calcext:value-type="string" table:number-columns-spanned="17" table:number-rows-spanned="1">
            <text:p>Time-consistency only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3x3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5x5</text:p>
          </table:table-cell>
          <table:covered-table-cell table:number-columns-repeated="16"/>
          <table:table-cell table:number-columns-repeated="964"/>
        </table:table-row>
        <table:table-row table:style-name="ro3">
          <table:covered-table-cell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982"/>
        </table:table-row>
        <table:table-row table:style-name="ro3">
          <table:covered-table-cell/>
          <table:table-cell table:style-name="ce1" office:value-type="float" office:value="10" calcext:value-type="float" table:number-columns-spanned="1" table:number-rows-spanned="4">
            <text:p>10,00</text:p>
          </table:table-cell>
          <table:table-cell office:value-type="string" calcext:value-type="string">
            <text:p>Size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0" calcext:value-type="float" table:number-columns-spanned="1" table:number-rows-spanned="4">
            <text:p>10,00</text:p>
          </table:table-cell>
          <table:table-cell office:value-type="string" calcext:value-type="string">
            <text:p>Size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0" calcext:value-type="float" table:number-columns-spanned="1" table:number-rows-spanned="4">
            <text:p>10,00</text:p>
          </table:table-cell>
          <table:table-cell office:value-type="string" calcext:value-type="string">
            <text:p>Size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D109:.T109];&quot;=A&quot;)+COUNTIF([.D109:.T109];&quot;=B&quot;)+COUNTIF([.D109:.T109];&quot;=C&quot;)+COUNTIF([.D109:.T109];&quot;=D&quot;)" office:value-type="float" office:value="6" calcext:value-type="float">
            <text:p>6</text:p>
          </table:table-cell>
          <table:covered-table-cell/>
          <table:table-cell office:value-type="string" calcext:value-type="string">
            <text:p>Answer</text:p>
          </table:table-cell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X109:.AN109];&quot;=A&quot;)+COUNTIF([.X109:.AN109];&quot;=B&quot;)+COUNTIF([.X109:.AN109];&quot;=C&quot;)+COUNTIF([.X109:.AN109];&quot;=D&quot;)" office:value-type="float" office:value="6" calcext:value-type="float">
            <text:p>6</text:p>
          </table:table-cell>
          <table:covered-table-cell/>
          <table:table-cell office:value-type="string" calcext:value-type="string">
            <text:p>Answer</text:p>
          </table:table-cell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AR109:.BH109];&quot;=A&quot;)+COUNTIF([.AR109:.BH109];&quot;=B&quot;)+COUNTIF([.AR109:.BH109];&quot;=C&quot;)+COUNTIF([.AR109:.BH109];&quot;=D&quot;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covered-table-cell table:style-name="ce33"/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table:number-columns-repeated="6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formula="of:=COUNTIF([.D110:.T110];&quot;=A&quot;)+COUNTIF([.D110:.T110];&quot;=B&quot;)+COUNTIF([.D110:.T110];&quot;=C&quot;)+COUNTIF([.D110:.T110];&quot;=D&quot;)" office:value-type="float" office:value="0" calcext:value-type="float">
            <text:p>0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table:number-columns-repeated="6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formula="of:=COUNTIF([.X110:.AN110];&quot;=A&quot;)+COUNTIF([.X110:.AN110];&quot;=B&quot;)+COUNTIF([.X110:.AN110];&quot;=C&quot;)+COUNTIF([.X110:.AN110];&quot;=D&quot;)" office:value-type="float" office:value="0" calcext:value-type="float">
            <text:p>0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table:number-columns-repeated="6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formula="of:=COUNTIF([.AR110:.BH110];&quot;=A&quot;)+COUNTIF([.AR110:.BH110];&quot;=B&quot;)+COUNTIF([.AR110:.BH110];&quot;=C&quot;)+COUNTIF([.AR110:.BH110];&quot;=D&quot;)" office:value-type="float" office:value="0" calcext:value-type="float">
            <text:p>0</text:p>
          </table:table-cell>
          <table:table-cell table:style-name="ce44" table:number-columns-repeated="946"/>
          <table:table-cell table:style-name="ce61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9" calcext:value-type="float" table:number-columns-spanned="1" table:number-rows-spanned="4">
            <text:p>9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9" calcext:value-type="float" table:number-columns-spanned="1" table:number-rows-spanned="4">
            <text:p>9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9" calcext:value-type="float" table:number-columns-spanned="1" table:number-rows-spanned="4">
            <text:p>9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D114:.T114];&quot;=A&quot;)+COUNTIF([.D114:.T114];&quot;=B&quot;)+COUNTIF([.D114:.T114];&quot;=C&quot;)+COUNTIF([.D114:.T114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X114:.AN114];&quot;=A&quot;)+COUNTIF([.X114:.AN114];&quot;=B&quot;)+COUNTIF([.X114:.AN114];&quot;=C&quot;)+COUNTIF([.X114:.AN114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AR114:.BH114];&quot;=A&quot;)+COUNTIF([.AR114:.BH114];&quot;=B&quot;)+COUNTIF([.AR114:.BH114];&quot;=C&quot;)+COUNTIF([.AR114:.BH114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style-name="ce33"/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 table:formula="of:=COUNTIF([.D115:.T115];&quot;=A&quot;)+COUNTIF([.D115:.T115];&quot;=B&quot;)+COUNTIF([.D115:.T115];&quot;=C&quot;)+COUNTIF([.D115:.T115];&quot;=D&quot;)" office:value-type="float" office:value="4" calcext:value-type="float">
            <text:p>4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formula="of:=COUNTIF([.X115:.AN115];&quot;=A&quot;)+COUNTIF([.X115:.AN115];&quot;=B&quot;)+COUNTIF([.X115:.AN115];&quot;=C&quot;)+COUNTIF([.X115:.AN115];&quot;=D&quot;)" office:value-type="float" office:value="0" calcext:value-type="float">
            <text:p>0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formula="of:=COUNTIF([.AR115:.BH115];&quot;=A&quot;)+COUNTIF([.AR115:.BH115];&quot;=B&quot;)+COUNTIF([.AR115:.BH115];&quot;=C&quot;)+COUNTIF([.AR115:.BH115];&quot;=D&quot;)" office:value-type="float" office:value="0" calcext:value-type="float">
            <text:p>0</text:p>
          </table:table-cell>
          <table:table-cell table:style-name="ce44" table:number-columns-repeated="946"/>
          <table:table-cell table:style-name="ce61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8" calcext:value-type="float" table:number-columns-spanned="1" table:number-rows-spanned="4">
            <text:p>8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8" calcext:value-type="float" table:number-columns-spanned="1" table:number-rows-spanned="4">
            <text:p>8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8" calcext:value-type="float" table:number-columns-spanned="1" table:number-rows-spanned="4">
            <text:p>8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D119:.T119];&quot;=A&quot;)+COUNTIF([.D119:.T119];&quot;=B&quot;)+COUNTIF([.D119:.T119];&quot;=C&quot;)+COUNTIF([.D119:.T119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X119:.AN119];&quot;=A&quot;)+COUNTIF([.X119:.AN119];&quot;=B&quot;)+COUNTIF([.X119:.AN119];&quot;=C&quot;)+COUNTIF([.X119:.AN119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AR119:.BH119];&quot;=A&quot;)+COUNTIF([.AR119:.BH119];&quot;=B&quot;)+COUNTIF([.AR119:.BH119];&quot;=C&quot;)+COUNTIF([.AR119:.BH119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style-name="ce33"/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 table:number-columns-repeated="2"/>
          <table:table-cell table:style-name="ce44" table:formula="of:=COUNTIF([.D120:.T120];&quot;=A&quot;)+COUNTIF([.D120:.T120];&quot;=B&quot;)+COUNTIF([.D120:.T120];&quot;=C&quot;)+COUNTIF([.D120:.T120];&quot;=D&quot;)" office:value-type="float" office:value="7" calcext:value-type="float">
            <text:p>7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number-columns-repeated="2"/>
          <table:table-cell table:style-name="ce44" table:formula="of:=COUNTIF([.X120:.AN120];&quot;=A&quot;)+COUNTIF([.X120:.AN120];&quot;=B&quot;)+COUNTIF([.X120:.AN120];&quot;=C&quot;)+COUNTIF([.X120:.AN120];&quot;=D&quot;)" office:value-type="float" office:value="2" calcext:value-type="float">
            <text:p>2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number-columns-repeated="2"/>
          <table:table-cell table:style-name="ce44" table:formula="of:=COUNTIF([.AR120:.BH120];&quot;=A&quot;)+COUNTIF([.AR120:.BH120];&quot;=B&quot;)+COUNTIF([.AR120:.BH120];&quot;=C&quot;)+COUNTIF([.AR120:.BH120];&quot;=D&quot;)" office:value-type="float" office:value="0" calcext:value-type="float">
            <text:p>0</text:p>
          </table:table-cell>
          <table:table-cell table:style-name="ce44" table:number-columns-repeated="946"/>
          <table:table-cell table:style-name="ce61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7" calcext:value-type="float" table:number-columns-spanned="1" table:number-rows-spanned="4">
            <text:p>7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" calcext:value-type="float" table:number-columns-spanned="1" table:number-rows-spanned="4">
            <text:p>7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" calcext:value-type="float" table:number-columns-spanned="1" table:number-rows-spanned="4">
            <text:p>7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D124:.T124];&quot;=A&quot;)+COUNTIF([.D124:.T124];&quot;=B&quot;)+COUNTIF([.D124:.T124];&quot;=C&quot;)+COUNTIF([.D124:.T124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X124:.AN124];&quot;=A&quot;)+COUNTIF([.X124:.AN124];&quot;=B&quot;)+COUNTIF([.X124:.AN124];&quot;=C&quot;)+COUNTIF([.X124:.AN124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AR124:.BH124];&quot;=A&quot;)+COUNTIF([.AR124:.BH124];&quot;=B&quot;)+COUNTIF([.AR124:.BH124];&quot;=C&quot;)+COUNTIF([.AR124:.BH124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style-name="ce33"/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formula="of:=COUNTIF([.D125:.T125];&quot;=A&quot;)+COUNTIF([.D125:.T125];&quot;=B&quot;)+COUNTIF([.D125:.T125];&quot;=C&quot;)+COUNTIF([.D125:.T125];&quot;=D&quot;)" office:value-type="float" office:value="6" calcext:value-type="float">
            <text:p>6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formula="of:=COUNTIF([.X125:.AN125];&quot;=A&quot;)+COUNTIF([.X125:.AN125];&quot;=B&quot;)+COUNTIF([.X125:.AN125];&quot;=C&quot;)+COUNTIF([.X125:.AN125];&quot;=D&quot;)" office:value-type="float" office:value="2" calcext:value-type="float">
            <text:p>2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formula="of:=COUNTIF([.AR125:.BH125];&quot;=A&quot;)+COUNTIF([.AR125:.BH125];&quot;=B&quot;)+COUNTIF([.AR125:.BH125];&quot;=C&quot;)+COUNTIF([.AR125:.BH125];&quot;=D&quot;)" office:value-type="float" office:value="0" calcext:value-type="float">
            <text:p>0</text:p>
          </table:table-cell>
          <table:table-cell table:style-name="ce44" table:number-columns-repeated="946"/>
          <table:table-cell table:style-name="ce61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6" calcext:value-type="float" table:number-columns-spanned="1" table:number-rows-spanned="4">
            <text:p>6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6" calcext:value-type="float" table:number-columns-spanned="1" table:number-rows-spanned="4">
            <text:p>6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6" calcext:value-type="float" table:number-columns-spanned="1" table:number-rows-spanned="4">
            <text:p>6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129:.T129];&quot;=A&quot;)+COUNTIF([.D129:.T129];&quot;=B&quot;)+COUNTIF([.D129:.T129];&quot;=C&quot;)+COUNTIF([.D129:.T129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129:.AN129];&quot;=A&quot;)+COUNTIF([.X129:.AN129];&quot;=B&quot;)+COUNTIF([.X129:.AN129];&quot;=C&quot;)+COUNTIF([.X129:.AN129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129:.BH129];&quot;=A&quot;)+COUNTIF([.AR129:.BH129];&quot;=B&quot;)+COUNTIF([.AR129:.BH129];&quot;=C&quot;)+COUNTIF([.AR129:.BH129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style-name="ce33"/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number-columns-repeated="2"/>
          <table:table-cell table:style-name="ce44" table:formula="of:=COUNTIF([.D130:.T130];&quot;=A&quot;)+COUNTIF([.D130:.T130];&quot;=B&quot;)+COUNTIF([.D130:.T130];&quot;=C&quot;)+COUNTIF([.D130:.T130];&quot;=D&quot;)" office:value-type="float" office:value="5" calcext:value-type="float">
            <text:p>5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number-columns-repeated="2"/>
          <table:table-cell table:style-name="ce44" table:formula="of:=COUNTIF([.X130:.AN130];&quot;=A&quot;)+COUNTIF([.X130:.AN130];&quot;=B&quot;)+COUNTIF([.X130:.AN130];&quot;=C&quot;)+COUNTIF([.X130:.AN130];&quot;=D&quot;)" office:value-type="float" office:value="2" calcext:value-type="float">
            <text:p>2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number-columns-repeated="2"/>
          <table:table-cell table:style-name="ce44" table:formula="of:=COUNTIF([.AR130:.BH130];&quot;=A&quot;)+COUNTIF([.AR130:.BH130];&quot;=B&quot;)+COUNTIF([.AR130:.BH130];&quot;=C&quot;)+COUNTIF([.AR130:.BH130];&quot;=D&quot;)" office:value-type="float" office:value="0" calcext:value-type="float">
            <text:p>0</text:p>
          </table:table-cell>
          <table:table-cell table:style-name="ce44" table:number-columns-repeated="946"/>
          <table:table-cell table:style-name="ce61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5" calcext:value-type="float" table:number-columns-spanned="1" table:number-rows-spanned="4">
            <text:p>5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5" calcext:value-type="float" table:number-columns-spanned="1" table:number-rows-spanned="4">
            <text:p>5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5" calcext:value-type="float" table:number-columns-spanned="1" table:number-rows-spanned="4">
            <text:p>5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table:style-name="ce53"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53"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D134:.T134];&quot;=A&quot;)+COUNTIF([.D134:.T134];&quot;=B&quot;)+COUNTIF([.D134:.T134];&quot;=C&quot;)+COUNTIF([.D134:.T134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X134:.AN134];&quot;=A&quot;)+COUNTIF([.X134:.AN134];&quot;=B&quot;)+COUNTIF([.X134:.AN134];&quot;=C&quot;)+COUNTIF([.X134:.AN134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table:style-name="ce53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AR134:.BH134];&quot;=A&quot;)+COUNTIF([.AR134:.BH134];&quot;=B&quot;)+COUNTIF([.AR134:.BH134];&quot;=C&quot;)+COUNTIF([.AR134:.BH134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style-name="ce33"/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C</text:p>
          </table:table-cell>
          <table:table-cell table:style-name="ce44"/>
          <table:table-cell table:style-name="ce44" office:value-type="string" calcext:value-type="string">
            <text:p>C</text:p>
          </table:table-cell>
          <table:table-cell table:style-name="ce44"/>
          <table:table-cell table:style-name="ce44" office:value-type="string" calcext:value-type="string">
            <text:p>C</text:p>
          </table:table-cell>
          <table:table-cell table:style-name="ce44"/>
          <table:table-cell table:style-name="ce44" office:value-type="string" calcext:value-type="string">
            <text:p>C</text:p>
          </table:table-cell>
          <table:table-cell table:style-name="ce44"/>
          <table:table-cell table:style-name="ce44" office:value-type="string" calcext:value-type="string">
            <text:p>C</text:p>
          </table:table-cell>
          <table:table-cell table:style-name="ce44"/>
          <table:table-cell table:style-name="ce44" office:value-type="string" calcext:value-type="string">
            <text:p>C</text:p>
          </table:table-cell>
          <table:table-cell table:style-name="ce44"/>
          <table:table-cell table:style-name="ce44" office:value-type="string" calcext:value-type="string">
            <text:p>C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formula="of:=COUNTIF([.D135:.T135];&quot;=A&quot;)+COUNTIF([.D135:.T135];&quot;=B&quot;)+COUNTIF([.D135:.T135];&quot;=C&quot;)+COUNTIF([.D135:.T135];&quot;=D&quot;)" office:value-type="float" office:value="7" calcext:value-type="float">
            <text:p>7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C</text:p>
          </table:table-cell>
          <table:table-cell table:style-name="ce44"/>
          <table:table-cell table:style-name="ce44" office:value-type="string" calcext:value-type="string">
            <text:p>C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C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formula="of:=COUNTIF([.X135:.AN135];&quot;=A&quot;)+COUNTIF([.X135:.AN135];&quot;=B&quot;)+COUNTIF([.X135:.AN135];&quot;=C&quot;)+COUNTIF([.X135:.AN135];&quot;=D&quot;)" office:value-type="float" office:value="3" calcext:value-type="float">
            <text:p>3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5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formula="of:=COUNTIF([.AR135:.BH135];&quot;=A&quot;)+COUNTIF([.AR135:.BH135];&quot;=B&quot;)+COUNTIF([.AR135:.BH135];&quot;=C&quot;)+COUNTIF([.AR135:.BH135];&quot;=D&quot;)-1" office:value-type="float" office:value="0" calcext:value-type="float">
            <text:p>0</text:p>
          </table:table-cell>
          <table:table-cell table:style-name="ce44" table:number-columns-repeated="946"/>
          <table:table-cell table:style-name="ce61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4" calcext:value-type="float" table:number-columns-spanned="1" table:number-rows-spanned="4">
            <text:p>4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4" calcext:value-type="float" table:number-columns-spanned="1" table:number-rows-spanned="4">
            <text:p>4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4" calcext:value-type="float" table:number-columns-spanned="1" table:number-rows-spanned="4">
            <text:p>4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139:.T139];&quot;=A&quot;)+COUNTIF([.D139:.T139];&quot;=B&quot;)+COUNTIF([.D139:.T139];&quot;=C&quot;)+COUNTIF([.D139:.T139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139:.AN139];&quot;=A&quot;)+COUNTIF([.X139:.AN139];&quot;=B&quot;)+COUNTIF([.X139:.AN139];&quot;=C&quot;)+COUNTIF([.X139:.AN139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139:.BH139];&quot;=A&quot;)+COUNTIF([.AR139:.BH139];&quot;=B&quot;)+COUNTIF([.AR139:.BH139];&quot;=C&quot;)+COUNTIF([.AR139:.BH139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style-name="ce33"/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 table:number-columns-repeated="2"/>
          <table:table-cell table:style-name="ce44" table:formula="of:=COUNTIF([.D140:.T140];&quot;=A&quot;)+COUNTIF([.D140:.T140];&quot;=B&quot;)+COUNTIF([.D140:.T140];&quot;=C&quot;)+COUNTIF([.D140:.T140];&quot;=D&quot;)" office:value-type="float" office:value="8" calcext:value-type="float">
            <text:p>8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/>
          <table:table-cell table:style-name="ce44" office:value-type="string" calcext:value-type="string">
            <text:p>D</text:p>
          </table:table-cell>
          <table:table-cell table:style-name="ce44" table:number-columns-repeated="2"/>
          <table:table-cell table:style-name="ce44" table:formula="of:=COUNTIF([.X140:.AN140];&quot;=A&quot;)+COUNTIF([.X140:.AN140];&quot;=B&quot;)+COUNTIF([.X140:.AN140];&quot;=C&quot;)+COUNTIF([.X140:.AN140];&quot;=D&quot;)" office:value-type="float" office:value="5" calcext:value-type="float">
            <text:p>5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number-columns-repeated="2"/>
          <table:table-cell table:style-name="ce44" table:formula="of:=COUNTIF([.AR140:.BH140];&quot;=A&quot;)+COUNTIF([.AR140:.BH140];&quot;=B&quot;)+COUNTIF([.AR140:.BH140];&quot;=C&quot;)+COUNTIF([.AR140:.BH140];&quot;=D&quot;)" office:value-type="float" office:value="0" calcext:value-type="float">
            <text:p>0</text:p>
          </table:table-cell>
          <table:table-cell table:style-name="ce44" table:number-columns-repeated="946"/>
          <table:table-cell table:style-name="ce61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3" calcext:value-type="float" table:number-columns-spanned="1" table:number-rows-spanned="4">
            <text:p>3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3" calcext:value-type="float" table:number-columns-spanned="1" table:number-rows-spanned="4">
            <text:p>3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3" calcext:value-type="float" table:number-columns-spanned="1" table:number-rows-spanned="4">
            <text:p>3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D144:.T144];&quot;=A&quot;)+COUNTIF([.D144:.T144];&quot;=B&quot;)+COUNTIF([.D144:.T144];&quot;=C&quot;)+COUNTIF([.D144:.T144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X144:.AN144];&quot;=A&quot;)+COUNTIF([.X144:.AN144];&quot;=B&quot;)+COUNTIF([.X144:.AN144];&quot;=C&quot;)+COUNTIF([.X144:.AN144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AR144:.BH144];&quot;=A&quot;)+COUNTIF([.AR144:.BH144];&quot;=B&quot;)+COUNTIF([.AR144:.BH144];&quot;=C&quot;)+COUNTIF([.AR144:.BH144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style-name="ce33"/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 table:number-columns-repeated="2"/>
          <table:table-cell table:style-name="ce44" table:formula="of:=COUNTIF([.D145:.T145];&quot;=A&quot;)+COUNTIF([.D145:.T145];&quot;=B&quot;)+COUNTIF([.D145:.T145];&quot;=C&quot;)+COUNTIF([.D145:.T145];&quot;=D&quot;)" office:value-type="float" office:value="8" calcext:value-type="float">
            <text:p>8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 table:number-columns-repeated="2"/>
          <table:table-cell table:style-name="ce44" table:formula="of:=COUNTIF([.X145:.AN145];&quot;=A&quot;)+COUNTIF([.X145:.AN145];&quot;=B&quot;)+COUNTIF([.X145:.AN145];&quot;=C&quot;)+COUNTIF([.X145:.AN145];&quot;=D&quot;)" office:value-type="float" office:value="7" calcext:value-type="float">
            <text:p>7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B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number-columns-repeated="2"/>
          <table:table-cell table:style-name="ce44" table:formula="of:=COUNTIF([.AR145:.BH145];&quot;=A&quot;)+COUNTIF([.AR145:.BH145];&quot;=B&quot;)+COUNTIF([.AR145:.BH145];&quot;=C&quot;)+COUNTIF([.AR145:.BH145];&quot;=D&quot;)" office:value-type="float" office:value="2" calcext:value-type="float">
            <text:p>2</text:p>
          </table:table-cell>
          <table:table-cell table:style-name="ce44" table:number-columns-repeated="946"/>
          <table:table-cell table:style-name="ce61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2" calcext:value-type="float" table:number-columns-spanned="1" table:number-rows-spanned="4">
            <text:p>2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2" calcext:value-type="float" table:number-columns-spanned="1" table:number-rows-spanned="4">
            <text:p>2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2" calcext:value-type="float" table:number-columns-spanned="1" table:number-rows-spanned="4">
            <text:p>2,0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D149:.T149];&quot;=A&quot;)+COUNTIF([.D149:.T149];&quot;=B&quot;)+COUNTIF([.D149:.T149];&quot;=C&quot;)+COUNTIF([.D149:.T149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X149:.AN149];&quot;=A&quot;)+COUNTIF([.X149:.AN149];&quot;=B&quot;)+COUNTIF([.X149:.AN149];&quot;=C&quot;)+COUNTIF([.X149:.AN149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AR149:.BH149];&quot;=A&quot;)+COUNTIF([.AR149:.BH149];&quot;=B&quot;)+COUNTIF([.AR149:.BH149];&quot;=C&quot;)+COUNTIF([.AR149:.BH149];&quot;=D&quot;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covered-table-cell table:style-name="ce33"/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 table:number-columns-repeated="4"/>
          <table:table-cell table:style-name="ce44" table:formula="of:=COUNTIF([.D150:.T150];&quot;=A&quot;)+COUNTIF([.D150:.T150];&quot;=B&quot;)+COUNTIF([.D150:.T150];&quot;=C&quot;)+COUNTIF([.D150:.T150];&quot;=D&quot;)" office:value-type="float" office:value="7" calcext:value-type="float">
            <text:p>7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 table:number-columns-repeated="4"/>
          <table:table-cell table:style-name="ce44" table:formula="of:=COUNTIF([.X150:.AN150];&quot;=A&quot;)+COUNTIF([.X150:.AN150];&quot;=B&quot;)+COUNTIF([.X150:.AN150];&quot;=C&quot;)+COUNTIF([.X150:.AN150];&quot;=D&quot;)" office:value-type="float" office:value="6" calcext:value-type="float">
            <text:p>6</text:p>
          </table:table-cell>
          <table:covered-table-cell table:style-name="ce38"/>
          <table:table-cell table:style-name="ce44" office:value-type="string" calcext:value-type="string">
            <text:p>Detected</text:p>
          </table:table-cell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A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 table:number-columns-repeated="4"/>
          <table:table-cell table:style-name="ce44" table:formula="of:=COUNTIF([.AR150:.BH150];&quot;=A&quot;)+COUNTIF([.AR150:.BH150];&quot;=B&quot;)+COUNTIF([.AR150:.BH150];&quot;=C&quot;)+COUNTIF([.AR150:.BH150];&quot;=D&quot;)" office:value-type="float" office:value="5" calcext:value-type="float">
            <text:p>5</text:p>
          </table:table-cell>
          <table:table-cell table:style-name="ce44" table:number-columns-repeated="946"/>
          <table:table-cell table:style-name="ce61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9"/>
          <table:table-cell table:style-name="ce51" table:formula="of:=[.U149]+[.U144]+[.U139]+[.U134]+[.U129]+[.U124]+[.U119]+[.U114]+[.U109]" office:value-type="float" office:value="72" calcext:value-type="float">
            <text:p>72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AO149]+[.AO144]+[.AO139]+[.AO134]+[.AO129]+[.AO124]+[.AO119]+[.AO114]+[.AO109]" office:value-type="float" office:value="72" calcext:value-type="float">
            <text:p>72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BI149]+[.BI144]+[.BI139]+[.BI134]+[.BI129]+[.BI124]+[.BI119]+[.BI114]+[.BI109]" office:value-type="float" office:value="72" calcext:value-type="float">
            <text:p>72</text:p>
          </table:table-cell>
          <table:table-cell office:value-type="string" calcext:value-type="string">
            <text:p>Total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9"/>
          <table:table-cell table:style-name="ce51" table:formula="of:=[.U110]+[.U115]+[.U120]+[.U125]+[.U130]+[.U135]+[.U140]+[.U145]+[.U150]" office:value-type="float" office:value="52" calcext:value-type="float">
            <text:p>52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AO110]+[.AO115]+[.AO120]+[.AO125]+[.AO130]+[.AO135]+[.AO140]+[.AO145]+[.AO150]" office:value-type="float" office:value="27" calcext:value-type="float">
            <text:p>27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BI110]+[.BI115]+[.BI120]+[.BI125]+[.BI130]+[.BI135]+[.BI140]+[.BI145]+[.BI150]" office:value-type="float" office:value="7" calcext:value-type="float">
            <text:p>7</text:p>
          </table:table-cell>
          <table:table-cell office:value-type="string" calcext:value-type="string">
            <text:p>Correct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20"/>
          <table:table-cell office:value-type="string" calcext:value-type="string">
            <text:p>Wrong</text:p>
          </table:table-cell>
          <table:table-cell table:number-columns-repeated="19"/>
          <table:table-cell office:value-type="string" calcext:value-type="string">
            <text:p>Wrong</text:p>
          </table:table-cell>
          <table:table-cell table:number-columns-repeated="17"/>
          <table:table-cell table:style-name="ce50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ong</text:p>
          </table:table-cell>
          <table:table-cell table:number-columns-repeated="962"/>
        </table:table-row>
        <table:table-row table:style-name="ro3">
          <table:table-cell table:number-columns-repeated="1024"/>
        </table:table-row>
        <table:table-row table:style-name="ro13">
          <table:table-cell table:style-name="ce29" office:value-type="string" calcext:value-type="string" table:number-columns-spanned="1" table:number-rows-spanned="46">
            <text:p>66 TopCodes</text:p>
            <text:p>From stage, start center, turn left, turn right</text:p>
          </table:table-cell>
          <table:table-cell table:style-name="ce37"/>
          <table:table-cell/>
          <table:table-cell table:style-name="ce48" office:value-type="string" calcext:value-type="string" table:number-columns-spanned="17" table:number-rows-spanned="1">
            <text:p>Time-consistency only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3x3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5x5</text:p>
          </table:table-cell>
          <table:covered-table-cell table:number-columns-repeated="16"/>
          <table:table-cell table:number-columns-repeated="964"/>
        </table:table-row>
        <table:table-row table:style-name="ro3">
          <table:covered-table-cell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982"/>
        </table:table-row>
        <table:table-row table:style-name="ro3">
          <table:covered-table-cell/>
          <table:table-cell table:style-name="ce1" office:value-type="float" office:value="11.2" calcext:value-type="float" table:number-columns-spanned="1" table:number-rows-spanned="4">
            <text:p>11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1.2" calcext:value-type="float" table:number-columns-spanned="1" table:number-rows-spanned="4">
            <text:p>11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1.2" calcext:value-type="float" table:number-columns-spanned="1" table:number-rows-spanned="4">
            <text:p>11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D161:.T161];&quot;=A&quot;)+COUNTIF([.D161:.T161];&quot;=B&quot;)+COUNTIF([.D161:.T161];&quot;=C&quot;)+COUNTIF([.D161:.T161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X161:.AN161];&quot;=A&quot;)+COUNTIF([.X161:.AN161];&quot;=B&quot;)+COUNTIF([.X161:.AN161];&quot;=C&quot;)+COUNTIF([.X161:.AN161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AR161:.BH161];&quot;=A&quot;)+COUNTIF([.AR161:.BH161];&quot;=B&quot;)+COUNTIF([.AR161:.BH161];&quot;=C&quot;)+COUNTIF([.AR161:.BH161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 table:formula="of:=COUNTIF([.D162:.T162];&quot;=A&quot;)+COUNTIF([.D162:.T162];&quot;=B&quot;)+COUNTIF([.D162:.T162];&quot;=C&quot;)+COUNTIF([.D162:.T162];&quot;=D&quot;)" office:value-type="float" office:value="4" calcext:value-type="float">
            <text:p>4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formula="of:=COUNTIF([.X162:.AN162];&quot;=A&quot;)+COUNTIF([.X162:.AN162];&quot;=B&quot;)+COUNTIF([.X162:.AN162];&quot;=C&quot;)+COUNTIF([.X162:.AN162];&quot;=D&quot;)" office:value-type="float" office:value="0" calcext:value-type="float">
            <text:p>0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formula="of:=COUNTIF([.AR162:.BH162];&quot;=A&quot;)+COUNTIF([.AR162:.BH162];&quot;=B&quot;)+COUNTIF([.AR162:.BH162];&quot;=C&quot;)+COUNTIF([.AR162:.BH162];&quot;=D&quot;)" office:value-type="float" office:value="0" calcext:value-type="float">
            <text:p>0</text:p>
          </table:table-cell>
          <table:table-cell table:style-name="ce45" table:number-columns-repeated="946"/>
          <table:table-cell table:style-name="ce62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10.2" calcext:value-type="float" table:number-columns-spanned="1" table:number-rows-spanned="4">
            <text:p>10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10.2" calcext:value-type="float" table:number-columns-spanned="1" table:number-rows-spanned="4">
            <text:p>10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10.2" calcext:value-type="float" table:number-columns-spanned="1" table:number-rows-spanned="4">
            <text:p>10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D166:.T166];&quot;=A&quot;)+COUNTIF([.D166:.T166];&quot;=B&quot;)+COUNTIF([.D166:.T166];&quot;=C&quot;)+COUNTIF([.D166:.T166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X166:.AN166];&quot;=A&quot;)+COUNTIF([.X166:.AN166];&quot;=B&quot;)+COUNTIF([.X166:.AN166];&quot;=C&quot;)+COUNTIF([.X166:.AN166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AR166:.BH166];&quot;=A&quot;)+COUNTIF([.AR166:.BH166];&quot;=B&quot;)+COUNTIF([.AR166:.BH166];&quot;=C&quot;)+COUNTIF([.AR166:.BH166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2"/>
          <table:table-cell table:style-name="ce45" table:formula="of:=COUNTIF([.D167:.T167];&quot;=A&quot;)+COUNTIF([.D167:.T167];&quot;=B&quot;)+COUNTIF([.D167:.T167];&quot;=C&quot;)+COUNTIF([.D167:.T167];&quot;=D&quot;)" office:value-type="float" office:value="5" calcext:value-type="float">
            <text:p>5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2"/>
          <table:table-cell table:style-name="ce45" table:formula="of:=COUNTIF([.X167:.AN167];&quot;=A&quot;)+COUNTIF([.X167:.AN167];&quot;=B&quot;)+COUNTIF([.X167:.AN167];&quot;=C&quot;)+COUNTIF([.X167:.AN167];&quot;=D&quot;)" office:value-type="float" office:value="0" calcext:value-type="float">
            <text:p>0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2"/>
          <table:table-cell table:style-name="ce45" table:formula="of:=COUNTIF([.AR167:.BH167];&quot;=A&quot;)+COUNTIF([.AR167:.BH167];&quot;=B&quot;)+COUNTIF([.AR167:.BH167];&quot;=C&quot;)+COUNTIF([.AR167:.BH167];&quot;=D&quot;)" office:value-type="float" office:value="0" calcext:value-type="float">
            <text:p>0</text:p>
          </table:table-cell>
          <table:table-cell table:style-name="ce45" table:number-columns-repeated="946"/>
          <table:table-cell table:style-name="ce62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9.2" calcext:value-type="float" table:number-columns-spanned="1" table:number-rows-spanned="4">
            <text:p>9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9.2" calcext:value-type="float" table:number-columns-spanned="1" table:number-rows-spanned="4">
            <text:p>9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9.2" calcext:value-type="float" table:number-columns-spanned="1" table:number-rows-spanned="4">
            <text:p>9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D171:.T171];&quot;=A&quot;)+COUNTIF([.D171:.T171];&quot;=B&quot;)+COUNTIF([.D171:.T171];&quot;=C&quot;)+COUNTIF([.D171:.T171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X171:.AN171];&quot;=A&quot;)+COUNTIF([.X171:.AN171];&quot;=B&quot;)+COUNTIF([.X171:.AN171];&quot;=C&quot;)+COUNTIF([.X171:.AN171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AR171:.BH171];&quot;=A&quot;)+COUNTIF([.AR171:.BH171];&quot;=B&quot;)+COUNTIF([.AR171:.BH171];&quot;=C&quot;)+COUNTIF([.AR171:.BH171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formula="of:=COUNTIF([.D172:.T172];&quot;=A&quot;)+COUNTIF([.D172:.T172];&quot;=B&quot;)+COUNTIF([.D172:.T172];&quot;=C&quot;)+COUNTIF([.D172:.T172];&quot;=D&quot;)" office:value-type="float" office:value="6" calcext:value-type="float">
            <text:p>6</text:p>
          </table:table-cell>
          <table:covered-table-cell table:style-name="ce52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formula="of:=COUNTIF([.X172:.AN172];&quot;=A&quot;)+COUNTIF([.X172:.AN172];&quot;=B&quot;)+COUNTIF([.X172:.AN172];&quot;=C&quot;)+COUNTIF([.X172:.AN172];&quot;=D&quot;)" office:value-type="float" office:value="2" calcext:value-type="float">
            <text:p>2</text:p>
          </table:table-cell>
          <table:covered-table-cell table:style-name="ce52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formula="of:=COUNTIF([.AR172:.BH172];&quot;=A&quot;)+COUNTIF([.AR172:.BH172];&quot;=B&quot;)+COUNTIF([.AR172:.BH172];&quot;=C&quot;)+COUNTIF([.AR172:.BH172];&quot;=D&quot;)" office:value-type="float" office:value="0" calcext:value-type="float">
            <text:p>0</text:p>
          </table:table-cell>
          <table:table-cell table:style-name="ce45" table:number-columns-repeated="946"/>
          <table:table-cell table:style-name="ce62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8.2" calcext:value-type="float" table:number-columns-spanned="1" table:number-rows-spanned="4">
            <text:p>8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8.2" calcext:value-type="float" table:number-columns-spanned="1" table:number-rows-spanned="4">
            <text:p>8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8.2" calcext:value-type="float" table:number-columns-spanned="1" table:number-rows-spanned="4">
            <text:p>8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176:.T176];&quot;=A&quot;)+COUNTIF([.D176:.T176];&quot;=B&quot;)+COUNTIF([.D176:.T176];&quot;=C&quot;)+COUNTIF([.D176:.T176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176:.AN176];&quot;=A&quot;)+COUNTIF([.X176:.AN176];&quot;=B&quot;)+COUNTIF([.X176:.AN176];&quot;=C&quot;)+COUNTIF([.X176:.AN176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176:.BH176];&quot;=A&quot;)+COUNTIF([.AR176:.BH176];&quot;=B&quot;)+COUNTIF([.AR176:.BH176];&quot;=C&quot;)+COUNTIF([.AR176:.BH176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2"/>
          <table:table-cell table:style-name="ce45" table:formula="of:=COUNTIF([.D177:.T177];&quot;=A&quot;)+COUNTIF([.D177:.T177];&quot;=B&quot;)+COUNTIF([.D177:.T177];&quot;=C&quot;)+COUNTIF([.D177:.T177];&quot;=D&quot;)" office:value-type="float" office:value="5" calcext:value-type="float">
            <text:p>5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2"/>
          <table:table-cell table:style-name="ce45" table:formula="of:=COUNTIF([.X177:.AN177];&quot;=A&quot;)+COUNTIF([.X177:.AN177];&quot;=B&quot;)+COUNTIF([.X177:.AN177];&quot;=C&quot;)+COUNTIF([.X177:.AN177];&quot;=D&quot;)" office:value-type="float" office:value="2" calcext:value-type="float">
            <text:p>2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2"/>
          <table:table-cell table:style-name="ce45" table:formula="of:=COUNTIF([.AR177:.BH177];&quot;=A&quot;)+COUNTIF([.AR177:.BH177];&quot;=B&quot;)+COUNTIF([.AR177:.BH177];&quot;=C&quot;)+COUNTIF([.AR177:.BH177];&quot;=D&quot;)" office:value-type="float" office:value="0" calcext:value-type="float">
            <text:p>0</text:p>
          </table:table-cell>
          <table:table-cell table:style-name="ce45" table:number-columns-repeated="946"/>
          <table:table-cell table:style-name="ce62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7.2" calcext:value-type="float" table:number-columns-spanned="1" table:number-rows-spanned="4">
            <text:p>7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.2" calcext:value-type="float" table:number-columns-spanned="1" table:number-rows-spanned="4">
            <text:p>7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.2" calcext:value-type="float" table:number-columns-spanned="1" table:number-rows-spanned="4">
            <text:p>7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D181:.T181];&quot;=A&quot;)+COUNTIF([.D181:.T181];&quot;=B&quot;)+COUNTIF([.D181:.T181];&quot;=C&quot;)+COUNTIF([.D181:.T181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X181:.AN181];&quot;=A&quot;)+COUNTIF([.X181:.AN181];&quot;=B&quot;)+COUNTIF([.X181:.AN181];&quot;=C&quot;)+COUNTIF([.X181:.AN181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AR181:.BH181];&quot;=A&quot;)+COUNTIF([.AR181:.BH181];&quot;=B&quot;)+COUNTIF([.AR181:.BH181];&quot;=C&quot;)+COUNTIF([.AR181:.BH181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formula="of:=COUNTIF([.D182:.T182];&quot;=A&quot;)+COUNTIF([.D182:.T182];&quot;=B&quot;)+COUNTIF([.D182:.T182];&quot;=C&quot;)+COUNTIF([.D182:.T182];&quot;=D&quot;)" office:value-type="float" office:value="6" calcext:value-type="float">
            <text:p>6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formula="of:=COUNTIF([.X182:.AN182];&quot;=A&quot;)+COUNTIF([.X182:.AN182];&quot;=B&quot;)+COUNTIF([.X182:.AN182];&quot;=C&quot;)+COUNTIF([.X182:.AN182];&quot;=D&quot;)" office:value-type="float" office:value="3" calcext:value-type="float">
            <text:p>3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5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formula="of:=COUNTIF([.AR182:.BH182];&quot;=A&quot;)+COUNTIF([.AR182:.BH182];&quot;=B&quot;)+COUNTIF([.AR182:.BH182];&quot;=C&quot;)+COUNTIF([.AR182:.BH182];&quot;=D&quot;)" office:value-type="float" office:value="0" calcext:value-type="float">
            <text:p>0</text:p>
          </table:table-cell>
          <table:table-cell table:style-name="ce45" table:number-columns-repeated="946"/>
          <table:table-cell table:style-name="ce62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6.2" calcext:value-type="float" table:number-columns-spanned="1" table:number-rows-spanned="4">
            <text:p>6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6.2" calcext:value-type="float" table:number-columns-spanned="1" table:number-rows-spanned="4">
            <text:p>6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6.2" calcext:value-type="float" table:number-columns-spanned="1" table:number-rows-spanned="4">
            <text:p>6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186:.T186];&quot;=A&quot;)+COUNTIF([.D186:.T186];&quot;=B&quot;)+COUNTIF([.D186:.T186];&quot;=C&quot;)+COUNTIF([.D186:.T186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186:.AN186];&quot;=A&quot;)+COUNTIF([.X186:.AN186];&quot;=B&quot;)+COUNTIF([.X186:.AN186];&quot;=C&quot;)+COUNTIF([.X186:.AN186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186:.BH186];&quot;=A&quot;)+COUNTIF([.AR186:.BH186];&quot;=B&quot;)+COUNTIF([.AR186:.BH186];&quot;=C&quot;)+COUNTIF([.AR186:.BH186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2"/>
          <table:table-cell table:style-name="ce45" table:formula="of:=COUNTIF([.D187:.T187];&quot;=A&quot;)+COUNTIF([.D187:.T187];&quot;=B&quot;)+COUNTIF([.D187:.T187];&quot;=C&quot;)+COUNTIF([.D187:.T187];&quot;=D&quot;)" office:value-type="float" office:value="6" calcext:value-type="float">
            <text:p>6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2"/>
          <table:table-cell table:style-name="ce45" table:formula="of:=COUNTIF([.X187:.AN187];&quot;=A&quot;)+COUNTIF([.X187:.AN187];&quot;=B&quot;)+COUNTIF([.X187:.AN187];&quot;=C&quot;)+COUNTIF([.X187:.AN187];&quot;=D&quot;)" office:value-type="float" office:value="3" calcext:value-type="float">
            <text:p>3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2"/>
          <table:table-cell table:style-name="ce45" table:formula="of:=COUNTIF([.AR187:.BH187];&quot;=A&quot;)+COUNTIF([.AR187:.BH187];&quot;=B&quot;)+COUNTIF([.AR187:.BH187];&quot;=C&quot;)+COUNTIF([.AR187:.BH187];&quot;=D&quot;)" office:value-type="float" office:value="0" calcext:value-type="float">
            <text:p>0</text:p>
          </table:table-cell>
          <table:table-cell table:style-name="ce45" table:number-columns-repeated="946"/>
          <table:table-cell table:style-name="ce62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5.2" calcext:value-type="float" table:number-columns-spanned="1" table:number-rows-spanned="4">
            <text:p>5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5.2" calcext:value-type="float" table:number-columns-spanned="1" table:number-rows-spanned="4">
            <text:p>5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5.2" calcext:value-type="float" table:number-columns-spanned="1" table:number-rows-spanned="4">
            <text:p>5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D191:.T191];&quot;=A&quot;)+COUNTIF([.D191:.T191];&quot;=B&quot;)+COUNTIF([.D191:.T191];&quot;=C&quot;)+COUNTIF([.D191:.T191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X191:.AN191];&quot;=A&quot;)+COUNTIF([.X191:.AN191];&quot;=B&quot;)+COUNTIF([.X191:.AN191];&quot;=C&quot;)+COUNTIF([.X191:.AN191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AR191:.BH191];&quot;=A&quot;)+COUNTIF([.AR191:.BH191];&quot;=B&quot;)+COUNTIF([.AR191:.BH191];&quot;=C&quot;)+COUNTIF([.AR191:.BH191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 table:number-columns-repeated="2"/>
          <table:table-cell table:style-name="ce45" table:formula="of:=COUNTIF([.D192:.T192];&quot;=A&quot;)+COUNTIF([.D192:.T192];&quot;=B&quot;)+COUNTIF([.D192:.T192];&quot;=C&quot;)+COUNTIF([.D192:.T192];&quot;=D&quot;)" office:value-type="float" office:value="8" calcext:value-type="float">
            <text:p>8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2"/>
          <table:table-cell table:style-name="ce45" table:formula="of:=COUNTIF([.X192:.AN192];&quot;=A&quot;)+COUNTIF([.X192:.AN192];&quot;=B&quot;)+COUNTIF([.X192:.AN192];&quot;=C&quot;)+COUNTIF([.X192:.AN192];&quot;=D&quot;)" office:value-type="float" office:value="5" calcext:value-type="float">
            <text:p>5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2"/>
          <table:table-cell table:style-name="ce45" table:formula="of:=COUNTIF([.AR192:.BH192];&quot;=A&quot;)+COUNTIF([.AR192:.BH192];&quot;=B&quot;)+COUNTIF([.AR192:.BH192];&quot;=C&quot;)+COUNTIF([.AR192:.BH192];&quot;=D&quot;)" office:value-type="float" office:value="0" calcext:value-type="float">
            <text:p>0</text:p>
          </table:table-cell>
          <table:table-cell table:style-name="ce45" table:number-columns-repeated="946"/>
          <table:table-cell table:style-name="ce62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4.2" calcext:value-type="float" table:number-columns-spanned="1" table:number-rows-spanned="4">
            <text:p>4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4.2" calcext:value-type="float" table:number-columns-spanned="1" table:number-rows-spanned="4">
            <text:p>4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4.2" calcext:value-type="float" table:number-columns-spanned="1" table:number-rows-spanned="4">
            <text:p>4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D196:.T196];&quot;=A&quot;)+COUNTIF([.D196:.T196];&quot;=B&quot;)+COUNTIF([.D196:.T196];&quot;=C&quot;)+COUNTIF([.D196:.T196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X196:.AN196];&quot;=A&quot;)+COUNTIF([.X196:.AN196];&quot;=B&quot;)+COUNTIF([.X196:.AN196];&quot;=C&quot;)+COUNTIF([.X196:.AN196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AR196:.BH196];&quot;=A&quot;)+COUNTIF([.AR196:.BH196];&quot;=B&quot;)+COUNTIF([.AR196:.BH196];&quot;=C&quot;)+COUNTIF([.AR196:.BH196];&quot;=D&quot;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covered-table-cell table:number-columns-repeated="2"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 table:number-columns-repeated="4"/>
          <table:table-cell table:style-name="ce45" table:formula="of:=COUNTIF([.D197:.T197];&quot;=A&quot;)+COUNTIF([.D197:.T197];&quot;=B&quot;)+COUNTIF([.D197:.T197];&quot;=C&quot;)+COUNTIF([.D197:.T197];&quot;=D&quot;)" office:value-type="float" office:value="7" calcext:value-type="float">
            <text:p>7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4"/>
          <table:table-cell table:style-name="ce45" table:formula="of:=COUNTIF([.X197:.AN197];&quot;=A&quot;)+COUNTIF([.X197:.AN197];&quot;=B&quot;)+COUNTIF([.X197:.AN197];&quot;=C&quot;)+COUNTIF([.X197:.AN197];&quot;=D&quot;)" office:value-type="float" office:value="6" calcext:value-type="float">
            <text:p>6</text:p>
          </table:table-cell>
          <table:covered-table-cell table:style-name="ce34"/>
          <table:table-cell table:style-name="ce45" office:value-type="string" calcext:value-type="string">
            <text:p>Detected</text:p>
          </table:table-cell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 table:number-columns-repeated="4"/>
          <table:table-cell table:style-name="ce45" table:formula="of:=COUNTIF([.AR197:.BH197];&quot;=A&quot;)+COUNTIF([.AR197:.BH197];&quot;=B&quot;)+COUNTIF([.AR197:.BH197];&quot;=C&quot;)+COUNTIF([.AR197:.BH197];&quot;=D&quot;)" office:value-type="float" office:value="2" calcext:value-type="float">
            <text:p>2</text:p>
          </table:table-cell>
          <table:table-cell table:style-name="ce45" table:number-columns-repeated="946"/>
          <table:table-cell table:style-name="ce62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9"/>
          <table:table-cell table:style-name="ce51" table:formula="of:=[.U196]+[.U191]+[.U186]+[.U181]+[.U176]+[.U171]+[.U166]+[.U161]" office:value-type="float" office:value="66" calcext:value-type="float">
            <text:p>66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AO196]+[.AO191]+[.AO186]+[.AO181]+[.AO176]+[.AO171]+[.AO166]+[.AO161]" office:value-type="float" office:value="66" calcext:value-type="float">
            <text:p>66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BI196]+[.BI191]+[.BI186]+[.BI181]+[.BI176]+[.BI171]+[.BI166]+[.BI161]" office:value-type="float" office:value="66" calcext:value-type="float">
            <text:p>66</text:p>
          </table:table-cell>
          <table:table-cell office:value-type="string" calcext:value-type="string">
            <text:p>Total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9"/>
          <table:table-cell table:style-name="ce51" table:formula="of:=[.U162]+[.U167]+[.U172]+[.U177]+[.U182]+[.U187]+[.U192]+[.U197]" office:value-type="float" office:value="47" calcext:value-type="float">
            <text:p>47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AO162]+[.AO167]+[.AO172]+[.AO177]+[.AO182]+[.AO187]+[.AO192]+[.AO197]" office:value-type="float" office:value="21" calcext:value-type="float">
            <text:p>21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BI162]+[.BI167]+[.BI172]+[.BI177]+[.BI182]+[.BI187]+[.BI192]+[.BI197]" office:value-type="float" office:value="2" calcext:value-type="float">
            <text:p>2</text:p>
          </table:table-cell>
          <table:table-cell office:value-type="string" calcext:value-type="string">
            <text:p>Correct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20"/>
          <table:table-cell office:value-type="string" calcext:value-type="string">
            <text:p>Wrong</text:p>
          </table:table-cell>
          <table:table-cell table:number-columns-repeated="19"/>
          <table:table-cell office:value-type="string" calcext:value-type="string">
            <text:p>Wrong</text:p>
          </table:table-cell>
          <table:table-cell table:number-columns-repeated="19"/>
          <table:table-cell office:value-type="string" calcext:value-type="string">
            <text:p>Wrong</text:p>
          </table:table-cell>
          <table:table-cell table:number-columns-repeated="962"/>
        </table:table-row>
        <table:table-row table:style-name="ro3">
          <table:table-cell table:number-columns-repeated="1024"/>
        </table:table-row>
        <table:table-row table:style-name="ro13">
          <table:table-cell table:style-name="ce29" office:value-type="string" calcext:value-type="string" table:number-columns-spanned="1" table:number-rows-spanned="46">
            <text:p>66 TopCodes</text:p>
            <text:p>From stage, start center, walk left, walk right</text:p>
          </table:table-cell>
          <table:table-cell table:style-name="ce37"/>
          <table:table-cell/>
          <table:table-cell table:style-name="ce48" office:value-type="string" calcext:value-type="string" table:number-columns-spanned="17" table:number-rows-spanned="1">
            <text:p>Time-consistency only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3x3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5x5</text:p>
          </table:table-cell>
          <table:covered-table-cell table:number-columns-repeated="16"/>
          <table:table-cell table:number-columns-repeated="964"/>
        </table:table-row>
        <table:table-row table:style-name="ro3">
          <table:covered-table-cell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982"/>
        </table:table-row>
        <table:table-row table:style-name="ro3">
          <table:covered-table-cell/>
          <table:table-cell table:style-name="ce1" office:value-type="float" office:value="11.2" calcext:value-type="float" table:number-columns-spanned="1" table:number-rows-spanned="4">
            <text:p>11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1.2" calcext:value-type="float" table:number-columns-spanned="1" table:number-rows-spanned="4">
            <text:p>11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1.2" calcext:value-type="float" table:number-columns-spanned="1" table:number-rows-spanned="4">
            <text:p>11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D208:.T208];&quot;=A&quot;)+COUNTIF([.D208:.T208];&quot;=B&quot;)+COUNTIF([.D208:.T208];&quot;=C&quot;)+COUNTIF([.D208:.T208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X208:.AN208];&quot;=A&quot;)+COUNTIF([.X208:.AN208];&quot;=B&quot;)+COUNTIF([.X208:.AN208];&quot;=C&quot;)+COUNTIF([.X208:.AN208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AR208:.BH208];&quot;=A&quot;)+COUNTIF([.AR208:.BH208];&quot;=B&quot;)+COUNTIF([.AR208:.BH208];&quot;=C&quot;)+COUNTIF([.AR208:.BH208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 table:formula="of:=COUNTIF([.D209:.T209];&quot;=A&quot;)+COUNTIF([.D209:.T209];&quot;=B&quot;)+COUNTIF([.D209:.T209];&quot;=C&quot;)+COUNTIF([.D209:.T209];&quot;=D&quot;)" office:value-type="float" office:value="2" calcext:value-type="float">
            <text:p>2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formula="of:=COUNTIF([.X209:.AN209];&quot;=A&quot;)+COUNTIF([.X209:.AN209];&quot;=B&quot;)+COUNTIF([.X209:.AN209];&quot;=C&quot;)+COUNTIF([.X209:.AN209];&quot;=D&quot;)" office:value-type="float" office:value="0" calcext:value-type="float">
            <text:p>0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formula="of:=COUNTIF([.AR209:.BH209];&quot;=A&quot;)+COUNTIF([.AR209:.BH209];&quot;=B&quot;)+COUNTIF([.AR209:.BH209];&quot;=C&quot;)+COUNTIF([.AR209:.BH209];&quot;=D&quot;)" office:value-type="float" office:value="0" calcext:value-type="float">
            <text:p>0</text:p>
          </table:table-cell>
          <table:table-cell table:style-name="ce46" table:number-columns-repeated="946"/>
          <table:table-cell table:style-name="ce63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10.2" calcext:value-type="float" table:number-columns-spanned="1" table:number-rows-spanned="4">
            <text:p>10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10.2" calcext:value-type="float" table:number-columns-spanned="1" table:number-rows-spanned="4">
            <text:p>10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10.2" calcext:value-type="float" table:number-columns-spanned="1" table:number-rows-spanned="4">
            <text:p>10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D213:.T213];&quot;=A&quot;)+COUNTIF([.D213:.T213];&quot;=B&quot;)+COUNTIF([.D213:.T213];&quot;=C&quot;)+COUNTIF([.D213:.T213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X213:.AN213];&quot;=A&quot;)+COUNTIF([.X213:.AN213];&quot;=B&quot;)+COUNTIF([.X213:.AN213];&quot;=C&quot;)+COUNTIF([.X213:.AN213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AR213:.BH213];&quot;=A&quot;)+COUNTIF([.AR213:.BH213];&quot;=B&quot;)+COUNTIF([.AR213:.BH213];&quot;=C&quot;)+COUNTIF([.AR213:.BH213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number-columns-repeated="2"/>
          <table:table-cell table:style-name="ce46" table:formula="of:=COUNTIF([.D214:.T214];&quot;=A&quot;)+COUNTIF([.D214:.T214];&quot;=B&quot;)+COUNTIF([.D214:.T214];&quot;=C&quot;)+COUNTIF([.D214:.T214];&quot;=D&quot;)" office:value-type="float" office:value="6" calcext:value-type="float">
            <text:p>6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number-columns-repeated="2"/>
          <table:table-cell table:style-name="ce46" table:formula="of:=COUNTIF([.X214:.AN214];&quot;=A&quot;)+COUNTIF([.X214:.AN214];&quot;=B&quot;)+COUNTIF([.X214:.AN214];&quot;=C&quot;)+COUNTIF([.X214:.AN214];&quot;=D&quot;)" office:value-type="float" office:value="0" calcext:value-type="float">
            <text:p>0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number-columns-repeated="2"/>
          <table:table-cell table:style-name="ce46" table:formula="of:=COUNTIF([.AR214:.BH214];&quot;=A&quot;)+COUNTIF([.AR214:.BH214];&quot;=B&quot;)+COUNTIF([.AR214:.BH214];&quot;=C&quot;)+COUNTIF([.AR214:.BH214];&quot;=D&quot;)" office:value-type="float" office:value="0" calcext:value-type="float">
            <text:p>0</text:p>
          </table:table-cell>
          <table:table-cell table:style-name="ce46" table:number-columns-repeated="946"/>
          <table:table-cell table:style-name="ce63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9.2" calcext:value-type="float" table:number-columns-spanned="1" table:number-rows-spanned="4">
            <text:p>9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9.2" calcext:value-type="float" table:number-columns-spanned="1" table:number-rows-spanned="4">
            <text:p>9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9.2" calcext:value-type="float" table:number-columns-spanned="1" table:number-rows-spanned="4">
            <text:p>9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D218:.T218];&quot;=A&quot;)+COUNTIF([.D218:.T218];&quot;=B&quot;)+COUNTIF([.D218:.T218];&quot;=C&quot;)+COUNTIF([.D218:.T218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X218:.AN218];&quot;=A&quot;)+COUNTIF([.X218:.AN218];&quot;=B&quot;)+COUNTIF([.X218:.AN218];&quot;=C&quot;)+COUNTIF([.X218:.AN218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AR218:.BH218];&quot;=A&quot;)+COUNTIF([.AR218:.BH218];&quot;=B&quot;)+COUNTIF([.AR218:.BH218];&quot;=C&quot;)+COUNTIF([.AR218:.BH218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style-name="ce35"/>
          <table:covered-table-cell table:style-name="ce39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formula="of:=COUNTIF([.D219:.T219];&quot;=A&quot;)+COUNTIF([.D219:.T219];&quot;=B&quot;)+COUNTIF([.D219:.T219];&quot;=C&quot;)+COUNTIF([.D219:.T219];&quot;=D&quot;)" office:value-type="float" office:value="6" calcext:value-type="float">
            <text:p>6</text:p>
          </table:table-cell>
          <table:covered-table-cell table:style-name="ce39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formula="of:=COUNTIF([.X219:.AN219];&quot;=A&quot;)+COUNTIF([.X219:.AN219];&quot;=B&quot;)+COUNTIF([.X219:.AN219];&quot;=C&quot;)+COUNTIF([.X219:.AN219];&quot;=D&quot;)" office:value-type="float" office:value="2" calcext:value-type="float">
            <text:p>2</text:p>
          </table:table-cell>
          <table:covered-table-cell table:style-name="ce39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formula="of:=COUNTIF([.AR219:.BH219];&quot;=A&quot;)+COUNTIF([.AR219:.BH219];&quot;=B&quot;)+COUNTIF([.AR219:.BH219];&quot;=C&quot;)+COUNTIF([.AR219:.BH219];&quot;=D&quot;)" office:value-type="float" office:value="0" calcext:value-type="float">
            <text:p>0</text:p>
          </table:table-cell>
          <table:table-cell table:style-name="ce46" table:number-columns-repeated="946"/>
          <table:table-cell table:style-name="ce63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8.2" calcext:value-type="float" table:number-columns-spanned="1" table:number-rows-spanned="4">
            <text:p>8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8.2" calcext:value-type="float" table:number-columns-spanned="1" table:number-rows-spanned="4">
            <text:p>8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8.2" calcext:value-type="float" table:number-columns-spanned="1" table:number-rows-spanned="4">
            <text:p>8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223:.T223];&quot;=A&quot;)+COUNTIF([.D223:.T223];&quot;=B&quot;)+COUNTIF([.D223:.T223];&quot;=C&quot;)+COUNTIF([.D223:.T223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223:.AN223];&quot;=A&quot;)+COUNTIF([.X223:.AN223];&quot;=B&quot;)+COUNTIF([.X223:.AN223];&quot;=C&quot;)+COUNTIF([.X223:.AN223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223:.BH223];&quot;=A&quot;)+COUNTIF([.AR223:.BH223];&quot;=B&quot;)+COUNTIF([.AR223:.BH223];&quot;=C&quot;)+COUNTIF([.AR223:.BH223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number-columns-repeated="2"/>
          <table:table-cell table:style-name="ce46" table:formula="of:=COUNTIF([.D224:.T224];&quot;=A&quot;)+COUNTIF([.D224:.T224];&quot;=B&quot;)+COUNTIF([.D224:.T224];&quot;=C&quot;)+COUNTIF([.D224:.T224];&quot;=D&quot;)" office:value-type="float" office:value="5" calcext:value-type="float">
            <text:p>5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number-columns-repeated="2"/>
          <table:table-cell table:style-name="ce46" table:formula="of:=COUNTIF([.X224:.AN224];&quot;=A&quot;)+COUNTIF([.X224:.AN224];&quot;=B&quot;)+COUNTIF([.X224:.AN224];&quot;=C&quot;)+COUNTIF([.X224:.AN224];&quot;=D&quot;)" office:value-type="float" office:value="2" calcext:value-type="float">
            <text:p>2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number-columns-repeated="2"/>
          <table:table-cell table:style-name="ce46" table:formula="of:=COUNTIF([.AR224:.BH224];&quot;=A&quot;)+COUNTIF([.AR224:.BH224];&quot;=B&quot;)+COUNTIF([.AR224:.BH224];&quot;=C&quot;)+COUNTIF([.AR224:.BH224];&quot;=D&quot;)" office:value-type="float" office:value="0" calcext:value-type="float">
            <text:p>0</text:p>
          </table:table-cell>
          <table:table-cell table:style-name="ce46" table:number-columns-repeated="946"/>
          <table:table-cell table:style-name="ce63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7.2" calcext:value-type="float" table:number-columns-spanned="1" table:number-rows-spanned="4">
            <text:p>7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.2" calcext:value-type="float" table:number-columns-spanned="1" table:number-rows-spanned="4">
            <text:p>7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.2" calcext:value-type="float" table:number-columns-spanned="1" table:number-rows-spanned="4">
            <text:p>7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D228:.T228];&quot;=A&quot;)+COUNTIF([.D228:.T228];&quot;=B&quot;)+COUNTIF([.D228:.T228];&quot;=C&quot;)+COUNTIF([.D228:.T228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X228:.AN228];&quot;=A&quot;)+COUNTIF([.X228:.AN228];&quot;=B&quot;)+COUNTIF([.X228:.AN228];&quot;=C&quot;)+COUNTIF([.X228:.AN228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AR228:.BH228];&quot;=A&quot;)+COUNTIF([.AR228:.BH228];&quot;=B&quot;)+COUNTIF([.AR228:.BH228];&quot;=C&quot;)+COUNTIF([.AR228:.BH228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C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formula="of:=COUNTIF([.D229:.T229];&quot;=A&quot;)+COUNTIF([.D229:.T229];&quot;=B&quot;)+COUNTIF([.D229:.T229];&quot;=C&quot;)+COUNTIF([.D229:.T229];&quot;=D&quot;)" office:value-type="float" office:value="6" calcext:value-type="float">
            <text:p>6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C</text:p>
          </table:table-cell>
          <table:table-cell table:style-name="ce46"/>
          <table:table-cell table:style-name="ce46" office:value-type="string" calcext:value-type="string">
            <text:p>C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formula="of:=COUNTIF([.X229:.AN229];&quot;=A&quot;)+COUNTIF([.X229:.AN229];&quot;=B&quot;)+COUNTIF([.X229:.AN229];&quot;=C&quot;)+COUNTIF([.X229:.AN229];&quot;=D&quot;)" office:value-type="float" office:value="2" calcext:value-type="float">
            <text:p>2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5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formula="of:=COUNTIF([.AR229:.BH229];&quot;=A&quot;)+COUNTIF([.AR229:.BH229];&quot;=B&quot;)+COUNTIF([.AR229:.BH229];&quot;=C&quot;)+COUNTIF([.AR229:.BH229];&quot;=D&quot;)" office:value-type="float" office:value="0" calcext:value-type="float">
            <text:p>0</text:p>
          </table:table-cell>
          <table:table-cell table:style-name="ce46" table:number-columns-repeated="946"/>
          <table:table-cell table:style-name="ce63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6.2" calcext:value-type="float" table:number-columns-spanned="1" table:number-rows-spanned="4">
            <text:p>6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6.2" calcext:value-type="float" table:number-columns-spanned="1" table:number-rows-spanned="4">
            <text:p>6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6.2" calcext:value-type="float" table:number-columns-spanned="1" table:number-rows-spanned="4">
            <text:p>6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233:.T233];&quot;=A&quot;)+COUNTIF([.D233:.T233];&quot;=B&quot;)+COUNTIF([.D233:.T233];&quot;=C&quot;)+COUNTIF([.D233:.T233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233:.AN233];&quot;=A&quot;)+COUNTIF([.X233:.AN233];&quot;=B&quot;)+COUNTIF([.X233:.AN233];&quot;=C&quot;)+COUNTIF([.X233:.AN233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233:.BH233];&quot;=A&quot;)+COUNTIF([.AR233:.BH233];&quot;=B&quot;)+COUNTIF([.AR233:.BH233];&quot;=C&quot;)+COUNTIF([.AR233:.BH233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 table:number-columns-repeated="2"/>
          <table:table-cell table:style-name="ce46" table:formula="of:=COUNTIF([.D234:.T234];&quot;=A&quot;)+COUNTIF([.D234:.T234];&quot;=B&quot;)+COUNTIF([.D234:.T234];&quot;=C&quot;)+COUNTIF([.D234:.T234];&quot;=D&quot;)" office:value-type="float" office:value="8" calcext:value-type="float">
            <text:p>8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number-columns-repeated="2"/>
          <table:table-cell table:style-name="ce46" table:formula="of:=COUNTIF([.X234:.AN234];&quot;=A&quot;)+COUNTIF([.X234:.AN234];&quot;=B&quot;)+COUNTIF([.X234:.AN234];&quot;=C&quot;)+COUNTIF([.X234:.AN234];&quot;=D&quot;)" office:value-type="float" office:value="3" calcext:value-type="float">
            <text:p>3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number-columns-repeated="2"/>
          <table:table-cell table:style-name="ce46" table:formula="of:=COUNTIF([.AR234:.BH234];&quot;=A&quot;)+COUNTIF([.AR234:.BH234];&quot;=B&quot;)+COUNTIF([.AR234:.BH234];&quot;=C&quot;)+COUNTIF([.AR234:.BH234];&quot;=D&quot;)" office:value-type="float" office:value="0" calcext:value-type="float">
            <text:p>0</text:p>
          </table:table-cell>
          <table:table-cell table:style-name="ce46" table:number-columns-repeated="946"/>
          <table:table-cell table:style-name="ce63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5.2" calcext:value-type="float" table:number-columns-spanned="1" table:number-rows-spanned="4">
            <text:p>5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5.2" calcext:value-type="float" table:number-columns-spanned="1" table:number-rows-spanned="4">
            <text:p>5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5.2" calcext:value-type="float" table:number-columns-spanned="1" table:number-rows-spanned="4">
            <text:p>5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D238:.T238];&quot;=A&quot;)+COUNTIF([.D238:.T238];&quot;=B&quot;)+COUNTIF([.D238:.T238];&quot;=C&quot;)+COUNTIF([.D238:.T238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X238:.AN238];&quot;=A&quot;)+COUNTIF([.X238:.AN238];&quot;=B&quot;)+COUNTIF([.X238:.AN238];&quot;=C&quot;)+COUNTIF([.X238:.AN238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AR238:.BH238];&quot;=A&quot;)+COUNTIF([.AR238:.BH238];&quot;=B&quot;)+COUNTIF([.AR238:.BH238];&quot;=C&quot;)+COUNTIF([.AR238:.BH238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 table:number-columns-repeated="2"/>
          <table:table-cell table:style-name="ce46" table:formula="of:=COUNTIF([.D239:.T239];&quot;=A&quot;)+COUNTIF([.D239:.T239];&quot;=B&quot;)+COUNTIF([.D239:.T239];&quot;=C&quot;)+COUNTIF([.D239:.T239];&quot;=D&quot;)" office:value-type="float" office:value="7" calcext:value-type="float">
            <text:p>7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B</text:p>
          </table:table-cell>
          <table:table-cell table:style-name="ce46" table:number-columns-repeated="2"/>
          <table:table-cell table:style-name="ce46" table:formula="of:=COUNTIF([.X239:.AN239];&quot;=A&quot;)+COUNTIF([.X239:.AN239];&quot;=B&quot;)+COUNTIF([.X239:.AN239];&quot;=C&quot;)+COUNTIF([.X239:.AN239];&quot;=D&quot;)" office:value-type="float" office:value="5" calcext:value-type="float">
            <text:p>5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number-columns-repeated="2"/>
          <table:table-cell table:style-name="ce46" table:formula="of:=COUNTIF([.AR239:.BH239];&quot;=A&quot;)+COUNTIF([.AR239:.BH239];&quot;=B&quot;)+COUNTIF([.AR239:.BH239];&quot;=C&quot;)+COUNTIF([.AR239:.BH239];&quot;=D&quot;)" office:value-type="float" office:value="1" calcext:value-type="float">
            <text:p>1</text:p>
          </table:table-cell>
          <table:table-cell table:style-name="ce46" table:number-columns-repeated="946"/>
          <table:table-cell table:style-name="ce63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4.2" calcext:value-type="float" table:number-columns-spanned="1" table:number-rows-spanned="4">
            <text:p>4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4.2" calcext:value-type="float" table:number-columns-spanned="1" table:number-rows-spanned="4">
            <text:p>4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4.2" calcext:value-type="float" table:number-columns-spanned="1" table:number-rows-spanned="4">
            <text:p>4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D243:.T243];&quot;=A&quot;)+COUNTIF([.D243:.T243];&quot;=B&quot;)+COUNTIF([.D243:.T243];&quot;=C&quot;)+COUNTIF([.D243:.T243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X243:.AN243];&quot;=A&quot;)+COUNTIF([.X243:.AN243];&quot;=B&quot;)+COUNTIF([.X243:.AN243];&quot;=C&quot;)+COUNTIF([.X243:.AN243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AR243:.BH243];&quot;=A&quot;)+COUNTIF([.AR243:.BH243];&quot;=B&quot;)+COUNTIF([.AR243:.BH243];&quot;=C&quot;)+COUNTIF([.AR243:.BH243];&quot;=D&quot;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covered-table-cell table:number-columns-repeated="2"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 table:number-columns-repeated="4"/>
          <table:table-cell table:style-name="ce46" table:formula="of:=COUNTIF([.D244:.T244];&quot;=A&quot;)+COUNTIF([.D244:.T244];&quot;=B&quot;)+COUNTIF([.D244:.T244];&quot;=C&quot;)+COUNTIF([.D244:.T244];&quot;=D&quot;)" office:value-type="float" office:value="7" calcext:value-type="float">
            <text:p>7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 table:number-columns-repeated="4"/>
          <table:table-cell table:style-name="ce46" table:formula="of:=COUNTIF([.X244:.AN244];&quot;=A&quot;)+COUNTIF([.X244:.AN244];&quot;=B&quot;)+COUNTIF([.X244:.AN244];&quot;=C&quot;)+COUNTIF([.X244:.AN244];&quot;=D&quot;)" office:value-type="float" office:value="7" calcext:value-type="float">
            <text:p>7</text:p>
          </table:table-cell>
          <table:covered-table-cell table:style-name="ce35"/>
          <table:table-cell table:style-name="ce46" office:value-type="string" calcext:value-type="string">
            <text:p>Detected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A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/>
          <table:table-cell table:style-name="ce46" office:value-type="string" calcext:value-type="string">
            <text:p>-</text:p>
          </table:table-cell>
          <table:table-cell table:style-name="ce46" table:number-columns-repeated="4"/>
          <table:table-cell table:style-name="ce46" table:formula="of:=COUNTIF([.AR244:.BH244];&quot;=A&quot;)+COUNTIF([.AR244:.BH244];&quot;=B&quot;)+COUNTIF([.AR244:.BH244];&quot;=C&quot;)+COUNTIF([.AR244:.BH244];&quot;=D&quot;)" office:value-type="float" office:value="2" calcext:value-type="float">
            <text:p>2</text:p>
          </table:table-cell>
          <table:table-cell table:style-name="ce46" table:number-columns-repeated="946"/>
          <table:table-cell table:style-name="ce63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9"/>
          <table:table-cell table:style-name="ce51" table:formula="of:=[.U243]+[.U238]+[.U233]+[.U228]+[.U223]+[.U218]+[.U213]+[.U208]" office:value-type="float" office:value="66" calcext:value-type="float">
            <text:p>66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AO243]+[.AO238]+[.AO233]+[.AO228]+[.AO223]+[.AO218]+[.AO213]+[.AO208]" office:value-type="float" office:value="66" calcext:value-type="float">
            <text:p>66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BI243]+[.BI238]+[.BI233]+[.BI228]+[.BI223]+[.BI218]+[.BI213]+[.BI208]" office:value-type="float" office:value="66" calcext:value-type="float">
            <text:p>66</text:p>
          </table:table-cell>
          <table:table-cell office:value-type="string" calcext:value-type="string">
            <text:p>Total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9"/>
          <table:table-cell table:style-name="ce51" table:formula="of:=[.U209]+[.U214]+[.U219]+[.U224]+[.U229]+[.U234]+[.U239]+[.U244]" office:value-type="float" office:value="47" calcext:value-type="float">
            <text:p>47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AO209]+[.AO214]+[.AO219]+[.AO224]+[.AO229]+[.AO234]+[.AO239]+[.AO244]" office:value-type="float" office:value="21" calcext:value-type="float">
            <text:p>21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BI209]+[.BI214]+[.BI219]+[.BI224]+[.BI229]+[.BI234]+[.BI239]+[.BI244]" office:value-type="float" office:value="3" calcext:value-type="float">
            <text:p>3</text:p>
          </table:table-cell>
          <table:table-cell office:value-type="string" calcext:value-type="string">
            <text:p>Correct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20"/>
          <table:table-cell office:value-type="string" calcext:value-type="string">
            <text:p>Wrong</text:p>
          </table:table-cell>
          <table:table-cell table:number-columns-repeated="19"/>
          <table:table-cell office:value-type="string" calcext:value-type="string">
            <text:p>Wrong</text:p>
          </table:table-cell>
          <table:table-cell table:number-columns-repeated="19"/>
          <table:table-cell office:value-type="string" calcext:value-type="string">
            <text:p>Wrong</text:p>
          </table:table-cell>
          <table:table-cell table:number-columns-repeated="962"/>
        </table:table-row>
        <table:table-row table:style-name="ro3">
          <table:table-cell table:number-columns-repeated="1024"/>
        </table:table-row>
        <table:table-row table:style-name="ro13">
          <table:table-cell table:style-name="ce29" office:value-type="string" calcext:value-type="string" table:number-columns-spanned="1" table:number-rows-spanned="46">
            <text:p>66 TopCodes</text:p>
            <text:p>From stage, start left, walk right</text:p>
          </table:table-cell>
          <table:table-cell table:style-name="ce37"/>
          <table:table-cell/>
          <table:table-cell table:style-name="ce48" office:value-type="string" calcext:value-type="string" table:number-columns-spanned="17" table:number-rows-spanned="1">
            <text:p>Time-consistency only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3x3</text:p>
          </table:table-cell>
          <table:covered-table-cell table:number-columns-repeated="16"/>
          <table:table-cell table:number-columns-repeated="3"/>
          <table:table-cell table:style-name="ce48" office:value-type="string" calcext:value-type="string" table:number-columns-spanned="17" table:number-rows-spanned="1">
            <text:p>5x5</text:p>
          </table:table-cell>
          <table:covered-table-cell table:number-columns-repeated="16"/>
          <table:table-cell table:number-columns-repeated="964"/>
        </table:table-row>
        <table:table-row table:style-name="ro3">
          <table:covered-table-cell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19"/>
          <table:table-cell office:value-type="string" calcext:value-type="string">
            <text:p>Distance (m)</text:p>
          </table:table-cell>
          <table:table-cell table:number-columns-repeated="982"/>
        </table:table-row>
        <table:table-row table:style-name="ro3">
          <table:covered-table-cell/>
          <table:table-cell table:style-name="ce1" office:value-type="float" office:value="11.2" calcext:value-type="float" table:number-columns-spanned="1" table:number-rows-spanned="4">
            <text:p>11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1.2" calcext:value-type="float" table:number-columns-spanned="1" table:number-rows-spanned="4">
            <text:p>11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style-name="ce1" office:value-type="float" office:value="11.2" calcext:value-type="float" table:number-columns-spanned="1" table:number-rows-spanned="4">
            <text:p>11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D255:.T255];&quot;=A&quot;)+COUNTIF([.D255:.T255];&quot;=B&quot;)+COUNTIF([.D255:.T255];&quot;=C&quot;)+COUNTIF([.D255:.T255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X255:.AN255];&quot;=A&quot;)+COUNTIF([.X255:.AN255];&quot;=B&quot;)+COUNTIF([.X255:.AN255];&quot;=C&quot;)+COUNTIF([.X255:.AN255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formula="of:=COUNTIF([.AR255:.BH255];&quot;=A&quot;)+COUNTIF([.AR255:.BH255];&quot;=B&quot;)+COUNTIF([.AR255:.BH255];&quot;=C&quot;)+COUNTIF([.AR255:.BH255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 table:formula="of:=COUNTIF([.D256:.T256];&quot;=A&quot;)+COUNTIF([.D256:.T256];&quot;=B&quot;)+COUNTIF([.D256:.T256];&quot;=C&quot;)+COUNTIF([.D256:.T256];&quot;=D&quot;)" office:value-type="float" office:value="3" calcext:value-type="float">
            <text:p>3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formula="of:=COUNTIF([.X256:.AN256];&quot;=A&quot;)+COUNTIF([.X256:.AN256];&quot;=B&quot;)+COUNTIF([.X256:.AN256];&quot;=C&quot;)+COUNTIF([.X256:.AN256];&quot;=D&quot;)" office:value-type="float" office:value="0" calcext:value-type="float">
            <text:p>0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formula="of:=COUNTIF([.AR256:.BH256];&quot;=A&quot;)+COUNTIF([.AR256:.BH256];&quot;=B&quot;)+COUNTIF([.AR256:.BH256];&quot;=C&quot;)+COUNTIF([.AR256:.BH256];&quot;=D&quot;)" office:value-type="float" office:value="0" calcext:value-type="float">
            <text:p>0</text:p>
          </table:table-cell>
          <table:table-cell table:style-name="ce47" table:number-columns-repeated="946"/>
          <table:table-cell table:style-name="ce64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10.2" calcext:value-type="float" table:number-columns-spanned="1" table:number-rows-spanned="4">
            <text:p>10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10.2" calcext:value-type="float" table:number-columns-spanned="1" table:number-rows-spanned="4">
            <text:p>10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10.2" calcext:value-type="float" table:number-columns-spanned="1" table:number-rows-spanned="4">
            <text:p>10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D260:.T260];&quot;=A&quot;)+COUNTIF([.D260:.T260];&quot;=B&quot;)+COUNTIF([.D260:.T260];&quot;=C&quot;)+COUNTIF([.D260:.T260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X260:.AN260];&quot;=A&quot;)+COUNTIF([.X260:.AN260];&quot;=B&quot;)+COUNTIF([.X260:.AN260];&quot;=C&quot;)+COUNTIF([.X260:.AN260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formula="of:=COUNTIF([.AR260:.BH260];&quot;=A&quot;)+COUNTIF([.AR260:.BH260];&quot;=B&quot;)+COUNTIF([.AR260:.BH260];&quot;=C&quot;)+COUNTIF([.AR260:.BH260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number-columns-repeated="2"/>
          <table:table-cell table:style-name="ce47" table:formula="of:=COUNTIF([.D261:.T261];&quot;=A&quot;)+COUNTIF([.D261:.T261];&quot;=B&quot;)+COUNTIF([.D261:.T261];&quot;=C&quot;)+COUNTIF([.D261:.T261];&quot;=D&quot;)" office:value-type="float" office:value="6" calcext:value-type="float">
            <text:p>6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number-columns-repeated="2"/>
          <table:table-cell table:style-name="ce47" table:formula="of:=COUNTIF([.X261:.AN261];&quot;=A&quot;)+COUNTIF([.X261:.AN261];&quot;=B&quot;)+COUNTIF([.X261:.AN261];&quot;=C&quot;)+COUNTIF([.X261:.AN261];&quot;=D&quot;)" office:value-type="float" office:value="0" calcext:value-type="float">
            <text:p>0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number-columns-repeated="2"/>
          <table:table-cell table:style-name="ce47" table:formula="of:=COUNTIF([.AR261:.BH261];&quot;=A&quot;)+COUNTIF([.AR261:.BH261];&quot;=B&quot;)+COUNTIF([.AR261:.BH261];&quot;=C&quot;)+COUNTIF([.AR261:.BH261];&quot;=D&quot;)" office:value-type="float" office:value="0" calcext:value-type="float">
            <text:p>0</text:p>
          </table:table-cell>
          <table:table-cell table:style-name="ce47" table:number-columns-repeated="946"/>
          <table:table-cell table:style-name="ce64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9.2" calcext:value-type="float" table:number-columns-spanned="1" table:number-rows-spanned="4">
            <text:p>9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9.2" calcext:value-type="float" table:number-columns-spanned="1" table:number-rows-spanned="4">
            <text:p>9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9.2" calcext:value-type="float" table:number-columns-spanned="1" table:number-rows-spanned="4">
            <text:p>9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D265:.T265];&quot;=A&quot;)+COUNTIF([.D265:.T265];&quot;=B&quot;)+COUNTIF([.D265:.T265];&quot;=C&quot;)+COUNTIF([.D265:.T265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X265:.AN265];&quot;=A&quot;)+COUNTIF([.X265:.AN265];&quot;=B&quot;)+COUNTIF([.X265:.AN265];&quot;=C&quot;)+COUNTIF([.X265:.AN265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 table:style-name="ce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formula="of:=COUNTIF([.AR265:.BH265];&quot;=A&quot;)+COUNTIF([.AR265:.BH265];&quot;=B&quot;)+COUNTIF([.AR265:.BH265];&quot;=C&quot;)+COUNTIF([.AR265:.BH265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style-name="ce36"/>
          <table:covered-table-cell table:style-name="ce40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formula="of:=COUNTIF([.D266:.T266];&quot;=A&quot;)+COUNTIF([.D266:.T266];&quot;=B&quot;)+COUNTIF([.D266:.T266];&quot;=C&quot;)+COUNTIF([.D266:.T266];&quot;=D&quot;)" office:value-type="float" office:value="6" calcext:value-type="float">
            <text:p>6</text:p>
          </table:table-cell>
          <table:covered-table-cell table:style-name="ce40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formula="of:=COUNTIF([.X266:.AN266];&quot;=A&quot;)+COUNTIF([.X266:.AN266];&quot;=B&quot;)+COUNTIF([.X266:.AN266];&quot;=C&quot;)+COUNTIF([.X266:.AN266];&quot;=D&quot;)" office:value-type="float" office:value="2" calcext:value-type="float">
            <text:p>2</text:p>
          </table:table-cell>
          <table:covered-table-cell table:style-name="ce40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formula="of:=COUNTIF([.AR266:.BH266];&quot;=A&quot;)+COUNTIF([.AR266:.BH266];&quot;=B&quot;)+COUNTIF([.AR266:.BH266];&quot;=C&quot;)+COUNTIF([.AR266:.BH266];&quot;=D&quot;)" office:value-type="float" office:value="0" calcext:value-type="float">
            <text:p>0</text:p>
          </table:table-cell>
          <table:table-cell table:style-name="ce47" table:number-columns-repeated="946"/>
          <table:table-cell table:style-name="ce64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8.2" calcext:value-type="float" table:number-columns-spanned="1" table:number-rows-spanned="4">
            <text:p>8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8.2" calcext:value-type="float" table:number-columns-spanned="1" table:number-rows-spanned="4">
            <text:p>8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3"/>
          <table:table-cell table:style-name="ce1" office:value-type="float" office:value="8.2" calcext:value-type="float" table:number-columns-spanned="1" table:number-rows-spanned="4">
            <text:p>8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270:.T270];&quot;=A&quot;)+COUNTIF([.D270:.T270];&quot;=B&quot;)+COUNTIF([.D270:.T270];&quot;=C&quot;)+COUNTIF([.D270:.T270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270:.AN270];&quot;=A&quot;)+COUNTIF([.X270:.AN270];&quot;=B&quot;)+COUNTIF([.X270:.AN270];&quot;=C&quot;)+COUNTIF([.X270:.AN270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270:.BH270];&quot;=A&quot;)+COUNTIF([.AR270:.BH270];&quot;=B&quot;)+COUNTIF([.AR270:.BH270];&quot;=C&quot;)+COUNTIF([.AR270:.BH270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number-columns-repeated="2"/>
          <table:table-cell table:style-name="ce47" table:formula="of:=COUNTIF([.D271:.T271];&quot;=A&quot;)+COUNTIF([.D271:.T271];&quot;=B&quot;)+COUNTIF([.D271:.T271];&quot;=C&quot;)+COUNTIF([.D271:.T271];&quot;=D&quot;)" office:value-type="float" office:value="5" calcext:value-type="float">
            <text:p>5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number-columns-repeated="2"/>
          <table:table-cell table:style-name="ce47" table:formula="of:=COUNTIF([.X271:.AN271];&quot;=A&quot;)+COUNTIF([.X271:.AN271];&quot;=B&quot;)+COUNTIF([.X271:.AN271];&quot;=C&quot;)+COUNTIF([.X271:.AN271];&quot;=D&quot;)" office:value-type="float" office:value="2" calcext:value-type="float">
            <text:p>2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number-columns-repeated="2"/>
          <table:table-cell table:style-name="ce47" table:formula="of:=COUNTIF([.AR271:.BH271];&quot;=A&quot;)+COUNTIF([.AR271:.BH271];&quot;=B&quot;)+COUNTIF([.AR271:.BH271];&quot;=C&quot;)+COUNTIF([.AR271:.BH271];&quot;=D&quot;)" office:value-type="float" office:value="0" calcext:value-type="float">
            <text:p>0</text:p>
          </table:table-cell>
          <table:table-cell table:style-name="ce47" table:number-columns-repeated="946"/>
          <table:table-cell table:style-name="ce64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7.2" calcext:value-type="float" table:number-columns-spanned="1" table:number-rows-spanned="4">
            <text:p>7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.2" calcext:value-type="float" table:number-columns-spanned="1" table:number-rows-spanned="4">
            <text:p>7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table:style-name="ce1" office:value-type="float" office:value="7.2" calcext:value-type="float" table:number-columns-spanned="1" table:number-rows-spanned="4">
            <text:p>7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covered-table-cell/>
          <table:table-cell office:value-type="string" calcext:value-type="string">
            <text:p>C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64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D275:.T275];&quot;=A&quot;)+COUNTIF([.D275:.T275];&quot;=B&quot;)+COUNTIF([.D275:.T275];&quot;=C&quot;)+COUNTIF([.D275:.T275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X275:.AN275];&quot;=A&quot;)+COUNTIF([.X275:.AN275];&quot;=B&quot;)+COUNTIF([.X275:.AN275];&quot;=C&quot;)+COUNTIF([.X275:.AN275];&quot;=D&quot;)" office:value-type="float" office:value="9" calcext:value-type="float">
            <text:p>9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formula="of:=COUNTIF([.AR275:.BH275];&quot;=A&quot;)+COUNTIF([.AR275:.BH275];&quot;=B&quot;)+COUNTIF([.AR275:.BH275];&quot;=C&quot;)+COUNTIF([.AR275:.BH275];&quot;=D&quot;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covered-table-cell table:number-columns-repeated="2"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C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formula="of:=COUNTIF([.D276:.T276];&quot;=A&quot;)+COUNTIF([.D276:.T276];&quot;=B&quot;)+COUNTIF([.D276:.T276];&quot;=C&quot;)+COUNTIF([.D276:.T276];&quot;=D&quot;)" office:value-type="float" office:value="6" calcext:value-type="float">
            <text:p>6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C</text:p>
          </table:table-cell>
          <table:table-cell table:style-name="ce47"/>
          <table:table-cell table:style-name="ce47" office:value-type="string" calcext:value-type="string">
            <text:p>C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formula="of:=COUNTIF([.X276:.AN276];&quot;=A&quot;)+COUNTIF([.X276:.AN276];&quot;=B&quot;)+COUNTIF([.X276:.AN276];&quot;=C&quot;)+COUNTIF([.X276:.AN276];&quot;=D&quot;)" office:value-type="float" office:value="2" calcext:value-type="float">
            <text:p>2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5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formula="of:=COUNTIF([.AR276:.BH276];&quot;=A&quot;)+COUNTIF([.AR276:.BH276];&quot;=B&quot;)+COUNTIF([.AR276:.BH276];&quot;=C&quot;)+COUNTIF([.AR276:.BH276];&quot;=D&quot;)" office:value-type="float" office:value="0" calcext:value-type="float">
            <text:p>0</text:p>
          </table:table-cell>
          <table:table-cell table:style-name="ce47" table:number-columns-repeated="946"/>
          <table:table-cell table:style-name="ce64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6.2" calcext:value-type="float" table:number-columns-spanned="1" table:number-rows-spanned="4">
            <text:p>6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6.2" calcext:value-type="float" table:number-columns-spanned="1" table:number-rows-spanned="4">
            <text:p>6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6.2" calcext:value-type="float" table:number-columns-spanned="1" table:number-rows-spanned="4">
            <text:p>6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D280:.T280];&quot;=A&quot;)+COUNTIF([.D280:.T280];&quot;=B&quot;)+COUNTIF([.D280:.T280];&quot;=C&quot;)+COUNTIF([.D280:.T280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X280:.AN280];&quot;=A&quot;)+COUNTIF([.X280:.AN280];&quot;=B&quot;)+COUNTIF([.X280:.AN280];&quot;=C&quot;)+COUNTIF([.X280:.AN280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table:formula="of:=COUNTIF([.AR280:.BH280];&quot;=A&quot;)+COUNTIF([.AR280:.BH280];&quot;=B&quot;)+COUNTIF([.AR280:.BH280];&quot;=C&quot;)+COUNTIF([.AR280:.BH280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 table:number-columns-repeated="2"/>
          <table:table-cell table:style-name="ce47" table:formula="of:=COUNTIF([.D281:.T281];&quot;=A&quot;)+COUNTIF([.D281:.T281];&quot;=B&quot;)+COUNTIF([.D281:.T281];&quot;=C&quot;)+COUNTIF([.D281:.T281];&quot;=D&quot;)" office:value-type="float" office:value="8" calcext:value-type="float">
            <text:p>8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D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number-columns-repeated="2"/>
          <table:table-cell table:style-name="ce47" table:formula="of:=COUNTIF([.X281:.AN281];&quot;=A&quot;)+COUNTIF([.X281:.AN281];&quot;=B&quot;)+COUNTIF([.X281:.AN281];&quot;=C&quot;)+COUNTIF([.X281:.AN281];&quot;=D&quot;)" office:value-type="float" office:value="2" calcext:value-type="float">
            <text:p>2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number-columns-repeated="2"/>
          <table:table-cell table:style-name="ce47" table:formula="of:=COUNTIF([.AR281:.BH281];&quot;=A&quot;)+COUNTIF([.AR281:.BH281];&quot;=B&quot;)+COUNTIF([.AR281:.BH281];&quot;=C&quot;)+COUNTIF([.AR281:.BH281];&quot;=D&quot;)" office:value-type="float" office:value="0" calcext:value-type="float">
            <text:p>0</text:p>
          </table:table-cell>
          <table:table-cell table:style-name="ce47" table:number-columns-repeated="946"/>
          <table:table-cell table:style-name="ce64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5.2" calcext:value-type="float" table:number-columns-spanned="1" table:number-rows-spanned="4">
            <text:p>5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5.2" calcext:value-type="float" table:number-columns-spanned="1" table:number-rows-spanned="4">
            <text:p>5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table:style-name="ce1" office:value-type="float" office:value="5.2" calcext:value-type="float" table:number-columns-spanned="1" table:number-rows-spanned="4">
            <text:p>5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string" calcext:value-type="string">
            <text:p>C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66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D285:.T285];&quot;=A&quot;)+COUNTIF([.D285:.T285];&quot;=B&quot;)+COUNTIF([.D285:.T285];&quot;=C&quot;)+COUNTIF([.D285:.T285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X285:.AN285];&quot;=A&quot;)+COUNTIF([.X285:.AN285];&quot;=B&quot;)+COUNTIF([.X285:.AN285];&quot;=C&quot;)+COUNTIF([.X285:.AN285];&quot;=D&quot;)" office:value-type="float" office:value="8" calcext:value-type="float">
            <text:p>8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table:formula="of:=COUNTIF([.AR285:.BH285];&quot;=A&quot;)+COUNTIF([.AR285:.BH285];&quot;=B&quot;)+COUNTIF([.AR285:.BH285];&quot;=C&quot;)+COUNTIF([.AR285:.BH285];&quot;=D&quot;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covered-table-cell table:number-columns-repeated="2"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 table:number-columns-repeated="2"/>
          <table:table-cell table:style-name="ce47" table:formula="of:=COUNTIF([.D286:.T286];&quot;=A&quot;)+COUNTIF([.D286:.T286];&quot;=B&quot;)+COUNTIF([.D286:.T286];&quot;=C&quot;)+COUNTIF([.D286:.T286];&quot;=D&quot;)" office:value-type="float" office:value="8" calcext:value-type="float">
            <text:p>8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 table:number-columns-repeated="2"/>
          <table:table-cell table:style-name="ce47" table:formula="of:=COUNTIF([.X286:.AN286];&quot;=A&quot;)+COUNTIF([.X286:.AN286];&quot;=B&quot;)+COUNTIF([.X286:.AN286];&quot;=C&quot;)+COUNTIF([.X286:.AN286];&quot;=D&quot;)" office:value-type="float" office:value="5" calcext:value-type="float">
            <text:p>5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B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number-columns-repeated="2"/>
          <table:table-cell table:style-name="ce47" table:formula="of:=COUNTIF([.AR286:.BH286];&quot;=A&quot;)+COUNTIF([.AR286:.BH286];&quot;=B&quot;)+COUNTIF([.AR286:.BH286];&quot;=C&quot;)+COUNTIF([.AR286:.BH286];&quot;=D&quot;)" office:value-type="float" office:value="2" calcext:value-type="float">
            <text:p>2</text:p>
          </table:table-cell>
          <table:table-cell table:style-name="ce47" table:number-columns-repeated="946"/>
          <table:table-cell table:style-name="ce64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style-name="ce1" office:value-type="float" office:value="4.2" calcext:value-type="float" table:number-columns-spanned="1" table:number-rows-spanned="4">
            <text:p>4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4.2" calcext:value-type="float" table:number-columns-spanned="1" table:number-rows-spanned="4">
            <text:p>4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5"/>
          <table:table-cell table:style-name="ce1" office:value-type="float" office:value="4.2" calcext:value-type="float" table:number-columns-spanned="1" table:number-rows-spanned="4">
            <text:p>4,20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6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/>
          <table:covered-table-cell/>
          <table:table-cell office:value-type="string" calcext:value-type="string">
            <text:p>C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covered-table-cell table:number-columns-repeated="2"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D290:.T290];&quot;=A&quot;)+COUNTIF([.D290:.T290];&quot;=B&quot;)+COUNTIF([.D290:.T290];&quot;=C&quot;)+COUNTIF([.D290:.T290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X290:.AN290];&quot;=A&quot;)+COUNTIF([.X290:.AN290];&quot;=B&quot;)+COUNTIF([.X290:.AN290];&quot;=C&quot;)+COUNTIF([.X290:.AN290];&quot;=D&quot;)" office:value-type="float" office:value="7" calcext:value-type="float">
            <text:p>7</text:p>
          </table:table-cell>
          <table:covered-table-cell/>
          <table:table-cell office:value-type="string" calcext:value-type="string">
            <text:p>Answer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COUNTIF([.AR290:.BH290];&quot;=A&quot;)+COUNTIF([.AR290:.BH290];&quot;=B&quot;)+COUNTIF([.AR290:.BH290];&quot;=C&quot;)+COUNTIF([.AR290:.BH290];&quot;=D&quot;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covered-table-cell table:number-columns-repeated="2"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 table:number-columns-repeated="4"/>
          <table:table-cell table:style-name="ce47" table:formula="of:=COUNTIF([.D291:.T291];&quot;=A&quot;)+COUNTIF([.D291:.T291];&quot;=B&quot;)+COUNTIF([.D291:.T291];&quot;=C&quot;)+COUNTIF([.D291:.T291];&quot;=D&quot;)" office:value-type="float" office:value="7" calcext:value-type="float">
            <text:p>7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number-columns-repeated="4"/>
          <table:table-cell table:style-name="ce47" table:formula="of:=COUNTIF([.X291:.AN291];&quot;=A&quot;)+COUNTIF([.X291:.AN291];&quot;=B&quot;)+COUNTIF([.X291:.AN291];&quot;=C&quot;)+COUNTIF([.X291:.AN291];&quot;=D&quot;)" office:value-type="float" office:value="6" calcext:value-type="float">
            <text:p>6</text:p>
          </table:table-cell>
          <table:covered-table-cell table:style-name="ce36"/>
          <table:table-cell table:style-name="ce47" office:value-type="string" calcext:value-type="string">
            <text:p>Detected</text:p>
          </table:table-cell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A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-</text:p>
          </table:table-cell>
          <table:table-cell table:style-name="ce47" table:number-columns-repeated="4"/>
          <table:table-cell table:style-name="ce47" table:formula="of:=COUNTIF([.AR291:.BH291];&quot;=A&quot;)+COUNTIF([.AR291:.BH291];&quot;=B&quot;)+COUNTIF([.AR291:.BH291];&quot;=C&quot;)+COUNTIF([.AR291:.BH291];&quot;=D&quot;)" office:value-type="float" office:value="2" calcext:value-type="float">
            <text:p>2</text:p>
          </table:table-cell>
          <table:table-cell table:style-name="ce47" table:number-columns-repeated="946"/>
          <table:table-cell table:style-name="ce64" table:number-columns-repeated="17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9"/>
          <table:table-cell table:style-name="ce51" table:formula="of:=[.U290]+[.U285]+[.U280]+[.U275]+[.U270]+[.U265]+[.U260]+[.U255]" office:value-type="float" office:value="66" calcext:value-type="float">
            <text:p>66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AO290]+[.AO285]+[.AO280]+[.AO275]+[.AO270]+[.AO265]+[.AO260]+[.AO255]" office:value-type="float" office:value="66" calcext:value-type="float">
            <text:p>66</text:p>
          </table:table-cell>
          <table:table-cell office:value-type="string" calcext:value-type="string">
            <text:p>Total</text:p>
          </table:table-cell>
          <table:table-cell table:number-columns-repeated="18"/>
          <table:table-cell table:style-name="ce51" table:formula="of:=[.BI290]+[.BI285]+[.BI280]+[.BI275]+[.BI270]+[.BI265]+[.BI260]+[.BI255]" office:value-type="float" office:value="66" calcext:value-type="float">
            <text:p>66</text:p>
          </table:table-cell>
          <table:table-cell office:value-type="string" calcext:value-type="string">
            <text:p>Total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9"/>
          <table:table-cell table:style-name="ce51" table:formula="of:=[.U256]+[.U261]+[.U266]+[.U271]+[.U276]+[.U281]+[.U286]+[.U291]" office:value-type="float" office:value="49" calcext:value-type="float">
            <text:p>49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AO256]+[.AO261]+[.AO266]+[.AO271]+[.AO276]+[.AO281]+[.AO286]+[.AO291]" office:value-type="float" office:value="19" calcext:value-type="float">
            <text:p>19</text:p>
          </table:table-cell>
          <table:table-cell office:value-type="string" calcext:value-type="string">
            <text:p>Correct</text:p>
          </table:table-cell>
          <table:table-cell table:number-columns-repeated="18"/>
          <table:table-cell table:style-name="ce51" table:formula="of:=[.BI256]+[.BI261]+[.BI266]+[.BI271]+[.BI276]+[.BI281]+[.BI286]+[.BI291]" office:value-type="float" office:value="4" calcext:value-type="float">
            <text:p>4</text:p>
          </table:table-cell>
          <table:table-cell office:value-type="string" calcext:value-type="string">
            <text:p>Correct</text:p>
          </table:table-cell>
          <table:table-cell table:number-columns-repeated="962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20"/>
          <table:table-cell office:value-type="string" calcext:value-type="string">
            <text:p>Wrong</text:p>
          </table:table-cell>
          <table:table-cell table:number-columns-repeated="19"/>
          <table:table-cell office:value-type="string" calcext:value-type="string">
            <text:p>Wrong</text:p>
          </table:table-cell>
          <table:table-cell table:number-columns-repeated="19"/>
          <table:table-cell office:value-type="string" calcext:value-type="string">
            <text:p>Wrong</text:p>
          </table:table-cell>
          <table:table-cell table:number-columns-repeated="962"/>
        </table:table-row>
        <table:table-row table:style-name="ro3" table:number-rows-repeated="104827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lass @ 1280x720'.D6:'Class @ 1280x720'.T6">
            <calcext:condition calcext:apply-style-name="Correct" calcext:value="between(&quot;A&quot;,&quot;D&quot;)" calcext:base-cell-address="'Class @ 1280x720'.D6"/>
          </calcext:conditional-format>
          <calcext:conditional-format calcext:target-range-address="'Class @ 1280x720'.A11:'Class @ 1280x720'.AMJ11">
            <calcext:condition calcext:apply-style-name="Correct" calcext:value="between(&quot;A&quot;,&quot;D&quot;)" calcext:base-cell-address="'Class @ 1280x720'.A11"/>
          </calcext:conditional-format>
          <calcext:conditional-format calcext:target-range-address="'Class @ 1280x720'.A6:'Class @ 1280x720'.AMJ6 'Class @ 1280x720'.A11:'Class @ 1280x720'.AMJ11 'Class @ 1280x720'.A16:'Class @ 1280x720'.AMJ16 'Class @ 1280x720'.A21:'Class @ 1280x720'.AMJ21 'Class @ 1280x720'.A26:'Class @ 1280x720'.AMJ26 'Class @ 1280x720'.A31:'Class @ 1280x720'.AMJ31 'Class @ 1280x720'.A36:'Class @ 1280x720'.AMJ36 'Class @ 1280x720'.A41:'Class @ 1280x720'.AMJ41 'Class @ 1280x720'.A46:'Class @ 1280x720'.AMJ46">
            <calcext:condition calcext:apply-style-name="Correct" calcext:value="between(&quot;A&quot;,&quot;D&quot;)" calcext:base-cell-address="'Class @ 1280x720'.A6"/>
          </calcext:conditional-format>
          <calcext:conditional-format calcext:target-range-address="'Class @ 1280x720'.A58:'Class @ 1280x720'.AMJ58 'Class @ 1280x720'.A63:'Class @ 1280x720'.AMJ63 'Class @ 1280x720'.A68:'Class @ 1280x720'.AMJ68 'Class @ 1280x720'.A73:'Class @ 1280x720'.AMJ73 'Class @ 1280x720'.A78:'Class @ 1280x720'.AMJ78 'Class @ 1280x720'.A83:'Class @ 1280x720'.AMJ83 'Class @ 1280x720'.A88:'Class @ 1280x720'.AMJ88 'Class @ 1280x720'.A93:'Class @ 1280x720'.AMJ93 'Class @ 1280x720'.A98:'Class @ 1280x720'.AMJ98">
            <calcext:condition calcext:apply-style-name="Correct" calcext:value="between(&quot;A&quot;,&quot;D&quot;)" calcext:base-cell-address="'Class @ 1280x720'.A58"/>
          </calcext:conditional-format>
          <calcext:conditional-format calcext:target-range-address="'Class @ 1280x720'.B110:'Class @ 1280x720'.AMJ110 'Class @ 1280x720'.B115:'Class @ 1280x720'.AMJ115 'Class @ 1280x720'.B120:'Class @ 1280x720'.AMJ120 'Class @ 1280x720'.B125:'Class @ 1280x720'.AMJ125 'Class @ 1280x720'.B130:'Class @ 1280x720'.AMJ130 'Class @ 1280x720'.B135:'Class @ 1280x720'.AMJ135 'Class @ 1280x720'.B140:'Class @ 1280x720'.AMJ140 'Class @ 1280x720'.B145:'Class @ 1280x720'.AMJ145 'Class @ 1280x720'.B150:'Class @ 1280x720'.AMJ150">
            <calcext:condition calcext:apply-style-name="Correct" calcext:value="between(&quot;A&quot;,&quot;D&quot;)" calcext:base-cell-address="'Class @ 1280x720'.B110"/>
          </calcext:conditional-format>
          <calcext:conditional-format calcext:target-range-address="'Class @ 1280x720'.A162:'Class @ 1280x720'.AMJ162 'Class @ 1280x720'.A167:'Class @ 1280x720'.AMJ167 'Class @ 1280x720'.A172:'Class @ 1280x720'.AMJ172 'Class @ 1280x720'.A177:'Class @ 1280x720'.AMJ177 'Class @ 1280x720'.A182:'Class @ 1280x720'.AMJ182 'Class @ 1280x720'.A187:'Class @ 1280x720'.AMJ187 'Class @ 1280x720'.A192:'Class @ 1280x720'.AMJ192 'Class @ 1280x720'.A197:'Class @ 1280x720'.AMJ197">
            <calcext:condition calcext:apply-style-name="Correct" calcext:value="between(&quot;A&quot;,&quot;D&quot;)" calcext:base-cell-address="'Class @ 1280x720'.A162"/>
          </calcext:conditional-format>
          <calcext:conditional-format calcext:target-range-address="'Class @ 1280x720'.A209:'Class @ 1280x720'.AMJ209 'Class @ 1280x720'.A214:'Class @ 1280x720'.AMJ214 'Class @ 1280x720'.A219:'Class @ 1280x720'.AMJ219 'Class @ 1280x720'.A224:'Class @ 1280x720'.AMJ224 'Class @ 1280x720'.A229:'Class @ 1280x720'.AMJ229 'Class @ 1280x720'.A234:'Class @ 1280x720'.AMJ234 'Class @ 1280x720'.A239:'Class @ 1280x720'.AMJ239 'Class @ 1280x720'.A244:'Class @ 1280x720'.AMJ244">
            <calcext:condition calcext:apply-style-name="Correct" calcext:value="between(&quot;A&quot;,&quot;D&quot;)" calcext:base-cell-address="'Class @ 1280x720'.A209"/>
          </calcext:conditional-format>
          <calcext:conditional-format calcext:target-range-address="'Class @ 1280x720'.A256:'Class @ 1280x720'.AMJ256 'Class @ 1280x720'.A261:'Class @ 1280x720'.AMJ261 'Class @ 1280x720'.A266:'Class @ 1280x720'.AMJ266 'Class @ 1280x720'.A271:'Class @ 1280x720'.AMJ271 'Class @ 1280x720'.A276:'Class @ 1280x720'.AMJ276 'Class @ 1280x720'.A281:'Class @ 1280x720'.AMJ281 'Class @ 1280x720'.A286:'Class @ 1280x720'.AMJ286 'Class @ 1280x720'.A291:'Class @ 1280x720'.AMJ291">
            <calcext:condition calcext:apply-style-name="Correct" calcext:value="between(&quot;A&quot;,&quot;D&quot;)" calcext:base-cell-address="'Class @ 1280x720'.A256"/>
          </calcext:conditional-format>
          <calcext:conditional-format calcext:target-range-address="'Class @ 1280x720'.A110:'Class @ 1280x720'.A110 'Class @ 1280x720'.A115:'Class @ 1280x720'.A115 'Class @ 1280x720'.A120:'Class @ 1280x720'.A120 'Class @ 1280x720'.A125:'Class @ 1280x720'.A125 'Class @ 1280x720'.A130:'Class @ 1280x720'.A130 'Class @ 1280x720'.A135:'Class @ 1280x720'.A135 'Class @ 1280x720'.A140:'Class @ 1280x720'.A140 'Class @ 1280x720'.A145:'Class @ 1280x720'.A145 'Class @ 1280x720'.A150:'Class @ 1280x720'.A150">
            <calcext:condition calcext:apply-style-name="Correct" calcext:value="between(&quot;A&quot;,&quot;D&quot;)" calcext:base-cell-address="'Class @ 1280x720'.A1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rrect" style:family="table-cell" style:parent-style-name="Default">
      <style:table-cell-properties fo:background-color="#66cc00"/>
    </style:style>
    <style:style style:name="Incorrect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420mm" fo:page-height="297mm" style:num-format="1" style:print-orientation="landscape" fo:margin-top="12.7mm" fo:margin-bottom="12.7mm" fo:margin-left="12.7mm" fo:margin-right="12.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19:56:15.789742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05:09:15.260796066</meta:creation-date>
    <dc:date>2018-02-22T20:29:44.226938991</dc:date>
    <meta:editing-duration>P1DT7H20M24S</meta:editing-duration>
    <meta:editing-cycles>242</meta:editing-cycles>
    <meta:generator>LibreOffice/5.1.6.2$Linux_X86_64 LibreOffice_project/10m0$Build-2</meta:generator>
    <meta:document-statistic meta:table-count="6" meta:cell-count="8102" meta:object-count="0"/>
  </office:meta>
</office:document-meta>
</file>